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26000000E7F3ED32D71E6B0890.png" manifest:media-type="image/png"/>
  <manifest:file-entry manifest:full-path="Pictures/100000000000007E0000006FF2954912C3404828.png" manifest:media-type="image/png"/>
  <manifest:file-entry manifest:full-path="Pictures/1000000000000526000000E7A1D0B773DA65BA5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Lucida Grande', 'Lucida Sans Unicode', 'Lucida Sans', 'Tahoma sans-serif'"/>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7.694cm" fo:margin-left="0cm" fo:margin-top="0cm" fo:margin-bottom="0cm" table:align="left" style:writing-mode="lr-tb"/>
    </style:style>
    <style:style style:name="Tabelle1.A" style:family="table-column">
      <style:table-column-properties style:column-width="8.858cm"/>
    </style:style>
    <style:style style:name="Tabelle1.B" style:family="table-column">
      <style:table-column-properties style:column-width="2.637cm"/>
    </style:style>
    <style:style style:name="Tabelle1.C" style:family="table-column">
      <style:table-column-properties style:column-width="1.946cm"/>
    </style:style>
    <style:style style:name="Tabelle1.D" style:family="table-column">
      <style:table-column-properties style:column-width="4.253cm"/>
    </style:style>
    <style:style style:name="Tabelle1.1" style:family="table-row">
      <style:table-row-properties fo:keep-together="auto"/>
    </style:style>
    <style:style style:name="Tabelle1.A1" style:family="table-cell">
      <style:table-cell-properties fo:padding-left="0.191cm" fo:padding-right="0.191cm" fo:padding-top="0cm" fo:padding-bottom="0cm" fo:border="none"/>
    </style:style>
    <style:style style:name="Tabelle1.D1" style:family="table-cell">
      <style:table-cell-properties fo:padding-left="0.191cm" fo:padding-right="0.191cm" fo:padding-top="0cm" fo:padding-bottom="0cm" fo:border-left="none" fo:border-right="none" fo:border-top="none" fo:border-bottom="0.5pt solid #000000"/>
    </style:style>
    <style:style style:name="Tabelle1.2" style:family="table-row">
      <style:table-row-properties style:min-row-height="0.667cm" fo:keep-together="auto"/>
    </style:style>
    <style:style style:name="Tabelle1.4" style:family="table-row">
      <style:table-row-properties style:min-row-height="0.543cm" fo:keep-together="auto"/>
    </style:style>
    <style:style style:name="Tabelle1.B4" style:family="table-cell">
      <style:table-cell-properties style:vertical-align="bottom" fo:padding-left="0.191cm" fo:padding-right="0.191cm" fo:padding-top="0cm" fo:padding-bottom="0cm" fo:border="none"/>
    </style:style>
    <style:style style:name="Tabelle1.5" style:family="table-row">
      <style:table-row-properties style:min-row-height="0.459cm" fo:keep-together="auto"/>
    </style:style>
    <style:style style:name="Tabelle1.C5" style:family="table-cell">
      <style:table-cell-properties fo:padding-left="0.191cm" fo:padding-right="0.191cm" fo:padding-top="0cm" fo:padding-bottom="0cm" fo:border-left="none" fo:border-right="none" fo:border-top="0.5pt solid #000000" fo:border-bottom="0.5pt solid #000000"/>
    </style:style>
    <style:style style:name="Tabelle1.6" style:family="table-row">
      <style:table-row-properties style:min-row-height="0.494cm" fo:keep-together="auto"/>
    </style:style>
    <style:style style:name="Tabelle1.C6" style:family="table-cell">
      <style:table-cell-properties fo:padding-left="0.191cm" fo:padding-right="0.191cm" fo:padding-top="0cm" fo:padding-bottom="0cm" fo:border-left="none" fo:border-right="none" fo:border-top="0.5pt solid #000000" fo:border-bottom="0.5pt solid #000000"/>
    </style:style>
    <style:style style:name="Tabelle1.7" style:family="table-row">
      <style:table-row-properties style:min-row-height="0.476cm" fo:keep-together="auto"/>
    </style:style>
    <style:style style:name="Tabelle1.C7" style:family="table-cell">
      <style:table-cell-properties fo:padding-left="0.191cm" fo:padding-right="0.191cm" fo:padding-top="0cm" fo:padding-bottom="0cm" fo:border-left="none" fo:border-right="none" fo:border-top="0.5pt solid #000000" fo:border-bottom="0.5pt solid #000000"/>
    </style:style>
    <style:style style:name="Tabelle2" style:family="table">
      <style:table-properties style:width="17.496cm" fo:margin-left="0cm" fo:margin-top="0cm" fo:margin-bottom="0cm" table:align="left" style:writing-mode="lr-tb"/>
    </style:style>
    <style:style style:name="Tabelle2.A" style:family="table-column">
      <style:table-column-properties style:column-width="3.441cm"/>
    </style:style>
    <style:style style:name="Tabelle2.B" style:family="table-column">
      <style:table-column-properties style:column-width="14.055cm"/>
    </style:style>
    <style:style style:name="Tabelle2.1" style:family="table-row">
      <style:table-row-properties fo:keep-together="auto"/>
    </style:style>
    <style:style style:name="Tabelle2.A1" style:family="table-cell">
      <style:table-cell-properties fo:padding-left="0.199cm" fo:padding-right="0.191cm" fo:padding-top="0cm" fo:padding-bottom="0cm" fo:border="none"/>
    </style:style>
    <style:style style:name="Tabelle2.B1" style:family="table-cell">
      <style:table-cell-properties fo:padding-left="0.199cm" fo:padding-right="0.191cm" fo:padding-top="0cm" fo:padding-bottom="0cm" fo:border-left="none" fo:border-right="none" fo:border-top="none" fo:border-bottom="0.5pt solid #000000"/>
    </style:style>
    <style:style style:name="Tabelle3" style:family="table">
      <style:table-properties style:width="17.496cm" fo:margin-left="0cm" fo:margin-top="0cm" fo:margin-bottom="0cm" table:align="left" style:writing-mode="lr-tb"/>
    </style:style>
    <style:style style:name="Tabelle3.A" style:family="table-column">
      <style:table-column-properties style:column-width="8.747cm"/>
    </style:style>
    <style:style style:name="Tabelle3.B" style:family="table-column">
      <style:table-column-properties style:column-width="8.749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0.5pt solid #000000" fo:border-top="none" fo:border-bottom="none"/>
    </style:style>
    <style:style style:name="Tabelle3.B1" style:family="table-cell">
      <style:table-cell-properties fo:padding-left="0.191cm" fo:padding-right="0.191cm" fo:padding-top="0cm" fo:padding-bottom="0cm" fo:border="0.5pt solid #000000"/>
    </style:style>
    <style:style style:name="Tabelle4" style:family="table">
      <style:table-properties style:width="17.694cm" fo:margin-left="0cm" fo:margin-top="0cm" fo:margin-bottom="0cm" table:align="left" style:writing-mode="lr-tb"/>
    </style:style>
    <style:style style:name="Tabelle4.A" style:family="table-column">
      <style:table-column-properties style:column-width="17.694cm"/>
    </style:style>
    <style:style style:name="Tabelle4.1" style:family="table-row">
      <style:table-row-properties fo:keep-together="auto"/>
    </style:style>
    <style:style style:name="Tabelle4.A1" style:family="table-cell">
      <style:table-cell-properties fo:padding-left="0.199cm" fo:padding-right="0.191cm" fo:padding-top="0cm" fo:padding-bottom="0cm" fo:border="0.5pt solid #000000"/>
    </style:style>
    <style:style style:name="Tabelle5" style:family="table">
      <style:table-properties style:width="17.694cm" fo:margin-left="0cm" fo:margin-top="0cm" fo:margin-bottom="0cm" table:align="left" style:writing-mode="lr-tb"/>
    </style:style>
    <style:style style:name="Tabelle5.A" style:family="table-column">
      <style:table-column-properties style:column-width="17.694cm"/>
    </style:style>
    <style:style style:name="Tabelle5.1" style:family="table-row">
      <style:table-row-properties fo:keep-together="auto"/>
    </style:style>
    <style:style style:name="Tabelle5.A1" style:family="table-cell">
      <style:table-cell-properties fo:padding-left="0.199cm" fo:padding-right="0.191cm" fo:padding-top="0cm" fo:padding-bottom="0cm" fo:border="0.5pt solid #000000"/>
    </style:style>
    <style:style style:name="Tabelle6" style:family="table">
      <style:table-properties style:width="17.861cm" fo:margin-left="0cm" fo:margin-top="0cm" fo:margin-bottom="0cm" table:align="left" style:writing-mode="lr-tb"/>
    </style:style>
    <style:style style:name="Tabelle6.A" style:family="table-column">
      <style:table-column-properties style:column-width="1.441cm"/>
    </style:style>
    <style:style style:name="Tabelle6.B" style:family="table-column">
      <style:table-column-properties style:column-width="1cm"/>
    </style:style>
    <style:style style:name="Tabelle6.C" style:family="table-column">
      <style:table-column-properties style:column-width="1.251cm"/>
    </style:style>
    <style:style style:name="Tabelle6.D" style:family="table-column">
      <style:table-column-properties style:column-width="2cm"/>
    </style:style>
    <style:style style:name="Tabelle6.E" style:family="table-column">
      <style:table-column-properties style:column-width="3cm"/>
    </style:style>
    <style:style style:name="Tabelle6.F" style:family="table-column">
      <style:table-column-properties style:column-width="0.416cm"/>
    </style:style>
    <style:style style:name="Tabelle6.G" style:family="table-column">
      <style:table-column-properties style:column-width="1.427cm"/>
    </style:style>
    <style:style style:name="Tabelle6.K" style:family="table-column">
      <style:table-column-properties style:column-width="3.074cm"/>
    </style:style>
    <style:style style:name="Tabelle6.1" style:family="table-row">
      <style:table-row-properties fo:keep-together="auto"/>
    </style:style>
    <style:style style:name="Tabelle6.A1" style:family="table-cell">
      <style:table-cell-properties fo:padding-left="0.199cm" fo:padding-right="0.191cm" fo:padding-top="0cm" fo:padding-bottom="0cm" fo:border="none"/>
    </style:style>
    <style:style style:name="Tabelle6.2" style:family="table-row">
      <style:table-row-properties style:min-row-height="0.75cm" fo:keep-together="auto"/>
    </style:style>
    <style:style style:name="Tabelle6.A2" style:family="table-cell">
      <style:table-cell-properties style:vertical-align="bottom" fo:padding-left="0.199cm" fo:padding-right="0.191cm" fo:padding-top="0cm" fo:padding-bottom="0cm" fo:border="none"/>
    </style:style>
    <style:style style:name="Tabelle6.B2" style:family="table-cell">
      <style:table-cell-properties style:vertical-align="bottom" fo:padding-left="0.199cm" fo:padding-right="0.191cm" fo:padding-top="0cm" fo:padding-bottom="0cm" fo:border-left="none" fo:border-right="none" fo:border-top="none" fo:border-bottom="0.5pt solid #000000"/>
    </style:style>
    <style:style style:name="Tabelle6.A6" style:family="table-cell">
      <style:table-cell-properties style:vertical-align="bottom" fo:padding-left="0.199cm" fo:padding-right="0.191cm" fo:padding-top="0cm" fo:padding-bottom="0cm" fo:border-left="none" fo:border-right="none" fo:border-top="0.5pt solid #000000" fo:border-bottom="none"/>
    </style:style>
    <style:style style:name="Tabelle6.B6" style:family="table-cell">
      <style:table-cell-properties style:vertical-align="bottom" fo:padding-left="0.199cm" fo:padding-right="0.191cm" fo:padding-top="0cm" fo:padding-bottom="0cm" fo:border-left="none" fo:border-right="none" fo:border-top="0.5pt solid #000000" fo:border-bottom="0.5pt solid #000000"/>
    </style:style>
    <style:style style:name="Tabelle7" style:family="table">
      <style:table-properties style:width="14.751cm" fo:margin-left="0.441cm" fo:margin-top="0cm" fo:margin-bottom="0cm" table:align="left" style:writing-mode="lr-tb"/>
    </style:style>
    <style:style style:name="Tabelle7.A" style:family="table-column">
      <style:table-column-properties style:column-width="4.978cm"/>
    </style:style>
    <style:style style:name="Tabelle7.B" style:family="table-column">
      <style:table-column-properties style:column-width="3.524cm"/>
    </style:style>
    <style:style style:name="Tabelle7.C" style:family="table-column">
      <style:table-column-properties style:column-width="6.24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0.5pt solid #000000" fo:border-bottom="none"/>
    </style:style>
    <style:style style:name="Tabelle7.B1" style:family="table-cell">
      <style:table-cell-properties fo:padding-left="0.191cm" fo:padding-right="0.191cm" fo:padding-top="0cm" fo:padding-bottom="0cm" fo:border="none"/>
    </style:style>
    <style:style style:name="P1" style:family="paragraph" style:parent-style-name="Standard">
      <style:paragraph-properties fo:line-height="5%"/>
      <style:text-properties fo:font-size="10pt" style:font-size-asian="10pt" style:font-size-complex="10pt"/>
    </style:style>
    <style:style style:name="P2"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fo:font-size="10pt" fo:language="de" fo:country="DE" style:font-name-asian="Times1" style:font-size-asian="10pt" style:language-asian="de" style:country-asian="DE" style:font-size-complex="10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language="de" fo:country="DE"/>
    </style:style>
    <style:style style:name="P5" style:family="paragraph" style:parent-style-name="Standard">
      <style:text-properties style:font-name="Arial" fo:font-size="10pt" fo:language="de" fo:country="DE" style:font-name-asian="Times New Roman" style:font-size-asian="10pt" style:font-name-complex="Arial1" style:font-size-complex="10pt"/>
    </style:style>
    <style:style style:name="P6" style:family="paragraph" style:parent-style-name="Standard">
      <style:text-properties style:font-name="Arial" fo:font-size="10pt" fo:language="de" fo:country="DE" style:font-size-asian="10pt" style:font-name-complex="Arial1" style:font-size-complex="10pt"/>
    </style:style>
    <style:style style:name="P7" style:family="paragraph" style:parent-style-name="Standard">
      <style:paragraph-properties>
        <style:tab-stops>
          <style:tab-stop style:position="2.501cm"/>
          <style:tab-stop style:position="5.001cm"/>
          <style:tab-stop style:position="7.251cm"/>
          <style:tab-stop style:position="11.502cm"/>
        </style:tab-stops>
      </style:paragraph-properties>
      <style:text-properties style:font-name="Arial" fo:font-size="10pt" fo:language="de" fo:country="DE" style:font-size-asian="10pt" style:font-name-complex="Arial1" style:font-size-complex="10pt"/>
    </style:style>
    <style:style style:name="P8" style:family="paragraph" style:parent-style-name="Standard">
      <style:paragraph-properties>
        <style:tab-stops>
          <style:tab-stop style:position="2.501cm"/>
          <style:tab-stop style:position="5.001cm"/>
          <style:tab-stop style:position="7.251cm"/>
          <style:tab-stop style:position="11.502cm"/>
        </style:tab-stops>
      </style:paragraph-properties>
      <style:text-properties style:font-name="Arial" fo:font-size="10pt" fo:language="de" fo:country="DE" officeooo:rsid="00069451" officeooo:paragraph-rsid="00069451" style:font-size-asian="10pt" style:font-name-complex="Arial1" style:font-size-complex="10pt"/>
    </style:style>
    <style:style style:name="P9" style:family="paragraph" style:parent-style-name="Standard">
      <style:text-properties style:font-name="Arial" fo:font-size="10pt" style:font-size-asian="10pt" style:font-name-complex="Arial1" style:font-size-complex="10pt"/>
    </style:style>
    <style:style style:name="P10" style:family="paragraph" style:parent-style-name="Standard">
      <style:paragraph-properties>
        <style:tab-stops>
          <style:tab-stop style:position="2.501cm"/>
          <style:tab-stop style:position="5.001cm"/>
          <style:tab-stop style:position="7.251cm"/>
          <style:tab-stop style:position="11.502cm"/>
        </style:tab-stops>
      </style:paragraph-properties>
      <style:text-properties style:font-name="Arial" fo:font-size="10pt" style:font-size-asian="10pt" style:font-name-complex="Arial1" style:font-size-complex="10pt"/>
    </style:style>
    <style:style style:name="P11" style:family="paragraph" style:parent-style-name="Standard">
      <style:text-properties style:font-name="Arial" fo:font-size="10pt" officeooo:rsid="00069451" officeooo:paragraph-rsid="00069451" style:font-size-asian="10pt" style:font-name-complex="Arial1" style:font-size-complex="10pt"/>
    </style:style>
    <style:style style:name="P12" style:family="paragraph" style:parent-style-name="Standard">
      <style:text-properties style:font-name="Arial" fo:font-size="10pt" style:text-underline-style="solid" style:text-underline-width="auto" style:text-underline-color="font-color" style:font-size-asian="10pt" style:font-name-complex="Arial1" style:font-size-complex="10pt"/>
    </style:style>
    <style:style style:name="P13" style:family="paragraph" style:parent-style-name="Standard">
      <style:text-properties style:font-name="Arial" fo:font-size="10pt" style:font-name-asian="Arial1" style:font-size-asian="10pt" style:font-name-complex="Arial1" style:font-size-complex="10pt"/>
    </style:style>
    <style:style style:name="P14" style:family="paragraph" style:parent-style-name="Standard">
      <style:paragraph-properties>
        <style:tab-stops>
          <style:tab-stop style:position="2.501cm"/>
          <style:tab-stop style:position="5.001cm"/>
          <style:tab-stop style:position="7.251cm"/>
          <style:tab-stop style:position="11.502cm"/>
        </style:tab-stops>
      </style:paragraph-properties>
    </style:style>
    <style:style style:name="P15"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Times" fo:font-size="10pt" fo:language="de" fo:country="DE" style:font-name-asian="Times1" style:font-size-asian="10pt" style:language-asian="de" style:country-asian="DE" style:font-name-complex="Times New Roman" style:font-size-complex="10pt"/>
    </style:style>
    <style:style style:name="P16"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Times" fo:font-size="10pt" fo:language="de" fo:country="DE" officeooo:rsid="00069451" officeooo:paragraph-rsid="00069451" style:font-name-asian="Times1" style:font-size-asian="10pt" style:language-asian="de" style:country-asian="DE" style:font-name-complex="Times New Roman" style:font-size-complex="10pt"/>
    </style:style>
    <style:style style:name="P17"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Times" fo:font-size="10pt" fo:language="de" fo:country="DE" fo:font-weight="bold" style:font-name-asian="Times1" style:font-size-asian="10pt" style:language-asian="de" style:country-asian="DE" style:font-weight-asian="bold" style:font-name-complex="Times New Roman" style:font-size-complex="10pt"/>
    </style:style>
    <style:style style:name="P18" style:family="paragraph" style:parent-style-name="Standard">
      <style:paragraph-properties fo:margin-top="0.016cm" fo:margin-bottom="0cm" loext:contextual-spacing="false"/>
      <style:text-properties style:font-name="Arial" fo:font-size="7.5pt" fo:language="de" fo:country="DE" style:font-name-asian="Times New Roman" style:font-size-asian="7.5pt" style:font-name-complex="Arial1" style:font-size-complex="7.5pt"/>
    </style:style>
    <style:style style:name="P19" style:family="paragraph" style:parent-style-name="Standard">
      <style:paragraph-properties fo:margin-top="0.002cm" fo:margin-bottom="0cm" loext:contextual-spacing="false"/>
      <style:text-properties style:font-name="Arial" fo:font-size="12pt" fo:language="de" fo:country="DE" fo:font-weight="bold" style:font-name-asian="Arial1" style:font-size-asian="12pt" style:font-weight-asian="bold" style:font-name-complex="Arial1" style:font-size-complex="12pt" style:font-weight-complex="bold"/>
    </style:style>
    <style:style style:name="P20" style:family="paragraph" style:parent-style-name="Standard">
      <style:paragraph-properties fo:margin-top="0.005cm" fo:margin-bottom="0cm" loext:contextual-spacing="false"/>
      <style:text-properties style:font-name="Arial" fo:language="de" fo:country="DE" style:font-name-asian="Arial1" style:font-name-complex="Arial1"/>
    </style:style>
    <style:style style:name="P21" style:family="paragraph" style:parent-style-name="Standard">
      <style:paragraph-properties fo:margin-top="0.018cm" fo:margin-bottom="0cm" loext:contextual-spacing="false"/>
      <style:text-properties style:font-name="Arial" fo:font-size="1pt" style:font-name-asian="Arial1" style:font-size-asian="1pt" style:font-name-complex="Arial1" style:font-size-complex="1pt"/>
    </style:style>
    <style:style style:name="P22" style:family="paragraph" style:parent-style-name="Standard">
      <style:paragraph-properties fo:margin-top="0.018cm" fo:margin-bottom="0cm" loext:contextual-spacing="false"/>
      <style:text-properties style:font-name="Arial" fo:font-size="1pt" fo:language="de" fo:country="DE" style:font-name-asian="Arial1" style:font-size-asian="1pt" style:font-name-complex="Arial1" style:font-size-complex="1pt"/>
    </style:style>
    <style:style style:name="P23" style:family="paragraph" style:parent-style-name="Standard">
      <style:paragraph-properties fo:margin-top="0.018cm" fo:margin-bottom="0cm" loext:contextual-spacing="false"/>
      <style:text-properties style:font-name="Arial" fo:font-size="8pt" style:font-name-asian="Arial1" style:font-size-asian="8pt" style:font-name-complex="Arial1" style:font-size-complex="8pt"/>
    </style:style>
    <style:style style:name="P24" style:family="paragraph" style:parent-style-name="Standard">
      <style:paragraph-properties fo:margin-left="0.593cm" fo:margin-right="0cm" fo:line-height="4.09cm" fo:text-indent="0cm" style:auto-text-indent="false"/>
    </style:style>
    <style:style style:name="P25" style:family="paragraph" style:parent-style-name="Standard">
      <style:paragraph-properties fo:margin-left="0.593cm" fo:margin-right="0cm" fo:line-height="4.408cm" fo:text-indent="0cm" style:auto-text-indent="false"/>
    </style:style>
    <style:style style:name="P26" style:family="paragraph" style:parent-style-name="Standard">
      <style:paragraph-properties fo:margin-top="0.004cm" fo:margin-bottom="0cm" loext:contextual-spacing="false"/>
      <style:text-properties style:font-name="Arial" fo:font-size="4pt" fo:font-weight="bold" style:font-name-asian="Arial1" style:font-size-asian="4pt" style:font-weight-asian="bold" style:font-name-complex="Arial1" style:font-size-complex="4pt" style:font-weight-complex="bold"/>
    </style:style>
    <style:style style:name="P27" style:family="paragraph" style:parent-style-name="Standard">
      <style:paragraph-properties fo:margin-left="0.575cm" fo:margin-right="0cm" fo:line-height="0.049cm" fo:text-indent="0cm" style:auto-text-indent="false">
        <style:tab-stops>
          <style:tab-stop style:position="4.703cm"/>
        </style:tab-stops>
      </style:paragraph-properties>
    </style:style>
    <style:style style:name="P28" style:family="paragraph" style:parent-style-name="Standard">
      <style:paragraph-properties fo:margin-top="0.011cm" fo:margin-bottom="0cm" loext:contextual-spacing="false"/>
      <style:text-properties style:font-name="Arial" fo:font-size="10.5pt" style:font-name-asian="Arial1" style:font-size-asian="10.5pt" style:font-name-complex="Arial1" style:font-size-complex="10.5pt"/>
    </style:style>
    <style:style style:name="P29" style:family="paragraph" style:parent-style-name="Standard">
      <style:paragraph-properties fo:margin-left="0.476cm" fo:margin-right="0cm" fo:line-height="0.035cm" fo:text-indent="0cm" style:auto-text-indent="false"/>
    </style:style>
    <style:style style:name="P30" style:family="paragraph" style:parent-style-name="Standard">
      <style:paragraph-properties fo:margin-left="0cm" fo:margin-right="2.254cm" fo:margin-top="0cm" fo:margin-bottom="0.353cm" loext:contextual-spacing="false" fo:line-height="115%" fo:orphans="2" fo:widows="2" fo:text-indent="0cm" style:auto-text-indent="false"/>
    </style:style>
    <style:style style:name="P31" style:family="paragraph" style:parent-style-name="Standard">
      <style:paragraph-properties fo:margin-left="0cm" fo:margin-right="2.254cm" fo:margin-top="0cm" fo:margin-bottom="0.353cm" loext:contextual-spacing="false" fo:line-height="115%" fo:orphans="2" fo:widows="2" fo:text-indent="0cm" style:auto-text-indent="false"/>
      <style:text-properties style:font-name="Arial" fo:font-size="10pt" fo:language="de" fo:country="DE" style:font-size-asian="10pt" style:font-name-complex="Arial1" style:font-size-complex="10pt"/>
    </style:style>
    <style:style style:name="P32" style:family="paragraph" style:parent-style-name="Standard">
      <style:paragraph-properties fo:margin-left="0cm" fo:margin-right="2.254cm" fo:margin-top="0cm" fo:margin-bottom="0.353cm" loext:contextual-spacing="false" fo:line-height="115%" fo:orphans="2" fo:widows="2" fo:text-indent="0cm" style:auto-text-indent="false"/>
      <style:text-properties style:font-name="Arial" fo:font-size="10pt" fo:language="de" fo:country="DE" fo:font-weight="bold" style:font-name-asian="Arial1" style:font-size-asian="10pt" style:font-weight-asian="bold" style:font-name-complex="Arial1" style:font-size-complex="10pt" style:font-weight-complex="bold"/>
    </style:style>
    <style:style style:name="P33" style:family="paragraph" style:parent-style-name="Standard">
      <style:paragraph-properties fo:margin-left="0cm" fo:margin-right="2.254cm" fo:orphans="2" fo:widows="2" fo:text-indent="0cm" style:auto-text-indent="false"/>
    </style:style>
    <style:style style:name="P34" style:family="paragraph" style:parent-style-name="Standard">
      <style:paragraph-properties fo:margin-left="0cm" fo:margin-right="2.254cm" fo:orphans="2" fo:widows="2" fo:text-indent="0cm" style:auto-text-indent="false"/>
      <style:text-properties style:font-name="Arial" fo:font-size="6pt" fo:language="de" fo:country="DE" style:font-size-asian="6pt" style:font-name-complex="Arial1" style:font-size-complex="6pt"/>
    </style:style>
    <style:style style:name="P35" style:family="paragraph" style:parent-style-name="Standard">
      <style:paragraph-properties fo:margin-left="0cm" fo:margin-right="2.254cm" fo:orphans="2" fo:widows="2" fo:text-indent="0cm" style:auto-text-indent="false"/>
      <style:text-properties style:font-name="Arial" fo:font-size="6pt" fo:language="de" fo:country="DE" style:font-size-asian="6pt" style:language-asian="de" style:country-asian="DE" style:font-name-complex="Arial1" style:font-size-complex="6pt"/>
    </style:style>
    <style:style style:name="P36" style:family="paragraph" style:parent-style-name="Standard">
      <style:paragraph-properties fo:margin-left="0cm" fo:margin-right="2.254cm" fo:text-indent="0cm" style:auto-text-indent="false"/>
      <style:text-properties style:font-name="Arial" fo:font-size="6pt" fo:language="de" fo:country="DE" style:font-name-asian="Arial1" style:font-size-asian="6pt" style:font-name-complex="Arial1" style:font-size-complex="6pt"/>
    </style:style>
    <style:style style:name="P37" style:family="paragraph" style:parent-style-name="Standard">
      <style:paragraph-properties fo:margin-left="0cm" fo:margin-right="2.254cm" fo:margin-top="0cm" fo:margin-bottom="0cm" loext:contextual-spacing="true" fo:text-indent="0cm" style:auto-text-indent="false"/>
      <style:text-properties style:font-name="Arial" fo:font-size="10pt" fo:language="de" fo:country="DE" fo:font-weight="bold" style:font-name-asian="Arial1" style:font-size-asian="10pt" style:font-weight-asian="bold" style:font-name-complex="Arial1" style:font-size-complex="10pt" style:font-weight-complex="bold"/>
    </style:style>
    <style:style style:name="P38" style:family="paragraph" style:parent-style-name="Standard">
      <style:paragraph-properties fo:margin-left="0cm" fo:margin-right="2.254cm" fo:margin-top="0cm" fo:margin-bottom="0cm" loext:contextual-spacing="true" fo:text-indent="0cm" style:auto-text-indent="false"/>
      <style:text-properties style:font-name="Arial" fo:font-size="6pt" fo:language="de" fo:country="DE" style:font-name-asian="Arial1" style:font-size-asian="6pt" style:font-name-complex="Arial1" style:font-size-complex="6pt"/>
    </style:style>
    <style:style style:name="P39" style:family="paragraph" style:parent-style-name="Text_20_body">
      <style:paragraph-properties fo:margin-left="0cm" fo:margin-right="2.254cm" fo:margin-top="0cm" fo:margin-bottom="0cm" loext:contextual-spacing="true" fo:text-indent="0cm" style:auto-text-indent="false"/>
    </style:style>
    <style:style style:name="P40" style:family="paragraph" style:parent-style-name="Text_20_body">
      <style:paragraph-properties fo:margin-left="0cm" fo:margin-right="2.254cm" fo:margin-top="0cm" fo:margin-bottom="0cm" loext:contextual-spacing="false" fo:line-height="103%" fo:text-indent="0cm" style:auto-text-indent="false"/>
    </style:style>
    <style:style style:name="P41" style:family="paragraph" style:parent-style-name="Text_20_body">
      <style:paragraph-properties fo:margin-left="0cm" fo:margin-right="2.254cm" fo:margin-top="0cm" fo:margin-bottom="0cm" loext:contextual-spacing="false" fo:text-indent="0cm" style:auto-text-indent="false">
        <style:tab-stops>
          <style:tab-stop style:position="12.023cm"/>
        </style:tab-stops>
      </style:paragraph-properties>
      <style:text-properties fo:language="de" fo:country="DE" style:font-name-complex="Arial1"/>
    </style:style>
    <style:style style:name="P42" style:family="paragraph" style:parent-style-name="Text_20_body">
      <style:paragraph-properties fo:margin-left="0cm" fo:margin-right="2.254cm" fo:margin-top="0.062cm" fo:margin-bottom="0cm" loext:contextual-spacing="false" fo:text-indent="0cm" style:auto-text-indent="false">
        <style:tab-stops>
          <style:tab-stop style:position="12.023cm"/>
        </style:tab-stops>
      </style:paragraph-properties>
      <style:text-properties fo:letter-spacing="-0.002cm" fo:language="de" fo:country="DE" style:font-name-complex="Arial1"/>
    </style:style>
    <style:style style:name="P43" style:family="paragraph" style:parent-style-name="Heading_20_1">
      <style:paragraph-properties fo:margin-left="0cm" fo:margin-right="2.254cm" fo:margin-top="0.122cm" fo:margin-bottom="0cm" loext:contextual-spacing="false" fo:text-indent="0cm" style:auto-text-indent="false" fo:break-before="page"/>
      <style:text-properties fo:font-size="10pt" fo:language="de" fo:country="DE" style:font-size-asian="10pt" style:font-name-complex="Arial1" style:font-size-complex="10pt"/>
    </style:style>
    <style:style style:name="P44" style:family="paragraph" style:parent-style-name="Heading_20_1">
      <style:paragraph-properties fo:margin-left="0cm" fo:margin-right="2.254cm" fo:margin-top="0.122cm" fo:margin-bottom="0cm" loext:contextual-spacing="false" fo:text-indent="0cm" style:auto-text-indent="false"/>
    </style:style>
    <style:style style:name="P45" style:family="paragraph" style:parent-style-name="Heading_20_1">
      <style:paragraph-properties fo:margin-left="0cm" fo:margin-right="2.254cm" fo:margin-top="0.122cm" fo:margin-bottom="0cm" loext:contextual-spacing="false" fo:text-indent="0cm" style:auto-text-indent="false"/>
      <style:text-properties fo:font-size="10pt" fo:language="de" fo:country="DE" style:font-size-asian="10pt" style:font-name-complex="Arial1" style:font-size-complex="10pt"/>
    </style:style>
    <style:style style:name="P46" style:family="paragraph" style:parent-style-name="Heading_20_1">
      <style:paragraph-properties fo:margin-left="0cm" fo:margin-right="2.254cm" fo:text-indent="0cm" style:auto-text-indent="false"/>
      <style:text-properties fo:font-size="10pt" fo:language="de" fo:country="DE" style:font-size-asian="10pt" style:font-name-complex="Arial1" style:font-size-complex="10pt"/>
    </style:style>
    <style:style style:name="P47" style:family="paragraph" style:parent-style-name="Standard">
      <style:paragraph-properties fo:margin-left="0.501cm" fo:margin-right="2.254cm" fo:margin-top="0cm" fo:margin-bottom="0cm" loext:contextual-spacing="true" fo:text-indent="-0.501cm" style:auto-text-indent="false"/>
      <style:text-properties style:font-name="Arial" fo:font-size="6pt" fo:language="de" fo:country="DE" style:font-name-asian="Arial1" style:font-size-asian="6pt" style:font-name-complex="Arial1" style:font-size-complex="6pt"/>
    </style:style>
    <style:style style:name="P48" style:family="paragraph" style:parent-style-name="Text_20_body">
      <style:paragraph-properties fo:margin-left="0.501cm" fo:margin-right="2.254cm" fo:margin-top="0cm" fo:margin-bottom="0cm" loext:contextual-spacing="true" fo:text-indent="-0.501cm" style:auto-text-indent="false"/>
    </style:style>
    <style:style style:name="P49" style:family="paragraph" style:parent-style-name="Standard">
      <style:paragraph-properties fo:margin-left="0.501cm" fo:margin-right="2.254cm" fo:orphans="2" fo:widows="2" fo:text-indent="-0.501cm" style:auto-text-indent="false"/>
    </style:style>
    <style:style style:name="P50" style:family="paragraph" style:parent-style-name="Standard">
      <style:paragraph-properties fo:margin-left="0.501cm" fo:margin-right="2.254cm" fo:orphans="2" fo:widows="2" fo:text-indent="-0.501cm" style:auto-text-indent="false">
        <style:tab-stops>
          <style:tab-stop style:position="0.25cm"/>
        </style:tab-stops>
      </style:paragraph-properties>
    </style:style>
    <style:style style:name="P51" style:family="paragraph" style:parent-style-name="Text_20_body">
      <style:paragraph-properties fo:margin-left="0.993cm" fo:margin-right="13.961cm" fo:line-height="156%" fo:text-indent="-0.452cm" style:auto-text-indent="false"/>
    </style:style>
    <style:style style:name="P52" style:family="paragraph" style:parent-style-name="Text_20_body">
      <style:paragraph-properties fo:margin-left="0.993cm" fo:margin-right="6.387cm" fo:margin-top="0.004cm" fo:margin-bottom="0cm" loext:contextual-spacing="false" fo:text-indent="0cm" style:auto-text-indent="false"/>
    </style:style>
    <style:style style:name="P53" style:family="paragraph" style:parent-style-name="Text_20_body">
      <style:paragraph-properties fo:margin-left="0.543cm" fo:margin-right="6.387cm" fo:margin-top="0.229cm" fo:margin-bottom="0cm" loext:contextual-spacing="false" fo:text-indent="0cm" style:auto-text-indent="false"/>
    </style:style>
    <style:style style:name="P54" style:family="paragraph" style:parent-style-name="Heading_20_2">
      <style:paragraph-properties fo:margin-left="0.543cm" fo:margin-right="6.387cm" fo:margin-top="0.131cm" fo:margin-bottom="0cm" loext:contextual-spacing="false" fo:text-indent="0cm" style:auto-text-indent="false"/>
    </style:style>
    <style:style style:name="P55" style:family="paragraph" style:parent-style-name="Heading_20_2">
      <style:paragraph-properties fo:margin-left="0.543cm" fo:margin-right="6.387cm" fo:margin-top="0.129cm" fo:margin-bottom="0cm" loext:contextual-spacing="false" fo:text-indent="0cm" style:auto-text-indent="false"/>
    </style:style>
    <style:style style:name="P56" style:family="paragraph" style:parent-style-name="Text_20_body">
      <style:paragraph-properties fo:margin-left="0.663cm" fo:margin-right="6.387cm" fo:text-indent="0cm" style:auto-text-indent="false"/>
    </style:style>
    <style:style style:name="P57" style:family="paragraph" style:parent-style-name="Text_20_body">
      <style:paragraph-properties fo:margin-left="0.593cm" fo:margin-right="6.387cm" fo:margin-top="0cm" fo:margin-bottom="0cm" loext:contextual-spacing="false" fo:text-indent="0cm" style:auto-text-indent="false">
        <style:tab-stops>
          <style:tab-stop style:position="4.72cm"/>
        </style:tab-stops>
      </style:paragraph-properties>
    </style:style>
    <style:style style:name="P58" style:family="paragraph" style:parent-style-name="Text_20_body">
      <style:paragraph-properties fo:margin-left="0cm" fo:margin-right="0.734cm" fo:margin-top="0cm" fo:margin-bottom="0cm" loext:contextual-spacing="false" fo:orphans="2" fo:widows="2" fo:text-indent="0cm" style:auto-text-indent="false">
        <style:tab-stops>
          <style:tab-stop style:position="12.023cm"/>
        </style:tab-stops>
      </style:paragraph-properties>
      <style:text-properties style:font-name="Times" fo:font-size="10pt" fo:language="de" fo:country="DE" style:font-name-asian="Times1" style:font-size-asian="10pt" style:language-asian="de" style:country-asian="DE" style:font-name-complex="Times New Roman" style:font-size-complex="10pt"/>
    </style:style>
    <style:style style:name="P59" style:family="paragraph" style:parent-style-name="Text_20_body">
      <style:paragraph-properties fo:margin-left="0cm" fo:margin-right="2.004cm" fo:margin-top="0cm" fo:margin-bottom="0cm" loext:contextual-spacing="false" fo:text-indent="0cm" style:auto-text-indent="false">
        <style:tab-stops>
          <style:tab-stop style:position="12.023cm"/>
          <style:tab-stop style:position="17.253cm"/>
        </style:tab-stops>
      </style:paragraph-properties>
      <style:text-properties fo:language="de" fo:country="DE" style:font-name-complex="Arial1"/>
    </style:style>
    <style:style style:name="P60" style:family="paragraph" style:parent-style-name="Heading_20_1">
      <style:paragraph-properties fo:margin-left="0cm" fo:margin-right="2.004cm" fo:text-indent="0cm" style:auto-text-indent="false">
        <style:tab-stops>
          <style:tab-stop style:position="17.253cm"/>
        </style:tab-stops>
      </style:paragraph-properties>
    </style:style>
    <style:style style:name="P61" style:family="paragraph" style:parent-style-name="Heading_20_1">
      <style:paragraph-properties fo:margin-left="0cm" fo:margin-right="0cm" fo:text-indent="0cm" style:auto-text-indent="false"/>
    </style:style>
    <style:style style:name="P62" style:family="paragraph" style:parent-style-name="Heading_20_1" style:master-page-name="Converted2">
      <style:paragraph-properties style:page-number="auto"/>
    </style:style>
    <style:style style:name="P63" style:family="paragraph" style:parent-style-name="Heading_20_1">
      <style:paragraph-properties fo:margin-left="0cm" fo:margin-right="2.254cm" fo:margin-top="0.122cm" fo:margin-bottom="0cm" loext:contextual-spacing="false" fo:text-indent="0cm" style:auto-text-indent="false"/>
      <style:text-properties fo:font-size="10pt" fo:language="de" fo:country="DE" style:font-size-asian="10pt" style:font-name-complex="Arial1" style:font-size-complex="10pt"/>
    </style:style>
    <style:style style:name="P64" style:family="paragraph" style:parent-style-name="Heading_20_1">
      <style:paragraph-properties fo:margin-left="0cm" fo:margin-right="2.254cm" fo:margin-top="0.122cm" fo:margin-bottom="0cm" loext:contextual-spacing="false" fo:text-indent="0cm" style:auto-text-indent="false"/>
      <style:text-properties fo:font-size="10pt" fo:language="de" fo:country="DE" fo:font-weight="normal" style:font-size-asian="10pt" style:font-weight-asian="normal" style:font-name-complex="Arial1" style:font-size-complex="10pt"/>
    </style:style>
    <style:style style:name="P65" style:family="paragraph" style:parent-style-name="Heading_20_1" style:list-style-name="WWNum8">
      <style:paragraph-properties fo:margin-left="0.635cm" fo:margin-right="2.254cm" fo:margin-top="0.122cm" fo:margin-bottom="0cm" loext:contextual-spacing="false" fo:text-indent="-0.635cm" style:auto-text-indent="false"/>
      <style:text-properties fo:font-size="10pt" fo:language="de" fo:country="DE" style:font-size-asian="10pt" style:font-name-complex="Arial1" style:font-size-complex="10pt"/>
    </style:style>
    <style:style style:name="P66" style:family="paragraph" style:parent-style-name="Heading_20_1" style:list-style-name="WWNum8">
      <style:paragraph-properties fo:margin-left="0.635cm" fo:margin-right="2.254cm" fo:text-indent="-0.635cm" style:auto-text-indent="false"/>
    </style:style>
    <style:style style:name="P67" style:family="paragraph" style:parent-style-name="Heading_20_1" style:list-style-name="WWNum8">
      <style:paragraph-properties fo:margin-left="0.635cm" fo:margin-right="2.254cm" fo:text-indent="-0.635cm" style:auto-text-indent="false"/>
      <style:text-properties fo:font-size="10pt" fo:language="de" fo:country="DE" style:font-size-asian="10pt" style:font-name-complex="Arial1" style:font-size-complex="10pt"/>
    </style:style>
    <style:style style:name="P68" style:family="paragraph" style:parent-style-name="List_20_Paragraph" style:list-style-name="WWNum9">
      <style:paragraph-properties fo:margin-left="0.635cm" fo:margin-right="2.254cm" fo:margin-top="0cm" fo:margin-bottom="0.353cm" loext:contextual-spacing="false" fo:line-height="115%" fo:orphans="2" fo:widows="2" fo:text-indent="-0.635cm" style:auto-text-indent="false"/>
    </style:style>
    <style:style style:name="P69" style:family="paragraph" style:parent-style-name="List_20_Paragraph" style:list-style-name="WWNum9">
      <style:paragraph-properties fo:margin-left="0.635cm" fo:margin-right="2.254cm" fo:margin-top="0cm" fo:margin-bottom="0.353cm" loext:contextual-spacing="false" fo:line-height="115%" fo:orphans="2" fo:widows="2" fo:text-indent="-0.635cm" style:auto-text-indent="false"/>
      <style:text-properties style:font-name="Arial" fo:font-size="10pt" fo:language="de" fo:country="DE" style:font-size-asian="10pt" style:font-name-complex="Arial1" style:font-size-complex="10pt"/>
    </style:style>
    <style:style style:name="P70" style:family="paragraph" style:parent-style-name="List_20_Paragraph" style:list-style-name="WWNum1">
      <style:paragraph-properties fo:margin-left="0.501cm" fo:margin-right="2.254cm" fo:margin-top="0cm" fo:margin-bottom="0cm" loext:contextual-spacing="true" fo:text-indent="-0.501cm" style:auto-text-indent="false">
        <style:tab-stops>
          <style:tab-stop style:position="0.501cm"/>
        </style:tab-stops>
      </style:paragraph-properties>
    </style:style>
    <style:style style:name="P71" style:family="paragraph" style:parent-style-name="List_20_Paragraph" style:list-style-name="WWNum1">
      <style:paragraph-properties fo:margin-left="0cm" fo:margin-right="2.254cm" fo:margin-top="0cm" fo:margin-bottom="0cm" loext:contextual-spacing="true" fo:text-indent="0cm" style:auto-text-indent="false">
        <style:tab-stops>
          <style:tab-stop style:position="0.501cm"/>
        </style:tab-stops>
      </style:paragraph-properties>
    </style:style>
    <style:style style:name="P72" style:family="paragraph" style:parent-style-name="Heading_20_2">
      <style:paragraph-properties fo:margin-left="4.72cm" fo:margin-right="6.387cm" fo:text-indent="0cm" style:auto-text-indent="false"/>
      <style:text-properties style:font-name-complex="Arial1"/>
    </style:style>
    <style:style style:name="P73" style:family="paragraph" style:parent-style-name="Standard">
      <style:text-properties style:font-name="Arial" fo:font-size="14pt" fo:language="de" fo:country="DE" fo:font-weight="bold" style:font-size-asian="14pt" style:font-weight-asian="bold" style:font-name-complex="Arial1" style:font-size-complex="14pt"/>
    </style:style>
    <style:style style:name="P74" style:family="paragraph" style:parent-style-name="Standard">
      <style:text-properties style:font-name="Arial" fo:font-size="10pt" fo:language="de" fo:country="DE" style:font-size-asian="10pt" style:font-name-complex="Arial1" style:font-size-complex="10pt"/>
    </style:style>
    <style:style style:name="P75" style:family="paragraph" style:parent-style-name="Standard">
      <style:paragraph-properties>
        <style:tab-stops>
          <style:tab-stop style:position="2.501cm"/>
          <style:tab-stop style:position="5.001cm"/>
          <style:tab-stop style:position="7.251cm"/>
          <style:tab-stop style:position="11.502cm"/>
        </style:tab-stops>
      </style:paragraph-properties>
      <style:text-properties style:font-name="Arial" fo:font-size="10pt" fo:language="de" fo:country="DE" style:font-size-asian="10pt" style:font-name-complex="Arial1" style:font-size-complex="10pt"/>
    </style:style>
    <style:style style:name="P76" style:family="paragraph" style:parent-style-name="Standard">
      <style:text-properties style:font-name="Arial" fo:font-size="10pt" fo:language="de" fo:country="DE" style:text-underline-style="solid" style:text-underline-width="auto" style:text-underline-color="font-color" style:font-size-asian="10pt" style:font-name-complex="Arial1" style:font-size-complex="10pt"/>
    </style:style>
    <style:style style:name="P77"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Arial" fo:font-size="10pt" fo:language="de" fo:country="DE" style:text-underline-style="solid" style:text-underline-width="auto" style:text-underline-color="font-color" style:font-name-asian="Times1" style:font-size-asian="10pt" style:language-asian="de" style:country-asian="DE" style:font-name-complex="Arial1" style:font-size-complex="10pt"/>
    </style:style>
    <style:style style:name="P78"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Arial" fo:font-size="10pt" fo:language="de" fo:country="DE" style:font-name-asian="Times1" style:font-size-asian="10pt" style:language-asian="de" style:country-asian="DE" style:font-name-complex="Arial1" style:font-size-complex="10pt"/>
    </style:style>
    <style:style style:name="P79"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Arial" fo:font-size="10pt" fo:language="de" fo:country="DE" fo:font-weight="bold" style:font-name-asian="Times1" style:font-size-asian="10pt" style:language-asian="de" style:country-asian="DE" style:font-weight-asian="bold" style:font-name-complex="Arial1" style:font-size-complex="10pt"/>
    </style:style>
    <style:style style:name="P80" style:family="paragraph" style:parent-style-name="Standard">
      <style:text-properties style:font-name="Arial" fo:font-size="10pt" style:font-size-asian="10pt" style:font-name-complex="Arial1" style:font-size-complex="10pt"/>
    </style:style>
    <style:style style:name="P81" style:family="paragraph" style:parent-style-name="Standard">
      <style:paragraph-properties>
        <style:tab-stops>
          <style:tab-stop style:position="2.501cm"/>
          <style:tab-stop style:position="5.001cm"/>
          <style:tab-stop style:position="7.251cm"/>
          <style:tab-stop style:position="11.502cm"/>
        </style:tab-stops>
      </style:paragraph-properties>
      <style:text-properties style:font-name="Arial" fo:font-size="10pt" style:font-size-asian="10pt" style:font-name-complex="Arial1" style:font-size-complex="10pt"/>
    </style:style>
    <style:style style:name="P82"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Times" fo:font-size="10pt" fo:language="de" fo:country="DE" officeooo:rsid="0007a1a2" officeooo:paragraph-rsid="0007a1a2" style:font-name-asian="Times1" style:font-size-asian="10pt" style:language-asian="de" style:country-asian="DE" style:font-name-complex="Times New Roman" style:font-size-complex="10pt"/>
    </style:style>
    <style:style style:name="P83" style:family="paragraph" style:parent-style-name="Standard" style:master-page-name="Standard">
      <style:paragraph-properties style:page-number="auto"/>
    </style:style>
    <style:style style:name="P84" style:family="paragraph" style:parent-style-name="Standard">
      <style:paragraph-properties fo:padding-left="0cm" fo:padding-right="0cm" fo:padding-top="0.035cm" fo:padding-bottom="0cm" fo:border-left="none" fo:border-right="none" fo:border-top="0.51pt solid #000000" fo:border-bottom="none">
        <style:tab-stops>
          <style:tab-stop style:position="2.501cm"/>
          <style:tab-stop style:position="5.001cm"/>
          <style:tab-stop style:position="7.251cm"/>
          <style:tab-stop style:position="11.502cm"/>
        </style:tab-stops>
      </style:paragraph-properties>
      <style:text-properties style:font-name="Arial" fo:font-size="10pt" fo:language="de" fo:country="DE" style:font-size-asian="10pt" style:font-name-complex="Arial1" style:font-size-complex="10pt"/>
    </style:style>
    <style:style style:name="P85" style:family="paragraph" style:parent-style-name="Standard" style:master-page-name="Converted1">
      <style:paragraph-properties style:page-number="auto"/>
      <style:text-properties style:font-name="Arial" fo:font-size="10pt" fo:language="de" fo:country="DE" style:font-name-asian="Times New Roman" style:font-size-asian="10pt" style:font-name-complex="Arial1" style:font-size-complex="10pt"/>
    </style:style>
    <style:style style:name="P86" style:family="paragraph" style:parent-style-name="Standard">
      <style:paragraph-properties fo:margin-left="0cm" fo:margin-right="2.254cm" fo:margin-top="0cm" fo:margin-bottom="0.353cm" loext:contextual-spacing="false" fo:line-height="115%" fo:orphans="2" fo:widows="2" fo:text-indent="0cm" style:auto-text-indent="false"/>
      <style:text-properties style:font-name="Arial" fo:font-size="12pt" fo:language="de" fo:country="DE" fo:font-weight="bold" style:font-size-asian="12pt" style:font-weight-asian="bold" style:font-name-complex="Arial1" style:font-size-complex="12pt"/>
    </style:style>
    <style:style style:name="P87" style:family="paragraph" style:parent-style-name="Standard">
      <style:paragraph-properties fo:margin-left="0cm" fo:margin-right="2.254cm" fo:margin-top="0cm" fo:margin-bottom="0.353cm" loext:contextual-spacing="false" fo:line-height="115%" fo:orphans="2" fo:widows="2" fo:text-indent="0cm" style:auto-text-indent="false"/>
      <style:text-properties style:font-name="Arial" fo:font-size="10pt" fo:language="de" fo:country="DE" fo:font-weight="bold" style:font-size-asian="10pt" style:font-weight-asian="bold" style:font-name-complex="Arial1" style:font-size-complex="10pt"/>
    </style:style>
    <style:style style:name="P88" style:family="paragraph" style:parent-style-name="Standard">
      <style:paragraph-properties fo:margin-left="0cm" fo:margin-right="2.254cm" fo:margin-top="0cm" fo:margin-bottom="0.353cm" loext:contextual-spacing="false" fo:line-height="115%" fo:orphans="2" fo:widows="2" fo:text-indent="0cm" style:auto-text-indent="false"/>
      <style:text-properties style:font-name="Arial" fo:font-size="10pt" fo:language="de" fo:country="DE" style:font-size-asian="10pt" style:font-name-complex="Arial1" style:font-size-complex="10pt"/>
    </style:style>
    <style:style style:name="P89" style:family="paragraph" style:parent-style-name="Standard">
      <style:paragraph-properties fo:margin-left="0cm" fo:margin-right="2.254cm" fo:text-indent="0cm" style:auto-text-indent="false"/>
      <style:text-properties style:font-name="Arial" fo:font-size="10pt" fo:language="de" fo:country="DE" style:font-name-asian="Arial1" style:font-size-asian="10pt" style:font-name-complex="Arial1" style:font-size-complex="10pt"/>
    </style:style>
    <style:style style:name="P90" style:family="paragraph" style:parent-style-name="Standard">
      <style:paragraph-properties fo:margin-left="0cm" fo:margin-right="2.254cm" fo:text-indent="0cm" style:auto-text-indent="false"/>
      <style:text-properties style:font-name="Arial" fo:font-size="10pt" fo:language="de" fo:country="DE" style:font-size-asian="10pt" style:font-name-complex="Arial1" style:font-size-complex="10pt"/>
    </style:style>
    <style:style style:name="P91" style:family="paragraph" style:parent-style-name="Standard">
      <style:paragraph-properties fo:margin-left="0cm" fo:margin-right="2.254cm" fo:orphans="2" fo:widows="2" fo:text-indent="0cm" style:auto-text-indent="false"/>
      <style:text-properties style:font-name="Arial" fo:font-size="10pt" fo:language="de" fo:country="DE" style:font-size-asian="10pt" style:font-name-complex="Arial1" style:font-size-complex="10pt"/>
    </style:style>
    <style:style style:name="P92" style:family="paragraph" style:parent-style-name="Text_20_body">
      <style:paragraph-properties fo:margin-left="0cm" fo:margin-right="2.254cm" fo:margin-top="0cm" fo:margin-bottom="0cm" loext:contextual-spacing="false" fo:text-indent="0cm" style:auto-text-indent="false">
        <style:tab-stops>
          <style:tab-stop style:position="12.023cm"/>
        </style:tab-stops>
      </style:paragraph-properties>
      <style:text-properties fo:language="de" fo:country="DE" style:font-name-complex="Arial1"/>
    </style:style>
    <style:style style:name="P93" style:family="paragraph" style:parent-style-name="Text_20_body">
      <style:paragraph-properties fo:margin-left="0cm" fo:margin-right="0.734cm" fo:margin-top="0cm" fo:margin-bottom="0cm" loext:contextual-spacing="false" fo:orphans="2" fo:widows="2" fo:text-indent="0cm" style:auto-text-indent="false">
        <style:tab-stops>
          <style:tab-stop style:position="12.023cm"/>
        </style:tab-stops>
      </style:paragraph-properties>
      <style:text-properties style:font-name="Times" fo:font-size="10pt" fo:language="de" fo:country="DE" style:font-name-asian="Times1" style:font-size-asian="10pt" style:language-asian="de" style:country-asian="DE" style:font-name-complex="Arial1" style:font-size-complex="10pt"/>
    </style:style>
    <style:style style:name="P94" style:family="paragraph">
      <loext:graphic-properties draw:fill="none"/>
      <style:paragraph-properties fo:text-align="start"/>
    </style:style>
    <style:style style:name="P95" style:family="paragraph">
      <loext:graphic-properties draw:fill="none"/>
      <style:paragraph-properties fo:text-align="start"/>
      <style:text-properties fo:font-size="18pt"/>
    </style:style>
    <style:style style:name="P96" style:family="paragraph">
      <loext:graphic-properties draw:fill="solid" draw:fill-color="#000000"/>
      <style:paragraph-properties fo:text-align="start"/>
    </style:style>
    <style:style style:name="P97" style:family="paragraph">
      <loext:graphic-properties draw:fill="solid" draw:fill-color="#808080"/>
      <style:paragraph-properties fo:text-align="start"/>
    </style:style>
    <style:style style:name="P98" style:family="paragraph">
      <loext:graphic-properties draw:fill="solid" draw:fill-color="#d3d0c7"/>
      <style:paragraph-properties fo:text-align="start"/>
    </style:style>
    <style:style style:name="T1" style:family="text">
      <style:text-properties style:font-name="Arial" fo:font-size="10pt" fo:language="de" fo:country="DE" style:font-name-asian="Times New Roman" style:font-size-asian="10pt" style:font-name-complex="Arial1" style:font-size-complex="10pt"/>
    </style:style>
    <style:style style:name="T2" style:family="text">
      <style:text-properties style:font-name="Arial" fo:font-size="10pt" fo:language="de" fo:country="DE" style:font-size-asian="10pt" style:font-name-complex="Arial1" style:font-size-complex="10pt"/>
    </style:style>
    <style:style style:name="T3" style:family="text">
      <style:text-properties style:font-name="Arial" fo:font-size="10pt" fo:language="de" fo:country="DE" officeooo:rsid="00069451" style:font-size-asian="10pt" style:font-name-complex="Arial1" style:font-size-complex="10pt"/>
    </style:style>
    <style:style style:name="T4" style:family="text">
      <style:text-properties style:font-name="Arial" fo:font-size="10pt" fo:language="de" fo:country="DE" style:font-size-asian="10pt" style:language-asian="de" style:country-asian="DE" style:font-name-complex="Arial1" style:font-size-complex="10pt"/>
    </style:style>
    <style:style style:name="T5" style:family="text">
      <style:text-properties style:font-name="Arial" fo:font-size="10pt" fo:language="de" fo:country="DE" style:text-underline-style="solid" style:text-underline-width="auto" style:text-underline-color="font-color" style:font-size-asian="10pt" style:font-name-complex="Arial1" style:font-size-complex="10pt"/>
    </style:style>
    <style:style style:name="T6" style:family="text">
      <style:text-properties style:font-name="Arial" fo:font-size="10pt" fo:language="de" fo:country="DE" style:text-underline-style="solid" style:text-underline-width="auto" style:text-underline-color="font-color" fo:font-weight="bold" style:font-size-asian="10pt" style:font-weight-asian="bold" style:font-name-complex="Arial1" style:font-size-complex="10pt"/>
    </style:style>
    <style:style style:name="T7" style:family="text">
      <style:text-properties style:font-name="Arial" fo:font-size="10pt" fo:language="de" fo:country="DE" fo:font-weight="bold" style:font-size-asian="10pt" style:font-weight-asian="bold" style:font-name-complex="Arial1" style:font-size-complex="10pt"/>
    </style:style>
    <style:style style:name="T8" style:family="text">
      <style:text-properties style:font-name="Arial" fo:font-size="10pt" fo:language="de" fo:country="DE" fo:font-style="italic" style:font-size-asian="10pt" style:font-style-asian="italic" style:font-name-complex="Arial1" style:font-size-complex="10pt"/>
    </style:style>
    <style:style style:name="T9" style:family="text">
      <style:text-properties style:font-name="Arial" fo:font-size="10pt" style:font-size-asian="10pt" style:font-name-complex="Arial1" style:font-size-complex="10pt"/>
    </style:style>
    <style:style style:name="T10" style:family="text">
      <style:text-properties style:font-name="Arial" fo:font-size="10pt" fo:letter-spacing="-0.032cm" fo:language="de" fo:country="DE" style:font-size-asian="10pt" style:font-name-complex="Arial1" style:font-size-complex="10pt"/>
    </style:style>
    <style:style style:name="T11" style:family="text">
      <style:text-properties style:font-name="Arial" fo:font-size="10pt" fo:letter-spacing="-0.002cm" fo:language="de" fo:country="DE" style:font-size-asian="10pt" style:font-name-complex="Arial1" style:font-size-complex="10pt"/>
    </style:style>
    <style:style style:name="T12" style:family="text">
      <style:text-properties style:font-name="Arial" fo:font-size="10pt" fo:letter-spacing="-0.028cm" fo:language="de" fo:country="DE" style:font-size-asian="10pt" style:font-name-complex="Arial1" style:font-size-complex="10pt"/>
    </style:style>
    <style:style style:name="T13" style:family="text">
      <style:text-properties style:font-name="Arial" style:font-name-complex="Arial1"/>
    </style:style>
    <style:style style:name="T14" style:family="text">
      <style:text-properties fo:language="de" fo:country="DE" style:font-name-complex="Arial1"/>
    </style:style>
    <style:style style:name="T15" style:family="text">
      <style:text-properties fo:language="de" fo:country="DE" style:text-underline-style="solid" style:text-underline-width="auto" style:text-underline-color="font-color" style:font-name-complex="Arial1"/>
    </style:style>
    <style:style style:name="T16" style:family="text">
      <style:text-properties fo:letter-spacing="-0.03cm" fo:language="de" fo:country="DE" style:font-name-complex="Arial1"/>
    </style:style>
    <style:style style:name="T17" style:family="text">
      <style:text-properties fo:letter-spacing="-0.009cm" fo:language="de" fo:country="DE" style:font-name-complex="Arial1"/>
    </style:style>
    <style:style style:name="T18" style:family="text">
      <style:text-properties fo:letter-spacing="-0.019cm" fo:language="de" fo:country="DE" style:font-name-complex="Arial1"/>
    </style:style>
    <style:style style:name="T19" style:family="text">
      <style:text-properties style:font-name-complex="Arial1"/>
    </style:style>
    <style:style style:name="T20" style:family="text">
      <style:text-properties fo:letter-spacing="-0.004cm" style:font-name-complex="Arial1"/>
    </style:style>
    <style:style style:name="T21" style:family="text">
      <style:text-properties fo:letter-spacing="-0.004cm" fo:language="de" fo:country="DE" style:font-name-complex="Arial1"/>
    </style:style>
    <style:style style:name="T22" style:family="text">
      <style:text-properties fo:letter-spacing="-0.002cm" style:font-name-complex="Arial1"/>
    </style:style>
    <style:style style:name="T23" style:family="text">
      <style:text-properties fo:letter-spacing="-0.002cm" fo:language="de" fo:country="DE" style:font-name-complex="Arial1"/>
    </style:style>
    <style:style style:name="T24" style:family="text">
      <style:text-properties style:text-position="4% 100%" fo:letter-spacing="-0.002cm" style:font-name-complex="Arial1"/>
    </style:style>
    <style:style style:name="T25" style:family="text">
      <style:text-properties style:text-position="4% 100%" fo:letter-spacing="-0.002cm" fo:language="de" fo:country="DE" style:font-name-complex="Arial1"/>
    </style:style>
    <style:style style:name="T26" style:family="text">
      <style:text-properties style:text-position="4% 100%" fo:letter-spacing="0.002cm" style:font-name-complex="Arial1"/>
    </style:style>
    <style:style style:name="T27" style:family="text">
      <style:text-properties style:text-position="4% 100%" style:font-name-complex="Arial1"/>
    </style:style>
    <style:style style:name="T28" style:family="text">
      <style:text-properties style:text-position="4% 100%" fo:language="de" fo:country="DE" style:font-name-complex="Arial1"/>
    </style:style>
    <style:style style:name="T29" style:family="text">
      <style:text-properties style:text-position="4% 100%" fo:letter-spacing="0.004cm" fo:language="de" fo:country="DE" style:font-name-complex="Arial1"/>
    </style:style>
    <style:style style:name="T30" style:family="text">
      <style:text-properties fo:letter-spacing="-0.064cm" fo:language="de" fo:country="DE" style:font-name-complex="Arial1"/>
    </style:style>
    <style:style style:name="T31" style:family="text">
      <style:text-properties fo:letter-spacing="-0.012cm" fo:language="de" fo:country="DE" style:font-name-complex="Arial1"/>
    </style:style>
    <style:style style:name="T32" style:family="text">
      <style:text-properties fo:letter-spacing="-0.023cm" fo:language="de" fo:country="DE" style:font-name-complex="Arial1"/>
    </style:style>
    <style:style style:name="T33" style:family="text">
      <style:text-properties fo:font-size="10pt" fo:language="de" fo:country="DE" style:font-size-asian="10pt" style:font-name-complex="Arial1" style:font-size-complex="10pt"/>
    </style:style>
    <style:style style:name="T34" style:family="text">
      <style:text-properties fo:font-size="10pt" fo:language="de" fo:country="DE" fo:font-weight="normal" style:font-size-asian="10pt" style:font-weight-asian="normal" style:font-name-complex="Arial1" style:font-size-complex="10pt"/>
    </style:style>
    <style:style style:name="T35" style:family="text">
      <style:text-properties fo:font-size="10pt" fo:letter-spacing="-0.035cm" fo:language="de" fo:country="DE" style:font-size-asian="10pt" style:font-name-complex="Arial1" style:font-size-complex="10pt"/>
    </style:style>
    <style:style style:name="T36" style:family="text">
      <style:text-properties fo:letter-spacing="-0.055cm" fo:language="de" fo:country="DE" style:font-name-complex="Arial1"/>
    </style:style>
    <style:style style:name="T37" style:family="text">
      <style:text-properties fo:letter-spacing="-0.049cm" fo:language="de" fo:country="DE" style:font-name-complex="Arial1"/>
    </style:style>
    <style:style style:name="T38" style:family="text">
      <style:text-properties fo:letter-spacing="-0.046cm" fo:language="de" fo:country="DE" style:font-name-complex="Arial1"/>
    </style:style>
    <style:style style:name="T39" style:family="text">
      <style:text-properties fo:letter-spacing="-0.037cm" fo:language="de" fo:country="DE" style:font-name-complex="Arial1"/>
    </style:style>
    <style:style style:name="T40" style:family="text">
      <style:text-properties fo:letter-spacing="-0.014cm" fo:language="de" fo:country="DE" style:font-name-complex="Arial1"/>
    </style:style>
    <style:style style:name="T41" style:family="text">
      <style:text-properties style:font-name="MS Gothic" fo:language="de" fo:country="DE" style:font-name-asian="MS Gothic1" style:font-name-complex="Arial1"/>
    </style:style>
    <style:style style:name="T42" style:family="text">
      <style:text-properties style:font-name="MS Gothic" fo:language="de" fo:country="DE" style:font-name-asian="MS Gothic1" style:font-name-complex="MS Gothic1"/>
    </style:style>
    <style:style style:name="T43" style:family="text">
      <style:text-properties style:font-name="MS Gothic" fo:font-size="10pt" fo:language="de" fo:country="DE" style:font-name-asian="MS Gothic1" style:font-size-asian="10pt" style:font-name-complex="MS Gothic1" style:font-size-complex="10pt"/>
    </style:style>
    <style:style style:name="T44" style:family="text">
      <style:text-properties fo:letter-spacing="-0.011cm" fo:language="de" fo:country="DE" style:font-name-complex="Arial1"/>
    </style:style>
    <style:style style:name="T45" style:family="text">
      <style:text-properties fo:letter-spacing="-0.048cm" fo:language="de" fo:country="DE" style:font-name-complex="Arial1"/>
    </style:style>
    <style:style style:name="T46" style:family="text">
      <style:text-properties fo:letter-spacing="-0.058cm" fo:language="de" fo:country="DE" style:font-name-complex="Arial1"/>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4cm" fo:margin-right="0.342cm" fo:margin-top="0.023cm" fo:margin-bottom="0.021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style:run-through="foreground"/>
    </style:style>
    <style:style style:name="gr3" style:family="graphic">
      <style:graphic-properties draw:stroke="solid" svg:stroke-width="0.018cm" svg:stroke-color="#808080" draw:stroke-linejoin="round" draw:fill="none" draw:textarea-vertical-align="top" draw:auto-grow-height="false" draw:fit-to-size="false" style:shrink-to-fit="false" fo:min-height="0.041cm" fo:min-width="0cm" fo:padding-top="0.127cm" fo:padding-bottom="0.127cm" fo:padding-left="0.254cm" fo:padding-right="0.254cm" fo:wrap-option="wrap" style:run-through="foreground"/>
    </style:style>
    <style:style style:name="gr4" style:family="graphic">
      <style:graphic-properties draw:stroke="solid" svg:stroke-width="0.018cm" svg:stroke-color="#ffffff" draw:stroke-linejoin="round" draw:fill="none" draw:textarea-vertical-align="top" draw:auto-grow-height="false" draw:fit-to-size="false" style:shrink-to-fit="false" fo:min-height="0.041cm" fo:min-width="0cm" fo:padding-top="0.127cm" fo:padding-bottom="0.127cm" fo:padding-left="0.254cm" fo:padding-right="0.254cm" fo:wrap-option="wrap" style:run-through="foreground"/>
    </style:style>
    <style:style style:name="gr5" style:family="graphic">
      <style:graphic-properties draw:stroke="solid" svg:stroke-width="0.018cm" svg:stroke-color="#d3d0c7" draw:stroke-linejoin="round" draw:fill="none" draw:textarea-vertical-align="top" draw:auto-grow-height="false" draw:fit-to-size="false" style:shrink-to-fit="false" fo:min-height="0cm" fo:min-width="0cm" fo:padding-top="0.127cm" fo:padding-bottom="0.127cm" fo:padding-left="0.254cm" fo:padding-right="0.254cm" fo:wrap-option="wrap" style:run-through="foreground"/>
    </style:style>
    <style:style style:name="gr6" style:family="graphic">
      <style:graphic-properties draw:stroke="solid" svg:stroke-width="0.018cm" svg:stroke-color="#404040" draw:stroke-linejoin="round" draw:fill="none" draw:textarea-vertical-align="top" draw:auto-grow-height="false" draw:fit-to-size="false" style:shrink-to-fit="false" fo:min-height="0cm" fo:min-width="0cm" fo:padding-top="0.127cm" fo:padding-bottom="0.127cm" fo:padding-left="0.254cm" fo:padding-right="0.254cm" fo:wrap-option="wrap" style:run-through="foreground"/>
    </style:style>
    <style:style style:name="gr7" style:family="graphic">
      <style:graphic-properties fo:margin-left="0.34cm" fo:margin-right="0.342cm" fo:margin-top="0.026cm" fo:margin-bottom="0.044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fo:margin-left="0.346cm" fo:margin-right="0.335cm" fo:margin-top="0.018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graphic-properties style:run-through="background"/>
    </style:style>
    <style:style style:name="gr10" style:family="graphic">
      <style:graphic-properties draw:stroke="solid" svg:stroke-width="0.018cm" svg:stroke-color="#000000" draw:stroke-linejoin="round" draw:fill="none" draw:textarea-vertical-align="top" draw:auto-grow-height="false" draw:fit-to-size="false" style:shrink-to-fit="false" fo:min-height="0cm" fo:min-width="3.306cm" fo:padding-top="0.127cm" fo:padding-bottom="0.127cm" fo:padding-left="0.254cm" fo:padding-right="0.254cm" fo:wrap-option="wrap" style:run-through="background"/>
    </style:style>
    <style:style style:name="gr11" style:family="graphic">
      <style:graphic-properties draw:stroke="solid" svg:stroke-width="0.018cm" svg:stroke-color="#000000" draw:stroke-linejoin="round" draw:fill="none" draw:textarea-vertical-align="top" draw:auto-grow-height="false" draw:fit-to-size="false" style:shrink-to-fit="false" fo:min-height="0.466cm" fo:min-width="0cm" fo:padding-top="0.127cm" fo:padding-bottom="0.127cm" fo:padding-left="0.254cm" fo:padding-right="0.254cm" fo:wrap-option="wrap" style:run-through="background"/>
    </style:style>
    <style:style style:name="gr12" style:family="graphic">
      <style:graphic-properties draw:stroke="solid" svg:stroke-width="0.018cm" svg:stroke-color="#000000" draw:stroke-linejoin="round" draw:fill="none" draw:textarea-vertical-align="top" draw:auto-grow-height="false" draw:fit-to-size="false" style:shrink-to-fit="false" fo:min-height="0cm" fo:min-width="13.709cm" fo:padding-top="0.127cm" fo:padding-bottom="0.127cm" fo:padding-left="0.254cm" fo:padding-right="0.254cm" fo:wrap-option="wrap" style:run-through="background"/>
    </style:style>
    <style:style style:name="gr13" style:family="graphic">
      <style:graphic-properties fo:margin-left="0.34cm" fo:margin-right="0.342cm" fo:margin-top="0.044cm" fo:margin-bottom="0.026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4" style:family="graphic">
      <style:graphic-properties draw:stroke="solid" svg:stroke-width="0.018cm" svg:stroke-color="#808080" draw:stroke-linejoin="round" draw:fill="none" draw:textarea-vertical-align="top" draw:auto-grow-height="false" draw:fit-to-size="false" style:shrink-to-fit="false" fo:min-height="0.041cm" fo:min-width="0cm" fo:padding-top="0.127cm" fo:padding-bottom="0.127cm" fo:padding-left="0.254cm" fo:padding-right="0.254cm" fo:wrap-option="wrap" style:run-through="background"/>
    </style:style>
    <style:style style:name="gr15" style:family="graphic">
      <style:graphic-properties draw:stroke="solid" svg:stroke-width="0.018cm" svg:stroke-color="#ffffff" draw:stroke-linejoin="round" draw:fill="none" draw:textarea-vertical-align="top" draw:auto-grow-height="false" draw:fit-to-size="false" style:shrink-to-fit="false" fo:min-height="0.041cm" fo:min-width="0cm" fo:padding-top="0.127cm" fo:padding-bottom="0.127cm" fo:padding-left="0.254cm" fo:padding-right="0.254cm" fo:wrap-option="wrap" style:run-through="background"/>
    </style:style>
    <style:style style:name="gr16" style:family="graphic">
      <style:graphic-properties draw:stroke="solid" svg:stroke-width="0.018cm" svg:stroke-color="#d3d0c7" draw:stroke-linejoin="round" draw:fill="none" draw:textarea-vertical-align="top" draw:auto-grow-height="false" draw:fit-to-size="false" style:shrink-to-fit="false" fo:min-height="0cm" fo:min-width="0cm" fo:padding-top="0.127cm" fo:padding-bottom="0.127cm" fo:padding-left="0.254cm" fo:padding-right="0.254cm" fo:wrap-option="wrap" style:run-through="background"/>
    </style:style>
    <style:style style:name="gr17" style:family="graphic">
      <style:graphic-properties draw:stroke="solid" svg:stroke-width="0.018cm" svg:stroke-color="#404040" draw:stroke-linejoin="round" draw:fill="none" draw:textarea-vertical-align="top" draw:auto-grow-height="false" draw:fit-to-size="false" style:shrink-to-fit="false" fo:min-height="0cm" fo:min-width="0cm" fo:padding-top="0.127cm" fo:padding-bottom="0.127cm" fo:padding-left="0.254cm" fo:padding-right="0.254cm" fo:wrap-option="wrap" style:run-through="background"/>
    </style:style>
    <style:style style:name="gr18" style:family="graphic">
      <style:graphic-properties fo:margin-left="0.34cm" fo:margin-right="0.342cm" fo:margin-top="0.021cm" fo:margin-bottom="0.023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3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0"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046cm" style:run-through="background" style:wrap="run-through" style:number-wrapped-paragraphs="no-limit" style:vertical-pos="from-top" style:vertical-rel="page" style:horizontal-pos="from-left" style:horizontal-rel="page" draw:wrap-influence-on-position="once-concurrent" style:flow-with-text="false"/>
    </style:style>
    <style:style style:name="gr2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51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2" style:family="graphic">
      <style:graphic-properties style:run-through="foreground" style:vertical-pos="top" style:vertical-rel="baseline" style:horizontal-pos="from-left" style:horizontal-rel="paragraph" draw:wrap-influence-on-position="once-concurrent" style:flow-with-text="false"/>
    </style:style>
    <style:style style:name="gr23" style:family="graphic">
      <style:graphic-properties draw:stroke="none" svg:stroke-width="0cm" draw:fill="solid" draw:fill-color="#000000" draw:textarea-vertical-align="top" draw:auto-grow-height="false" draw:fit-to-size="false" style:shrink-to-fit="false" fo:min-height="3.84cm" fo:min-width="16.757cm" fo:padding-top="0.127cm" fo:padding-bottom="0.127cm" fo:padding-left="0.254cm" fo:padding-right="0.254cm" fo:wrap-option="wrap" style:run-through="foreground"/>
    </style:style>
    <style:style style:name="gr24" style:family="graphic">
      <style:graphic-properties draw:stroke="none" svg:stroke-width="0cm" draw:fill="solid" draw:fill-color="#808080" draw:textarea-vertical-align="top" draw:auto-grow-height="false" draw:fit-to-size="false" style:shrink-to-fit="false" fo:min-height="3.805cm" fo:min-width="16.722cm" fo:padding-top="0.127cm" fo:padding-bottom="0.127cm" fo:padding-left="0.254cm" fo:padding-right="0.254cm" fo:wrap-option="wrap" style:run-through="foreground"/>
    </style:style>
    <style:style style:name="gr25" style:family="graphic">
      <style:graphic-properties draw:stroke="none" svg:stroke-width="0cm" draw:fill="solid" draw:fill-color="#d3d0c7" draw:textarea-vertical-align="top" draw:auto-grow-height="false" draw:fit-to-size="false" style:shrink-to-fit="false" fo:min-height="3.805cm" fo:min-width="16.722cm" fo:padding-top="0.127cm" fo:padding-bottom="0.127cm" fo:padding-left="0.254cm" fo:padding-right="0.254cm" fo:wrap-option="wrap" style:run-through="foreground"/>
    </style:style>
    <style:style style:name="gr26" style:family="graphic">
      <style:graphic-properties draw:stroke="solid" svg:stroke-width="0.018cm" svg:stroke-color="#000000" draw:stroke-linejoin="round" draw:fill="none" draw:textarea-vertical-align="top" draw:auto-grow-height="false" draw:fit-to-size="false" style:shrink-to-fit="false" fo:min-height="0cm" fo:min-width="12.665cm" fo:padding-top="0.127cm" fo:padding-bottom="0.127cm" fo:padding-left="0.254cm" fo:padding-right="0.254cm" fo:wrap-option="wrap" style:run-through="foreground"/>
    </style:style>
    <style:style style:name="gr27" style:family="graphic">
      <style:graphic-properties draw:stroke="solid" svg:stroke-width="0.018cm" svg:stroke-color="#000000" draw:stroke-linejoin="round" draw:fill="none" draw:textarea-vertical-align="top" draw:auto-grow-height="false" draw:fit-to-size="false" style:shrink-to-fit="false" fo:min-height="0cm" fo:min-width="3.457cm" fo:padding-top="0.127cm" fo:padding-bottom="0.127cm" fo:padding-left="0.254cm" fo:padding-right="0.254cm" fo:wrap-option="wrap" style:run-through="foreground"/>
    </style:style>
    <style:style style:name="gr28" style:family="graphic">
      <style:graphic-properties draw:stroke="solid" svg:stroke-width="0.018cm" svg:stroke-color="#000000" draw:stroke-linejoin="round" draw:fill="none" draw:textarea-vertical-align="top" draw:auto-grow-height="false" draw:fit-to-size="false" style:shrink-to-fit="false" fo:min-height="0cm" fo:min-width="17.212cm" fo:padding-top="0.127cm" fo:padding-bottom="0.127cm" fo:padding-left="0.254cm" fo:padding-right="0.254cm" fo:wrap-option="wrap" style:run-through="foreground"/>
    </style:style>
    <style:style style:name="gr29" style:family="graphic">
      <style:graphic-properties draw:stroke="none" svg:stroke-width="0cm" draw:fill="solid" draw:fill-color="#000000" draw:textarea-vertical-align="top" draw:auto-grow-height="false" draw:fit-to-size="false" style:shrink-to-fit="false" fo:min-height="4.157cm" fo:min-width="16.757cm" fo:padding-top="0.127cm" fo:padding-bottom="0.127cm" fo:padding-left="0.254cm" fo:padding-right="0.254cm" fo:wrap-option="wrap" style:run-through="foreground"/>
    </style:style>
    <style:style style:name="gr30" style:family="graphic">
      <style:graphic-properties draw:stroke="none" svg:stroke-width="0cm" draw:fill="solid" draw:fill-color="#808080" draw:textarea-vertical-align="top" draw:auto-grow-height="false" draw:fit-to-size="false" style:shrink-to-fit="false" fo:min-height="4.122cm" fo:min-width="16.722cm" fo:padding-top="0.127cm" fo:padding-bottom="0.127cm" fo:padding-left="0.254cm" fo:padding-right="0.254cm" fo:wrap-option="wrap" style:run-through="foreground"/>
    </style:style>
    <style:style style:name="gr31" style:family="graphic">
      <style:graphic-properties draw:stroke="none" svg:stroke-width="0cm" draw:fill="solid" draw:fill-color="#d3d0c7" draw:textarea-vertical-align="top" draw:auto-grow-height="false" draw:fit-to-size="false" style:shrink-to-fit="false" fo:min-height="4.122cm" fo:min-width="16.722cm" fo:padding-top="0.127cm" fo:padding-bottom="0.127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section text:style-name="Sect1" text:name="TextSection">
        <text:p text:style-name="P83"><text:span text:style-name="T1">Es handelt sich um den </text:span><field:fieldmark text:name="__Fieldmark__37_4097095278" field:type="vnd.oasis.opendocument.field.FORMCHECKBOX"><field:param field:name="Checkbox_Checked" field:value="true"/></field:fieldmark><text:span text:style-name="T2"><text:s/></text:span><text:span text:style-name="T1">Erstversuch <text:s/></text:span><field:fieldmark text:name="__Fieldmark__43_4097095278" field:type="vnd.oasis.opendocument.field.FORMCHECKBOX"/><text:span text:style-name="T1"><text:s/>Zweitversuch</text:span></text:p>
        <text:p text:style-name="P5"/>
        <text:p text:style-name="P18"/>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7" office:value-type="string">
              <text:p text:style-name="P6"/>
              <text:p text:style-name="P6">Universität Bremen</text:p>
              <text:p text:style-name="P6">Zentrales Prüfungsamt</text:p>
              <text:p text:style-name="Standard"><text:span text:style-name="T2">Geschäftsstelle FB ____</text:span><text:span text:style-name="T3">3</text:span><text:span text:style-name="T2">____</text:span></text:p>
              <text:p text:style-name="P9">Postfach 33 04 40</text:p>
              <text:p text:style-name="P9">28334 Bremen</text:p>
            </table:table-cell>
            <table:table-cell table:style-name="Tabelle1.A1" table:number-columns-spanned="2" office:value-type="string">
              <text:p text:style-name="P9">Eingang/Unterschrift ZPA:</text:p>
            </table:table-cell>
            <table:covered-table-cell/>
            <table:table-cell table:style-name="Tabelle1.D1" office:value-type="string">
              <text:p text:style-name="P9"/>
            </table:table-cell>
          </table:table-row>
          <table:table-row table:style-name="Tabelle1.2">
            <table:covered-table-cell/>
            <table:table-cell table:style-name="Tabelle1.A1" table:number-columns-spanned="3" office:value-type="string">
              <text:p text:style-name="P12"/>
            </table:table-cell>
            <table:covered-table-cell/>
            <table:covered-table-cell/>
          </table:table-row>
          <table:table-row table:style-name="Tabelle1.2">
            <table:covered-table-cell/>
            <table:table-cell table:style-name="Tabelle1.A1" table:number-columns-spanned="3" office:value-type="string">
              <text:p text:style-name="P76">Angaben zum Antragsteller/ zur Antragstellerin</text:p>
            </table:table-cell>
            <table:covered-table-cell/>
            <table:covered-table-cell/>
          </table:table-row>
          <table:table-row table:style-name="Tabelle1.4">
            <table:covered-table-cell/>
            <table:table-cell table:style-name="Tabelle1.B4" office:value-type="string">
              <text:p text:style-name="P9">Matrikelnr.:</text:p>
            </table:table-cell>
            <table:table-cell table:style-name="Tabelle1.D1" table:number-columns-spanned="2" office:value-type="string">
              <text:p text:style-name="P11">4438648</text:p>
            </table:table-cell>
            <table:covered-table-cell/>
          </table:table-row>
          <table:table-row table:style-name="Tabelle1.5">
            <table:covered-table-cell/>
            <table:table-cell table:style-name="Tabelle1.B4" office:value-type="string">
              <text:p text:style-name="P9">Nachname:</text:p>
            </table:table-cell>
            <table:table-cell table:style-name="Tabelle1.C5" table:number-columns-spanned="2" office:value-type="string">
              <text:p text:style-name="P11">Mendil</text:p>
            </table:table-cell>
            <table:covered-table-cell/>
          </table:table-row>
          <table:table-row table:style-name="Tabelle1.6">
            <table:covered-table-cell/>
            <table:table-cell table:style-name="Tabelle1.B4" office:value-type="string">
              <text:p text:style-name="P9">Vorname/n:</text:p>
            </table:table-cell>
            <table:table-cell table:style-name="Tabelle1.C6" table:number-columns-spanned="2" office:value-type="string">
              <text:p text:style-name="P11">Anthony </text:p>
            </table:table-cell>
            <table:covered-table-cell/>
          </table:table-row>
          <table:table-row table:style-name="Tabelle1.7">
            <table:covered-table-cell/>
            <table:table-cell table:style-name="Tabelle1.B4" office:value-type="string">
              <text:p text:style-name="P9">Telefon:</text:p>
            </table:table-cell>
            <table:table-cell table:style-name="Tabelle1.C7" table:number-columns-spanned="2" office:value-type="string">
              <text:p text:style-name="P11">015908477327</text:p>
            </table:table-cell>
            <table:covered-table-cell/>
          </table:table-row>
        </table:table>
        <text:p text:style-name="P9"/>
        <text:p text:style-name="P14"><text:span text:style-name="T9">Abschluss:<text:tab/></text:span><text:bookmark-start text:name="Kontrollkästchen1"/><field:fieldmark text:name="__Fieldmark__133_4097095278" field:type="vnd.oasis.opendocument.field.FORMCHECKBOX"><field:param field:name="Checkbox_Checked" field:value="true"/></field:fieldmark><text:bookmark-end text:name="Kontrollkästchen1"/><text:span text:style-name="T9"> Bachelor<text:tab/></text:span><text:bookmark-start text:name="Kontrollkästchen2"/><field:fieldmark text:name="__Fieldmark__140_4097095278" field:type="vnd.oasis.opendocument.field.FORMCHECKBOX"/><text:bookmark-end text:name="Kontrollkästchen2"/><text:span text:style-name="T9"> Master<text:tab/></text:span><text:bookmark-start text:name="Kontrollkästchen3"/><field:fieldmark text:name="__Fieldmark__147_4097095278" field:type="vnd.oasis.opendocument.field.FORMCHECKBOX"/><text:bookmark-end text:name="Kontrollkästchen3"/><text:span text:style-name="T9"> Master of Education<text:tab/></text:span><text:bookmark-start text:name="Kontrollkästchen4"/><field:fieldmark text:name="__Fieldmark__154_4097095278" field:type="vnd.oasis.opendocument.field.FORMCHECKBOX"/><text:bookmark-end text:name="Kontrollkästchen4"/><text:span text:style-name="T9"> Staatsexamen Jura</text:span></text:p>
        <text:p text:style-name="P10"/>
        <table:table table:name="Tabelle2" table:style-name="Tabelle2">
          <table:table-column table:style-name="Tabelle2.A"/>
          <table:table-column table:style-name="Tabelle2.B"/>
          <table:table-row table:style-name="Tabelle2.1">
            <table:table-cell table:style-name="Tabelle2.A1" office:value-type="string">
              <text:p text:style-name="P78">Studiengang/-fach:</text:p>
            </table:table-cell>
            <table:table-cell table:style-name="Tabelle2.B1" office:value-type="string">
              <text:p text:style-name="P16">Informatik</text:p>
            </table:table-cell>
          </table:table-row>
        </table:table>
        <text:p text:style-name="P10"/>
        <table:table table:name="Tabelle3" table:style-name="Tabelle3">
          <table:table-column table:style-name="Tabelle3.A"/>
          <table:table-column table:style-name="Tabelle3.B"/>
          <table:table-row table:style-name="Tabelle3.1">
            <table:table-cell table:style-name="Tabelle3.A1" office:value-type="string">
              <text:p text:style-name="P78">Die Arbeit wird verfasst als</text:p>
              <text:p text:style-name="P2"><text:bookmark-start text:name="Kontrollkästchen9"/><field:fieldmark text:name="__Fieldmark__180_4097095278" field:type="vnd.oasis.opendocument.field.FORMCHECKBOX"><field:param field:name="Checkbox_Checked" field:value="true"/></field:fieldmark><text:bookmark-end text:name="Kontrollkästchen9"/><text:span text:style-name="T13"><text:s/>Einzelarbeit</text:span></text:p>
              <text:p text:style-name="P2"><text:bookmark-start text:name="Kontrollkästchen10"/><field:fieldmark text:name="__Fieldmark__189_4097095278" field:type="vnd.oasis.opendocument.field.FORMCHECKBOX"/><text:bookmark-end text:name="Kontrollkästchen10"/><text:span text:style-name="T13"><text:s/>Gruppenarbeit</text:span></text:p>
            </table:table-cell>
            <table:table-cell table:style-name="Tabelle3.B1" office:value-type="string">
              <text:p text:style-name="P77">Name u. Matrikelnr. der Gruppenarbeitspartner:</text:p>
            </table:table-cell>
          </table:table-row>
        </table:table>
        <text:p text:style-name="P7"/>
        <text:p text:style-name="P14"><text:span text:style-name="T2">Es handelt sich um eine <text:tab/></text:span><field:fieldmark text:name="__Fieldmark__206_4097095278" field:type="vnd.oasis.opendocument.field.FORMCHECKBOX"><field:param field:name="Checkbox_Checked" field:value="true"/></field:fieldmark><text:span text:style-name="T2"> Empirische Arbeit <text:s/></text:span><field:fieldmark text:name="__Fieldmark__210_4097095278" field:type="vnd.oasis.opendocument.field.FORMCHECKBOX"/><text:span text:style-name="T2"><text:s/>Theoretische Arbeit<text:tab/></text:span></text:p>
        <text:p text:style-name="P7"/>
        <text:p text:style-name="P14"><text:span text:style-name="T2">Die Arbeit wird verfasst in<text:tab/></text:span><text:bookmark-start text:name="Kontrollkästchen7"/><field:fieldmark text:name="__Fieldmark__221_4097095278" field:type="vnd.oasis.opendocument.field.FORMCHECKBOX"/><text:bookmark-end text:name="Kontrollkästchen7"/><text:span text:style-name="T2"> Deutsch<text:tab/> <text:s text:c="11"/></text:span><text:bookmark-start text:name="Kontrollkästchen8"/><field:fieldmark text:name="__Fieldmark__228_4097095278" field:type="vnd.oasis.opendocument.field.FORMCHECKBOX"><field:param field:name="Checkbox_Checked" field:value="true"/></field:fieldmark><text:bookmark-end text:name="Kontrollkästchen8"/><text:span text:style-name="T2"><text:s/>einer anderen Sprache: __</text:span><text:span text:style-name="T3">Englisch</text:span><text:span text:style-name="T2">_______________________</text:span></text:p>
        <text:p text:style-name="P7"/>
        <text:p text:style-name="P10">Titel der Arbeit (deutsch):</text:p>
        <table:table table:name="Tabelle4" table:style-name="Tabelle4">
          <table:table-column table:style-name="Tabelle4.A"/>
          <table:table-row table:style-name="Tabelle4.1">
            <table:table-cell table:style-name="Tabelle4.A1" office:value-type="string">
              <text:p text:style-name="P15"/>
              <text:p text:style-name="P15"/>
              <text:p text:style-name="P16">Verhaltensbasierte Erkennung visueller Interaktionshindernisse mit 1D und 2D Convolutional Neural Networks</text:p>
            </table:table-cell>
          </table:table-row>
        </table:table>
        <text:p text:style-name="P10"/>
        <text:p text:style-name="P10">Titel der Arbeit (englisch):</text:p>
        <table:table table:name="Tabelle5" table:style-name="Tabelle5">
          <table:table-column table:style-name="Tabelle5.A"/>
          <table:table-row table:style-name="Tabelle5.1">
            <table:table-cell table:style-name="Tabelle5.A1" office:value-type="string">
              <text:p text:style-name="P15"/>
              <text:p text:style-name="P16">Behaviour-based detection of Visual Interaction Obstacles with 1D and 2D Convolutional Neural Networks</text:p>
              <text:p text:style-name="P15"/>
            </table:table-cell>
          </table:table-row>
        </table:table>
        <text:p text:style-name="P10"/>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column table:style-name="Tabelle6.B"/>
          <table:table-column table:style-name="Tabelle6.C"/>
          <table:table-column table:style-name="Tabelle6.D"/>
          <table:table-column table:style-name="Tabelle6.K"/>
          <table:table-row table:style-name="Tabelle6.1">
            <table:table-cell table:style-name="Tabelle6.A1" table:number-columns-spanned="5" office:value-type="string">
              <text:p text:style-name="P79">Vorschlag 1. Betreuer/in:</text:p>
            </table:table-cell>
            <table:covered-table-cell/>
            <table:covered-table-cell/>
            <table:covered-table-cell/>
            <table:covered-table-cell/>
            <table:table-cell table:style-name="Tabelle6.A1" office:value-type="string">
              <text:p text:style-name="P17"/>
            </table:table-cell>
            <table:table-cell table:style-name="Tabelle6.A1" table:number-columns-spanned="5" office:value-type="string">
              <text:p text:style-name="P79">Vorschlag 2. Betreuer/in:</text:p>
            </table:table-cell>
            <table:covered-table-cell/>
            <table:covered-table-cell/>
            <table:covered-table-cell/>
            <table:covered-table-cell/>
          </table:table-row>
          <table:table-row table:style-name="Tabelle6.2">
            <table:table-cell table:style-name="Tabelle6.A2" office:value-type="string">
              <text:p text:style-name="P78">Name</text:p>
            </table:table-cell>
            <table:table-cell table:style-name="Tabelle6.B2" table:number-columns-spanned="4" office:value-type="string">
              <text:p text:style-name="P16">Dr. Felix Putze</text:p>
            </table:table-cell>
            <table:covered-table-cell/>
            <table:covered-table-cell/>
            <table:covered-table-cell/>
            <table:table-cell table:style-name="Tabelle6.A2" office:value-type="string">
              <text:p text:style-name="P15"/>
            </table:table-cell>
            <table:table-cell table:style-name="Tabelle6.A2" office:value-type="string">
              <text:p text:style-name="P78">Name</text:p>
            </table:table-cell>
            <table:table-cell table:style-name="Tabelle6.B2" table:number-columns-spanned="4" office:value-type="string">
              <text:p text:style-name="P82">Prof. Dr. Sebastian Siebertz</text:p>
            </table:table-cell>
            <table:covered-table-cell/>
            <table:covered-table-cell/>
            <table:covered-table-cell/>
          </table:table-row>
          <table:table-row table:style-name="Tabelle6.2">
            <table:table-cell table:style-name="Tabelle6.A2" table:number-columns-spanned="2" office:value-type="string">
              <text:p text:style-name="P78">Fachbereich</text:p>
            </table:table-cell>
            <table:covered-table-cell/>
            <table:table-cell table:style-name="Tabelle6.B2" office:value-type="string">
              <text:p text:style-name="P16">3</text:p>
            </table:table-cell>
            <table:table-cell table:style-name="Tabelle6.A2" office:value-type="string">
              <text:p text:style-name="P78">Gebäude:</text:p>
            </table:table-cell>
            <table:table-cell table:style-name="Tabelle6.B2" office:value-type="string">
              <text:p text:style-name="P16">Cartesium </text:p>
            </table:table-cell>
            <table:table-cell table:style-name="Tabelle6.A2" office:value-type="string">
              <text:p text:style-name="P15"/>
            </table:table-cell>
            <table:table-cell table:style-name="Tabelle6.A2" table:number-columns-spanned="2" office:value-type="string">
              <text:p text:style-name="P78">Fachbereich</text:p>
            </table:table-cell>
            <table:covered-table-cell/>
            <table:table-cell table:style-name="Tabelle6.B2" office:value-type="string">
              <text:p text:style-name="P82">3</text:p>
            </table:table-cell>
            <table:table-cell table:style-name="Tabelle6.A2" office:value-type="string">
              <text:p text:style-name="P78">Gebäude:</text:p>
            </table:table-cell>
            <table:table-cell table:style-name="Tabelle6.B2" office:value-type="string">
              <text:p text:style-name="P82">MZH</text:p>
            </table:table-cell>
          </table:table-row>
          <table:table-row table:style-name="Tabelle6.2">
            <table:table-cell table:style-name="Tabelle6.A2" table:number-columns-spanned="5" office:value-type="string">
              <text:p text:style-name="P78">alternative Anschrift (für externe Betreuer)</text:p>
            </table:table-cell>
            <table:covered-table-cell/>
            <table:covered-table-cell/>
            <table:covered-table-cell/>
            <table:covered-table-cell/>
            <table:table-cell table:style-name="Tabelle6.A2" office:value-type="string">
              <text:p text:style-name="P15"/>
            </table:table-cell>
            <table:table-cell table:style-name="Tabelle6.A2" table:number-columns-spanned="5" office:value-type="string">
              <text:p text:style-name="P78">alternative Anschrift (für externe Betreuer)</text:p>
            </table:table-cell>
            <table:covered-table-cell/>
            <table:covered-table-cell/>
            <table:covered-table-cell/>
            <table:covered-table-cell/>
          </table:table-row>
          <table:table-row table:style-name="Tabelle6.2">
            <table:table-cell table:style-name="Tabelle6.B2" table:number-columns-spanned="5" office:value-type="string">
              <text:p text:style-name="P15"/>
            </table:table-cell>
            <table:covered-table-cell/>
            <table:covered-table-cell/>
            <table:covered-table-cell/>
            <table:covered-table-cell/>
            <table:table-cell table:style-name="Tabelle6.A2" office:value-type="string">
              <text:p text:style-name="P15"/>
            </table:table-cell>
            <table:table-cell table:style-name="Tabelle6.B2" table:number-columns-spanned="5" office:value-type="string">
              <text:p text:style-name="P15"/>
            </table:table-cell>
            <table:covered-table-cell/>
            <table:covered-table-cell/>
            <table:covered-table-cell/>
            <table:covered-table-cell/>
          </table:table-row>
          <table:table-row table:style-name="Tabelle6.2">
            <table:table-cell table:style-name="Tabelle6.A6" office:value-type="string">
              <text:p text:style-name="P78">Email</text:p>
            </table:table-cell>
            <table:table-cell table:style-name="Tabelle6.B6" table:number-columns-spanned="4" office:value-type="string">
              <text:p text:style-name="P16">felix.putze@uni-bremen.de</text:p>
            </table:table-cell>
            <table:covered-table-cell/>
            <table:covered-table-cell/>
            <table:covered-table-cell/>
            <table:table-cell table:style-name="Tabelle6.A2" office:value-type="string">
              <text:p text:style-name="P15"/>
            </table:table-cell>
            <table:table-cell table:style-name="Tabelle6.A6" office:value-type="string">
              <text:p text:style-name="P78">Email</text:p>
            </table:table-cell>
            <table:table-cell table:style-name="Tabelle6.B6" table:number-columns-spanned="4" office:value-type="string">
              <text:p text:style-name="P82">siebertz@uni-bremen.de</text:p>
            </table:table-cell>
            <table:covered-table-cell/>
            <table:covered-table-cell/>
            <table:covered-table-cell/>
          </table:table-row>
          <table:table-row table:style-name="Tabelle6.2">
            <table:table-cell table:style-name="Tabelle6.A2" table:number-columns-spanned="5" office:value-type="string">
              <text:p text:style-name="P79">Datum und Unterschrift 1. Betreuer/in</text:p>
            </table:table-cell>
            <table:covered-table-cell/>
            <table:covered-table-cell/>
            <table:covered-table-cell/>
            <table:covered-table-cell/>
            <table:table-cell table:style-name="Tabelle6.A2" office:value-type="string">
              <text:p text:style-name="P17"/>
            </table:table-cell>
            <table:table-cell table:style-name="Tabelle6.A2" table:number-columns-spanned="5" office:value-type="string">
              <text:p text:style-name="P79">Datum und Unterschrift 2. Betreuer/in</text:p>
            </table:table-cell>
            <table:covered-table-cell/>
            <table:covered-table-cell/>
            <table:covered-table-cell/>
            <table:covered-table-cell/>
          </table:table-row>
          <table:table-row table:style-name="Tabelle6.2">
            <table:table-cell table:style-name="Tabelle6.B2" table:number-columns-spanned="5" office:value-type="string">
              <text:p text:style-name="P79">x</text:p>
            </table:table-cell>
            <table:covered-table-cell/>
            <table:covered-table-cell/>
            <table:covered-table-cell/>
            <table:covered-table-cell/>
            <table:table-cell table:style-name="Tabelle6.A2" office:value-type="string">
              <text:p text:style-name="P17"/>
            </table:table-cell>
            <table:table-cell table:style-name="Tabelle6.B2" table:number-columns-spanned="5" office:value-type="string">
              <text:p text:style-name="P79">x</text:p>
            </table:table-cell>
            <table:covered-table-cell/>
            <table:covered-table-cell/>
            <table:covered-table-cell/>
            <table:covered-table-cell/>
          </table:table-row>
        </table:table>
        <text:p text:style-name="P10"><text:s/></text:p>
        <text:p text:style-name="P10"/>
        <text:p text:style-name="P7">Hiermit melde ich mich verbindlich zur Bachelor-/Masterarbeit an und versichere die Richtigkeit der von mir gemachten Angaben.</text:p>
        <text:p text:style-name="P7"/>
        <text:p text:style-name="P7"/>
        <text:p text:style-name="P7"/>
        <text:p text:style-name="P8">13.08.2020</text:p>
        <text:p text:style-name="P84">Datum<text:tab/><text:tab/>Unterschrift</text:p>
      </text:section>
      <text:p text:style-name="P85"/>
      <text:h text:style-name="P54" text:outline-level="2"><text:span text:style-name="T14">Nur vom Zentralen Prüfungsamt</text:span><text:span text:style-name="T16"> </text:span><text:span text:style-name="T14">auszufüllen</text:span></text:h>
      <text:p text:style-name="P19"/>
      <text:p text:style-name="P51"><draw:g text:anchor-type="paragraph" draw:z-index="4" draw:name="Group 95" draw:style-name="gr13"><draw:g draw:name="Group 102" draw:style-name="gr9"><draw:custom-shape draw:name="Freeform 103" draw:style-name="gr14" draw:text-style-name="P94" svg:width="0.299cm" svg:height="0.294cm" svg:x="2.325cm" svg:y="0.818cm"><text:p/><draw:enhanced-geometry draw:mirror-horizontal="false" draw:mirror-vertical="false" svg:viewBox="0 0 0 0" drawooo:sub-view-size="161 158" draw:text-areas="0 0 ?f48 ?f49" draw:type="ooxml-non-primitive" draw:enhanced-path="M 161 28 L 145 15 128 6 110 1 91 0 72 2 22 36 0 91 0 109 4 126 12 143 22 158 N"><draw:equation draw:name="f0" draw:formula="0+1484-1323"/><draw:equation draw:name="f1" draw:formula="?f0 *logwidth/161"/><draw:equation draw:name="f2" draw:formula="0+497-469"/><draw:equation draw:name="f3" draw:formula="497*logheight/158"/><draw:equation draw:name="f4" draw:formula="0+1468-1323"/><draw:equation draw:name="f5" draw:formula="?f4 *logwidth/161"/><draw:equation draw:name="f6" draw:formula="0+484-469"/><draw:equation draw:name="f7" draw:formula="484*logheight/158"/><draw:equation draw:name="f8" draw:formula="0+1451-1323"/><draw:equation draw:name="f9" draw:formula="?f8 *logwidth/161"/><draw:equation draw:name="f10" draw:formula="0+475-469"/><draw:equation draw:name="f11" draw:formula="475*logheight/158"/><draw:equation draw:name="f12" draw:formula="0+1433-1323"/><draw:equation draw:name="f13" draw:formula="?f12 *logwidth/161"/><draw:equation draw:name="f14" draw:formula="0+470-469"/><draw:equation draw:name="f15" draw:formula="470*logheight/158"/><draw:equation draw:name="f16" draw:formula="0+1414-1323"/><draw:equation draw:name="f17" draw:formula="?f16 *logwidth/161"/><draw:equation draw:name="f18" draw:formula="0+469-469"/><draw:equation draw:name="f19" draw:formula="469*logheight/158"/><draw:equation draw:name="f20" draw:formula="0+1395-1323"/><draw:equation draw:name="f21" draw:formula="?f20 *logwidth/161"/><draw:equation draw:name="f22" draw:formula="0+471-469"/><draw:equation draw:name="f23" draw:formula="471*logheight/158"/><draw:equation draw:name="f24" draw:formula="0+1345-1323"/><draw:equation draw:name="f25" draw:formula="?f24 *logwidth/161"/><draw:equation draw:name="f26" draw:formula="0+505-469"/><draw:equation draw:name="f27" draw:formula="505*logheight/158"/><draw:equation draw:name="f28" draw:formula="0+1323-1323"/><draw:equation draw:name="f29" draw:formula="?f28 *logwidth/161"/><draw:equation draw:name="f30" draw:formula="0+560-469"/><draw:equation draw:name="f31" draw:formula="560*logheight/158"/><draw:equation draw:name="f32" draw:formula="0+1323-1323"/><draw:equation draw:name="f33" draw:formula="?f32 *logwidth/161"/><draw:equation draw:name="f34" draw:formula="0+578-469"/><draw:equation draw:name="f35" draw:formula="578*logheight/158"/><draw:equation draw:name="f36" draw:formula="0+1327-1323"/><draw:equation draw:name="f37" draw:formula="?f36 *logwidth/161"/><draw:equation draw:name="f38" draw:formula="0+595-469"/><draw:equation draw:name="f39" draw:formula="595*logheight/158"/><draw:equation draw:name="f40" draw:formula="0+1335-1323"/><draw:equation draw:name="f41" draw:formula="?f40 *logwidth/161"/><draw:equation draw:name="f42" draw:formula="0+612-469"/><draw:equation draw:name="f43" draw:formula="612*logheight/158"/><draw:equation draw:name="f44" draw:formula="0+1345-1323"/><draw:equation draw:name="f45" draw:formula="?f44 *logwidth/161"/><draw:equation draw:name="f46" draw:formula="0+627-469"/><draw:equation draw:name="f47" draw:formula="627*logheight/158"/><draw:equation draw:name="f48" draw:formula="logwidth"/><draw:equation draw:name="f49" draw:formula="logheight"/></draw:enhanced-geometry></draw:custom-shape></draw:g><draw:g draw:name="Group 100" draw:style-name="gr9"><draw:custom-shape draw:name="Freeform 101" draw:style-name="gr15" draw:text-style-name="P94" svg:width="0.299cm" svg:height="0.294cm" svg:x="2.376cm" svg:y="0.878cm"><text:p/><draw:enhanced-geometry draw:mirror-horizontal="false" draw:mirror-vertical="false" svg:viewBox="0 0 0 0" drawooo:sub-view-size="161 158" draw:text-areas="0 0 ?f48 ?f49" draw:type="ooxml-non-primitive" draw:enhanced-path="M 0 130 L 15 142 32 151 51 156 70 158 89 155 139 122 160 67 160 49 156 31 149 15 138 0 N"><draw:equation draw:name="f0" draw:formula="0+1350-1350"/><draw:equation draw:name="f1" draw:formula="?f0 *logwidth/161"/><draw:equation draw:name="f2" draw:formula="0+631-501"/><draw:equation draw:name="f3" draw:formula="631*logheight/158"/><draw:equation draw:name="f4" draw:formula="0+1365-1350"/><draw:equation draw:name="f5" draw:formula="?f4 *logwidth/161"/><draw:equation draw:name="f6" draw:formula="0+643-501"/><draw:equation draw:name="f7" draw:formula="643*logheight/158"/><draw:equation draw:name="f8" draw:formula="0+1382-1350"/><draw:equation draw:name="f9" draw:formula="?f8 *logwidth/161"/><draw:equation draw:name="f10" draw:formula="0+652-501"/><draw:equation draw:name="f11" draw:formula="652*logheight/158"/><draw:equation draw:name="f12" draw:formula="0+1401-1350"/><draw:equation draw:name="f13" draw:formula="?f12 *logwidth/161"/><draw:equation draw:name="f14" draw:formula="0+657-501"/><draw:equation draw:name="f15" draw:formula="657*logheight/158"/><draw:equation draw:name="f16" draw:formula="0+1420-1350"/><draw:equation draw:name="f17" draw:formula="?f16 *logwidth/161"/><draw:equation draw:name="f18" draw:formula="0+659-501"/><draw:equation draw:name="f19" draw:formula="659*logheight/158"/><draw:equation draw:name="f20" draw:formula="0+1439-1350"/><draw:equation draw:name="f21" draw:formula="?f20 *logwidth/161"/><draw:equation draw:name="f22" draw:formula="0+656-501"/><draw:equation draw:name="f23" draw:formula="656*logheight/158"/><draw:equation draw:name="f24" draw:formula="0+1489-1350"/><draw:equation draw:name="f25" draw:formula="?f24 *logwidth/161"/><draw:equation draw:name="f26" draw:formula="0+623-501"/><draw:equation draw:name="f27" draw:formula="623*logheight/158"/><draw:equation draw:name="f28" draw:formula="0+1510-1350"/><draw:equation draw:name="f29" draw:formula="?f28 *logwidth/161"/><draw:equation draw:name="f30" draw:formula="0+568-501"/><draw:equation draw:name="f31" draw:formula="568*logheight/158"/><draw:equation draw:name="f32" draw:formula="0+1510-1350"/><draw:equation draw:name="f33" draw:formula="?f32 *logwidth/161"/><draw:equation draw:name="f34" draw:formula="0+550-501"/><draw:equation draw:name="f35" draw:formula="550*logheight/158"/><draw:equation draw:name="f36" draw:formula="0+1506-1350"/><draw:equation draw:name="f37" draw:formula="?f36 *logwidth/161"/><draw:equation draw:name="f38" draw:formula="0+532-501"/><draw:equation draw:name="f39" draw:formula="532*logheight/158"/><draw:equation draw:name="f40" draw:formula="0+1499-1350"/><draw:equation draw:name="f41" draw:formula="?f40 *logwidth/161"/><draw:equation draw:name="f42" draw:formula="0+516-501"/><draw:equation draw:name="f43" draw:formula="516*logheight/158"/><draw:equation draw:name="f44" draw:formula="0+1488-1350"/><draw:equation draw:name="f45" draw:formula="?f44 *logwidth/161"/><draw:equation draw:name="f46" draw:formula="0+501-501"/><draw:equation draw:name="f47" draw:formula="501*logheight/158"/><draw:equation draw:name="f48" draw:formula="logwidth"/><draw:equation draw:name="f49" draw:formula="logheight"/></draw:enhanced-geometry></draw:custom-shape></draw:g><draw:g draw:name="Group 98" draw:style-name="gr9"><draw:custom-shape draw:name="Freeform 99" draw:style-name="gr16" draw:text-style-name="P94" svg:width="0.267cm" svg:height="0.251cm" svg:x="2.389cm" svg:y="0.901cm"><text:p/><draw:enhanced-geometry draw:mirror-horizontal="false" draw:mirror-vertical="false" svg:viewBox="0 0 0 0" drawooo:sub-view-size="144 136" draw:text-areas="0 0 ?f40 ?f41" draw:type="ooxml-non-primitive" draw:enhanced-path="M 0 111 L 15 123 33 131 51 135 70 135 122 104 143 49 142 32 137 15 128 0 N"><draw:equation draw:name="f0" draw:formula="0+1357-1357"/><draw:equation draw:name="f1" draw:formula="?f0 *logwidth/144"/><draw:equation draw:name="f2" draw:formula="0+624-513"/><draw:equation draw:name="f3" draw:formula="624*logheight/136"/><draw:equation draw:name="f4" draw:formula="0+1372-1357"/><draw:equation draw:name="f5" draw:formula="?f4 *logwidth/144"/><draw:equation draw:name="f6" draw:formula="0+636-513"/><draw:equation draw:name="f7" draw:formula="636*logheight/136"/><draw:equation draw:name="f8" draw:formula="0+1390-1357"/><draw:equation draw:name="f9" draw:formula="?f8 *logwidth/144"/><draw:equation draw:name="f10" draw:formula="0+644-513"/><draw:equation draw:name="f11" draw:formula="644*logheight/136"/><draw:equation draw:name="f12" draw:formula="0+1408-1357"/><draw:equation draw:name="f13" draw:formula="?f12 *logwidth/144"/><draw:equation draw:name="f14" draw:formula="0+648-513"/><draw:equation draw:name="f15" draw:formula="648*logheight/136"/><draw:equation draw:name="f16" draw:formula="0+1427-1357"/><draw:equation draw:name="f17" draw:formula="?f16 *logwidth/144"/><draw:equation draw:name="f18" draw:formula="0+648-513"/><draw:equation draw:name="f19" draw:formula="648*logheight/136"/><draw:equation draw:name="f20" draw:formula="0+1479-1357"/><draw:equation draw:name="f21" draw:formula="?f20 *logwidth/144"/><draw:equation draw:name="f22" draw:formula="0+617-513"/><draw:equation draw:name="f23" draw:formula="617*logheight/136"/><draw:equation draw:name="f24" draw:formula="0+1500-1357"/><draw:equation draw:name="f25" draw:formula="?f24 *logwidth/144"/><draw:equation draw:name="f26" draw:formula="0+562-513"/><draw:equation draw:name="f27" draw:formula="562*logheight/136"/><draw:equation draw:name="f28" draw:formula="0+1499-1357"/><draw:equation draw:name="f29" draw:formula="?f28 *logwidth/144"/><draw:equation draw:name="f30" draw:formula="0+545-513"/><draw:equation draw:name="f31" draw:formula="545*logheight/136"/><draw:equation draw:name="f32" draw:formula="0+1494-1357"/><draw:equation draw:name="f33" draw:formula="?f32 *logwidth/144"/><draw:equation draw:name="f34" draw:formula="0+528-513"/><draw:equation draw:name="f35" draw:formula="528*logheight/136"/><draw:equation draw:name="f36" draw:formula="0+1485-1357"/><draw:equation draw:name="f37" draw:formula="?f36 *logwidth/144"/><draw:equation draw:name="f38" draw:formula="0+513-513"/><draw:equation draw:name="f39" draw:formula="513*logheight/136"/><draw:equation draw:name="f40" draw:formula="logwidth"/><draw:equation draw:name="f41" draw:formula="logheight"/></draw:enhanced-geometry></draw:custom-shape></draw:g><draw:g draw:name="Group 96" draw:style-name="gr9"><draw:custom-shape draw:name="Freeform 97" draw:style-name="gr17" draw:text-style-name="P94" svg:width="0.267cm" svg:height="0.251cm" svg:x="2.344cm" svg:y="0.837cm"><text:p/><draw:enhanced-geometry draw:mirror-horizontal="false" draw:mirror-vertical="false" svg:viewBox="0 0 0 0" drawooo:sub-view-size="144 136" draw:text-areas="0 0 ?f40 ?f41" draw:type="ooxml-non-primitive" draw:enhanced-path="M 144 25 L 128 12 111 4 92 0 73 0 21 31 0 86 2 104 7 120 16 136 N"><draw:equation draw:name="f0" draw:formula="0+1477-1333"/><draw:equation draw:name="f1" draw:formula="?f0 *logwidth/144"/><draw:equation draw:name="f2" draw:formula="0+504-479"/><draw:equation draw:name="f3" draw:formula="504*logheight/136"/><draw:equation draw:name="f4" draw:formula="0+1461-1333"/><draw:equation draw:name="f5" draw:formula="?f4 *logwidth/144"/><draw:equation draw:name="f6" draw:formula="0+491-479"/><draw:equation draw:name="f7" draw:formula="491*logheight/136"/><draw:equation draw:name="f8" draw:formula="0+1444-1333"/><draw:equation draw:name="f9" draw:formula="?f8 *logwidth/144"/><draw:equation draw:name="f10" draw:formula="0+483-479"/><draw:equation draw:name="f11" draw:formula="483*logheight/136"/><draw:equation draw:name="f12" draw:formula="0+1425-1333"/><draw:equation draw:name="f13" draw:formula="?f12 *logwidth/144"/><draw:equation draw:name="f14" draw:formula="0+479-479"/><draw:equation draw:name="f15" draw:formula="479*logheight/136"/><draw:equation draw:name="f16" draw:formula="0+1406-1333"/><draw:equation draw:name="f17" draw:formula="?f16 *logwidth/144"/><draw:equation draw:name="f18" draw:formula="0+479-479"/><draw:equation draw:name="f19" draw:formula="479*logheight/136"/><draw:equation draw:name="f20" draw:formula="0+1354-1333"/><draw:equation draw:name="f21" draw:formula="?f20 *logwidth/144"/><draw:equation draw:name="f22" draw:formula="0+510-479"/><draw:equation draw:name="f23" draw:formula="510*logheight/136"/><draw:equation draw:name="f24" draw:formula="0+1333-1333"/><draw:equation draw:name="f25" draw:formula="?f24 *logwidth/144"/><draw:equation draw:name="f26" draw:formula="0+565-479"/><draw:equation draw:name="f27" draw:formula="565*logheight/136"/><draw:equation draw:name="f28" draw:formula="0+1335-1333"/><draw:equation draw:name="f29" draw:formula="?f28 *logwidth/144"/><draw:equation draw:name="f30" draw:formula="0+583-479"/><draw:equation draw:name="f31" draw:formula="583*logheight/136"/><draw:equation draw:name="f32" draw:formula="0+1340-1333"/><draw:equation draw:name="f33" draw:formula="?f32 *logwidth/144"/><draw:equation draw:name="f34" draw:formula="0+599-479"/><draw:equation draw:name="f35" draw:formula="599*logheight/136"/><draw:equation draw:name="f36" draw:formula="0+1349-1333"/><draw:equation draw:name="f37" draw:formula="?f36 *logwidth/144"/><draw:equation draw:name="f38" draw:formula="0+615-479"/><draw:equation draw:name="f39" draw:formula="615*logheight/136"/><draw:equation draw:name="f40" draw:formula="logwidth"/><draw:equation draw:name="f41" draw:formula="logheight"/></draw:enhanced-geometry></draw:custom-shape></draw:g></draw:g><text:span text:style-name="T14">Der/die</text:span><text:span text:style-name="T17"> </text:span><text:span text:style-name="T14">Studierende erfüllt</text:span></text:p>
      <text:p text:style-name="P52"><draw:g text:anchor-type="paragraph" draw:z-index="0" draw:name="Group 86" draw:style-name="gr1"><draw:g draw:name="Group 93" draw:style-name="gr2"><draw:custom-shape draw:name="Freeform 94" draw:style-name="gr3" draw:text-style-name="P94" svg:width="0.299cm" svg:height="0.294cm" svg:x="2.325cm" svg:y="0.056cm"><text:p/><draw:enhanced-geometry draw:mirror-horizontal="false" draw:mirror-vertical="false" svg:viewBox="0 0 0 0" drawooo:sub-view-size="161 158" draw:text-areas="0 0 ?f48 ?f49" draw:type="ooxml-non-primitive" draw:enhanced-path="M 161 28 L 145 15 128 6 110 1 91 0 72 2 22 36 0 91 0 109 4 126 12 143 22 158 N"><draw:equation draw:name="f0" draw:formula="0+1484-1323"/><draw:equation draw:name="f1" draw:formula="?f0 *logwidth/161"/><draw:equation draw:name="f2" draw:formula="0+65-37"/><draw:equation draw:name="f3" draw:formula="65*logheight/158"/><draw:equation draw:name="f4" draw:formula="0+1468-1323"/><draw:equation draw:name="f5" draw:formula="?f4 *logwidth/161"/><draw:equation draw:name="f6" draw:formula="0+52-37"/><draw:equation draw:name="f7" draw:formula="52*logheight/158"/><draw:equation draw:name="f8" draw:formula="0+1451-1323"/><draw:equation draw:name="f9" draw:formula="?f8 *logwidth/161"/><draw:equation draw:name="f10" draw:formula="0+43-37"/><draw:equation draw:name="f11" draw:formula="43*logheight/158"/><draw:equation draw:name="f12" draw:formula="0+1433-1323"/><draw:equation draw:name="f13" draw:formula="?f12 *logwidth/161"/><draw:equation draw:name="f14" draw:formula="0+38-37"/><draw:equation draw:name="f15" draw:formula="38*logheight/158"/><draw:equation draw:name="f16" draw:formula="0+1414-1323"/><draw:equation draw:name="f17" draw:formula="?f16 *logwidth/161"/><draw:equation draw:name="f18" draw:formula="0+37-37"/><draw:equation draw:name="f19" draw:formula="37*logheight/158"/><draw:equation draw:name="f20" draw:formula="0+1395-1323"/><draw:equation draw:name="f21" draw:formula="?f20 *logwidth/161"/><draw:equation draw:name="f22" draw:formula="0+39-37"/><draw:equation draw:name="f23" draw:formula="39*logheight/158"/><draw:equation draw:name="f24" draw:formula="0+1345-1323"/><draw:equation draw:name="f25" draw:formula="?f24 *logwidth/161"/><draw:equation draw:name="f26" draw:formula="0+73-37"/><draw:equation draw:name="f27" draw:formula="73*logheight/158"/><draw:equation draw:name="f28" draw:formula="0+1323-1323"/><draw:equation draw:name="f29" draw:formula="?f28 *logwidth/161"/><draw:equation draw:name="f30" draw:formula="0+128-37"/><draw:equation draw:name="f31" draw:formula="128*logheight/158"/><draw:equation draw:name="f32" draw:formula="0+1323-1323"/><draw:equation draw:name="f33" draw:formula="?f32 *logwidth/161"/><draw:equation draw:name="f34" draw:formula="0+146-37"/><draw:equation draw:name="f35" draw:formula="146*logheight/158"/><draw:equation draw:name="f36" draw:formula="0+1327-1323"/><draw:equation draw:name="f37" draw:formula="?f36 *logwidth/161"/><draw:equation draw:name="f38" draw:formula="0+163-37"/><draw:equation draw:name="f39" draw:formula="163*logheight/158"/><draw:equation draw:name="f40" draw:formula="0+1335-1323"/><draw:equation draw:name="f41" draw:formula="?f40 *logwidth/161"/><draw:equation draw:name="f42" draw:formula="0+180-37"/><draw:equation draw:name="f43" draw:formula="180*logheight/158"/><draw:equation draw:name="f44" draw:formula="0+1345-1323"/><draw:equation draw:name="f45" draw:formula="?f44 *logwidth/161"/><draw:equation draw:name="f46" draw:formula="0+195-37"/><draw:equation draw:name="f47" draw:formula="195*logheight/158"/><draw:equation draw:name="f48" draw:formula="logwidth"/><draw:equation draw:name="f49" draw:formula="logheight"/></draw:enhanced-geometry></draw:custom-shape></draw:g><draw:g draw:name="Group 91" draw:style-name="gr2"><draw:custom-shape draw:name="Freeform 92" draw:style-name="gr4" draw:text-style-name="P94" svg:width="0.299cm" svg:height="0.294cm" svg:x="2.376cm" svg:y="0.116cm"><text:p/><draw:enhanced-geometry draw:mirror-horizontal="false" draw:mirror-vertical="false" svg:viewBox="0 0 0 0" drawooo:sub-view-size="161 158" draw:text-areas="0 0 ?f48 ?f49" draw:type="ooxml-non-primitive" draw:enhanced-path="M 0 130 L 15 142 32 151 51 156 70 158 89 155 139 122 160 67 160 49 156 31 149 15 138 0 N"><draw:equation draw:name="f0" draw:formula="0+1350-1350"/><draw:equation draw:name="f1" draw:formula="?f0 *logwidth/161"/><draw:equation draw:name="f2" draw:formula="0+199-69"/><draw:equation draw:name="f3" draw:formula="199*logheight/158"/><draw:equation draw:name="f4" draw:formula="0+1365-1350"/><draw:equation draw:name="f5" draw:formula="?f4 *logwidth/161"/><draw:equation draw:name="f6" draw:formula="0+211-69"/><draw:equation draw:name="f7" draw:formula="211*logheight/158"/><draw:equation draw:name="f8" draw:formula="0+1382-1350"/><draw:equation draw:name="f9" draw:formula="?f8 *logwidth/161"/><draw:equation draw:name="f10" draw:formula="0+220-69"/><draw:equation draw:name="f11" draw:formula="220*logheight/158"/><draw:equation draw:name="f12" draw:formula="0+1401-1350"/><draw:equation draw:name="f13" draw:formula="?f12 *logwidth/161"/><draw:equation draw:name="f14" draw:formula="0+225-69"/><draw:equation draw:name="f15" draw:formula="225*logheight/158"/><draw:equation draw:name="f16" draw:formula="0+1420-1350"/><draw:equation draw:name="f17" draw:formula="?f16 *logwidth/161"/><draw:equation draw:name="f18" draw:formula="0+227-69"/><draw:equation draw:name="f19" draw:formula="227*logheight/158"/><draw:equation draw:name="f20" draw:formula="0+1439-1350"/><draw:equation draw:name="f21" draw:formula="?f20 *logwidth/161"/><draw:equation draw:name="f22" draw:formula="0+224-69"/><draw:equation draw:name="f23" draw:formula="224*logheight/158"/><draw:equation draw:name="f24" draw:formula="0+1489-1350"/><draw:equation draw:name="f25" draw:formula="?f24 *logwidth/161"/><draw:equation draw:name="f26" draw:formula="0+191-69"/><draw:equation draw:name="f27" draw:formula="191*logheight/158"/><draw:equation draw:name="f28" draw:formula="0+1510-1350"/><draw:equation draw:name="f29" draw:formula="?f28 *logwidth/161"/><draw:equation draw:name="f30" draw:formula="0+136-69"/><draw:equation draw:name="f31" draw:formula="136*logheight/158"/><draw:equation draw:name="f32" draw:formula="0+1510-1350"/><draw:equation draw:name="f33" draw:formula="?f32 *logwidth/161"/><draw:equation draw:name="f34" draw:formula="0+118-69"/><draw:equation draw:name="f35" draw:formula="118*logheight/158"/><draw:equation draw:name="f36" draw:formula="0+1506-1350"/><draw:equation draw:name="f37" draw:formula="?f36 *logwidth/161"/><draw:equation draw:name="f38" draw:formula="0+100-69"/><draw:equation draw:name="f39" draw:formula="100*logheight/158"/><draw:equation draw:name="f40" draw:formula="0+1499-1350"/><draw:equation draw:name="f41" draw:formula="?f40 *logwidth/161"/><draw:equation draw:name="f42" draw:formula="0+84-69"/><draw:equation draw:name="f43" draw:formula="84*logheight/158"/><draw:equation draw:name="f44" draw:formula="0+1488-1350"/><draw:equation draw:name="f45" draw:formula="?f44 *logwidth/161"/><draw:equation draw:name="f46" draw:formula="0+69-69"/><draw:equation draw:name="f47" draw:formula="69*logheight/158"/><draw:equation draw:name="f48" draw:formula="logwidth"/><draw:equation draw:name="f49" draw:formula="logheight"/></draw:enhanced-geometry></draw:custom-shape></draw:g><draw:g draw:name="Group 89" draw:style-name="gr2"><draw:custom-shape draw:name="Freeform 90" draw:style-name="gr5" draw:text-style-name="P94" svg:width="0.267cm" svg:height="0.251cm" svg:x="2.389cm" svg:y="0.139cm"><text:p/><draw:enhanced-geometry draw:mirror-horizontal="false" draw:mirror-vertical="false" svg:viewBox="0 0 0 0" drawooo:sub-view-size="144 136" draw:text-areas="0 0 ?f40 ?f41" draw:type="ooxml-non-primitive" draw:enhanced-path="M 0 111 L 15 123 33 131 51 135 70 135 122 104 143 49 142 32 137 15 128 0 N"><draw:equation draw:name="f0" draw:formula="0+1357-1357"/><draw:equation draw:name="f1" draw:formula="?f0 *logwidth/144"/><draw:equation draw:name="f2" draw:formula="0+192-81"/><draw:equation draw:name="f3" draw:formula="192*logheight/136"/><draw:equation draw:name="f4" draw:formula="0+1372-1357"/><draw:equation draw:name="f5" draw:formula="?f4 *logwidth/144"/><draw:equation draw:name="f6" draw:formula="0+204-81"/><draw:equation draw:name="f7" draw:formula="204*logheight/136"/><draw:equation draw:name="f8" draw:formula="0+1390-1357"/><draw:equation draw:name="f9" draw:formula="?f8 *logwidth/144"/><draw:equation draw:name="f10" draw:formula="0+212-81"/><draw:equation draw:name="f11" draw:formula="212*logheight/136"/><draw:equation draw:name="f12" draw:formula="0+1408-1357"/><draw:equation draw:name="f13" draw:formula="?f12 *logwidth/144"/><draw:equation draw:name="f14" draw:formula="0+216-81"/><draw:equation draw:name="f15" draw:formula="216*logheight/136"/><draw:equation draw:name="f16" draw:formula="0+1427-1357"/><draw:equation draw:name="f17" draw:formula="?f16 *logwidth/144"/><draw:equation draw:name="f18" draw:formula="0+216-81"/><draw:equation draw:name="f19" draw:formula="216*logheight/136"/><draw:equation draw:name="f20" draw:formula="0+1479-1357"/><draw:equation draw:name="f21" draw:formula="?f20 *logwidth/144"/><draw:equation draw:name="f22" draw:formula="0+185-81"/><draw:equation draw:name="f23" draw:formula="185*logheight/136"/><draw:equation draw:name="f24" draw:formula="0+1500-1357"/><draw:equation draw:name="f25" draw:formula="?f24 *logwidth/144"/><draw:equation draw:name="f26" draw:formula="0+130-81"/><draw:equation draw:name="f27" draw:formula="130*logheight/136"/><draw:equation draw:name="f28" draw:formula="0+1499-1357"/><draw:equation draw:name="f29" draw:formula="?f28 *logwidth/144"/><draw:equation draw:name="f30" draw:formula="0+113-81"/><draw:equation draw:name="f31" draw:formula="113*logheight/136"/><draw:equation draw:name="f32" draw:formula="0+1494-1357"/><draw:equation draw:name="f33" draw:formula="?f32 *logwidth/144"/><draw:equation draw:name="f34" draw:formula="0+96-81"/><draw:equation draw:name="f35" draw:formula="96*logheight/136"/><draw:equation draw:name="f36" draw:formula="0+1485-1357"/><draw:equation draw:name="f37" draw:formula="?f36 *logwidth/144"/><draw:equation draw:name="f38" draw:formula="0+81-81"/><draw:equation draw:name="f39" draw:formula="81*logheight/136"/><draw:equation draw:name="f40" draw:formula="logwidth"/><draw:equation draw:name="f41" draw:formula="logheight"/></draw:enhanced-geometry></draw:custom-shape></draw:g><draw:g draw:name="Group 87" draw:style-name="gr2"><draw:custom-shape draw:name="Freeform 88" draw:style-name="gr6" draw:text-style-name="P94" svg:width="0.267cm" svg:height="0.251cm" svg:x="2.344cm" svg:y="0.075cm"><text:p/><draw:enhanced-geometry draw:mirror-horizontal="false" draw:mirror-vertical="false" svg:viewBox="0 0 0 0" drawooo:sub-view-size="144 136" draw:text-areas="0 0 ?f40 ?f41" draw:type="ooxml-non-primitive" draw:enhanced-path="M 144 25 L 128 12 111 4 92 0 73 0 21 31 0 86 2 104 7 120 16 136 N"><draw:equation draw:name="f0" draw:formula="0+1477-1333"/><draw:equation draw:name="f1" draw:formula="?f0 *logwidth/144"/><draw:equation draw:name="f2" draw:formula="0+72-47"/><draw:equation draw:name="f3" draw:formula="72*logheight/136"/><draw:equation draw:name="f4" draw:formula="0+1461-1333"/><draw:equation draw:name="f5" draw:formula="?f4 *logwidth/144"/><draw:equation draw:name="f6" draw:formula="0+59-47"/><draw:equation draw:name="f7" draw:formula="59*logheight/136"/><draw:equation draw:name="f8" draw:formula="0+1444-1333"/><draw:equation draw:name="f9" draw:formula="?f8 *logwidth/144"/><draw:equation draw:name="f10" draw:formula="0+51-47"/><draw:equation draw:name="f11" draw:formula="51*logheight/136"/><draw:equation draw:name="f12" draw:formula="0+1425-1333"/><draw:equation draw:name="f13" draw:formula="?f12 *logwidth/144"/><draw:equation draw:name="f14" draw:formula="0+47-47"/><draw:equation draw:name="f15" draw:formula="47*logheight/136"/><draw:equation draw:name="f16" draw:formula="0+1406-1333"/><draw:equation draw:name="f17" draw:formula="?f16 *logwidth/144"/><draw:equation draw:name="f18" draw:formula="0+47-47"/><draw:equation draw:name="f19" draw:formula="47*logheight/136"/><draw:equation draw:name="f20" draw:formula="0+1354-1333"/><draw:equation draw:name="f21" draw:formula="?f20 *logwidth/144"/><draw:equation draw:name="f22" draw:formula="0+78-47"/><draw:equation draw:name="f23" draw:formula="78*logheight/136"/><draw:equation draw:name="f24" draw:formula="0+1333-1333"/><draw:equation draw:name="f25" draw:formula="?f24 *logwidth/144"/><draw:equation draw:name="f26" draw:formula="0+133-47"/><draw:equation draw:name="f27" draw:formula="133*logheight/136"/><draw:equation draw:name="f28" draw:formula="0+1335-1333"/><draw:equation draw:name="f29" draw:formula="?f28 *logwidth/144"/><draw:equation draw:name="f30" draw:formula="0+151-47"/><draw:equation draw:name="f31" draw:formula="151*logheight/136"/><draw:equation draw:name="f32" draw:formula="0+1340-1333"/><draw:equation draw:name="f33" draw:formula="?f32 *logwidth/144"/><draw:equation draw:name="f34" draw:formula="0+167-47"/><draw:equation draw:name="f35" draw:formula="167*logheight/136"/><draw:equation draw:name="f36" draw:formula="0+1349-1333"/><draw:equation draw:name="f37" draw:formula="?f36 *logwidth/144"/><draw:equation draw:name="f38" draw:formula="0+183-47"/><draw:equation draw:name="f39" draw:formula="183*logheight/136"/><draw:equation draw:name="f40" draw:formula="logwidth"/><draw:equation draw:name="f41" draw:formula="logheight"/></draw:enhanced-geometry></draw:custom-shape></draw:g></draw:g><text:span text:style-name="T14">erfüllt</text:span><text:span text:style-name="T18"> </text:span><text:span text:style-name="T14">nicht</text:span></text:p>
      <text:p text:style-name="P53"><text:span text:style-name="T14">die Zulassungsvoraussetzungen zur</text:span><text:span text:style-name="T17"> </text:span><text:span text:style-name="T14">Bachelor-/Masterarbeit.</text:span></text:p>
      <text:p text:style-name="P20"/>
      <text:p text:style-name="P56"><text:span text:style-name="T19">Gegebenenfalls</text:span><text:span text:style-name="T20"> </text:span><text:span text:style-name="T19">Anmerkungen:</text:span></text:p>
      <text:p text:style-name="P21"/>
      <text:p text:style-name="P24"><draw:g text:anchor-type="as-char" draw:z-index="11" draw:style-name="gr22"><draw:g draw:name="Group 84" draw:style-name="gr2"><draw:custom-shape draw:name="Freeform 85" draw:style-name="gr23" draw:text-style-name="P96" svg:width="17.264cm" svg:height="4.093cm" svg:x="0cm" svg:y="0cm"><text:p/><draw:enhanced-geometry draw:mirror-horizontal="false" draw:mirror-vertical="false" svg:viewBox="0 0 0 0" drawooo:sub-view-size="9787 2320" draw:text-areas="0 0 ?f14 ?f15" draw:type="ooxml-non-primitive" draw:enhanced-path="M 9787 0 L 0 0 0 2320 10 2310 10 10 9777 10 9787 0 Z N"><draw:equation draw:name="f0" draw:formula="9787*logwidth/9787"/><draw:equation draw:name="f1" draw:formula="0*logheight/2320"/><draw:equation draw:name="f2" draw:formula="0*logwidth/9787"/><draw:equation draw:name="f3" draw:formula="0*logheight/2320"/><draw:equation draw:name="f4" draw:formula="0*logwidth/9787"/><draw:equation draw:name="f5" draw:formula="2320*logheight/2320"/><draw:equation draw:name="f6" draw:formula="10*logwidth/9787"/><draw:equation draw:name="f7" draw:formula="2310*logheight/2320"/><draw:equation draw:name="f8" draw:formula="10*logwidth/9787"/><draw:equation draw:name="f9" draw:formula="10*logheight/2320"/><draw:equation draw:name="f10" draw:formula="9777*logwidth/9787"/><draw:equation draw:name="f11" draw:formula="10*logheight/2320"/><draw:equation draw:name="f12" draw:formula="9787*logwidth/9787"/><draw:equation draw:name="f13" draw:formula="0*logheight/2320"/><draw:equation draw:name="f14" draw:formula="logwidth"/><draw:equation draw:name="f15" draw:formula="logheight"/></draw:enhanced-geometry></draw:custom-shape></draw:g><draw:g draw:name="Group 82" draw:style-name="gr2"><draw:custom-shape draw:name="Freeform 83" draw:style-name="gr23" draw:text-style-name="P96" svg:width="17.264cm" svg:height="4.093cm" svg:x="0cm" svg:y="0cm"><text:p/><draw:enhanced-geometry draw:mirror-horizontal="false" draw:mirror-vertical="false" svg:viewBox="0 0 0 0" drawooo:sub-view-size="9787 2320" draw:text-areas="0 0 ?f14 ?f15" draw:type="ooxml-non-primitive" draw:enhanced-path="M 9787 0 L 9777 10 9777 2310 10 2310 0 2320 9787 2320 9787 0 Z N"><draw:equation draw:name="f0" draw:formula="9787*logwidth/9787"/><draw:equation draw:name="f1" draw:formula="0*logheight/2320"/><draw:equation draw:name="f2" draw:formula="9777*logwidth/9787"/><draw:equation draw:name="f3" draw:formula="10*logheight/2320"/><draw:equation draw:name="f4" draw:formula="9777*logwidth/9787"/><draw:equation draw:name="f5" draw:formula="2310*logheight/2320"/><draw:equation draw:name="f6" draw:formula="10*logwidth/9787"/><draw:equation draw:name="f7" draw:formula="2310*logheight/2320"/><draw:equation draw:name="f8" draw:formula="0*logwidth/9787"/><draw:equation draw:name="f9" draw:formula="2320*logheight/2320"/><draw:equation draw:name="f10" draw:formula="9787*logwidth/9787"/><draw:equation draw:name="f11" draw:formula="2320*logheight/2320"/><draw:equation draw:name="f12" draw:formula="9787*logwidth/9787"/><draw:equation draw:name="f13" draw:formula="0*logheight/2320"/><draw:equation draw:name="f14" draw:formula="logwidth"/><draw:equation draw:name="f15" draw:formula="logheight"/></draw:enhanced-geometry></draw:custom-shape></draw:g><draw:g draw:name="Group 80" draw:style-name="gr2"><draw:custom-shape draw:name="Freeform 81" draw:style-name="gr24" draw:text-style-name="P97" svg:width="17.229cm" svg:height="4.058cm" svg:x="0.018cm" svg:y="0.018cm"><text:p/><draw:enhanced-geometry draw:mirror-horizontal="false" draw:mirror-vertical="false" svg:viewBox="0 0 0 0" drawooo:sub-view-size="9767 2300" draw:text-areas="0 0 ?f28 ?f29" draw:type="ooxml-non-primitive" draw:enhanced-path="M 9767 0 L 0 0 0 2300 10 2290 10 10 9757 10 9767 0 Z N"><draw:equation draw:name="f0" draw:formula="0+9777-10"/><draw:equation draw:name="f1" draw:formula="?f0 *logwidth/9767"/><draw:equation draw:name="f2" draw:formula="0+10-10"/><draw:equation draw:name="f3" draw:formula="10*logheight/2300"/><draw:equation draw:name="f4" draw:formula="0+10-10"/><draw:equation draw:name="f5" draw:formula="?f4 *logwidth/9767"/><draw:equation draw:name="f6" draw:formula="0+10-10"/><draw:equation draw:name="f7" draw:formula="10*logheight/2300"/><draw:equation draw:name="f8" draw:formula="0+10-10"/><draw:equation draw:name="f9" draw:formula="?f8 *logwidth/9767"/><draw:equation draw:name="f10" draw:formula="0+2310-10"/><draw:equation draw:name="f11" draw:formula="2310*logheight/2300"/><draw:equation draw:name="f12" draw:formula="0+20-10"/><draw:equation draw:name="f13" draw:formula="?f12 *logwidth/9767"/><draw:equation draw:name="f14" draw:formula="0+2300-10"/><draw:equation draw:name="f15" draw:formula="2300*logheight/2300"/><draw:equation draw:name="f16" draw:formula="0+20-10"/><draw:equation draw:name="f17" draw:formula="?f16 *logwidth/9767"/><draw:equation draw:name="f18" draw:formula="0+20-10"/><draw:equation draw:name="f19" draw:formula="20*logheight/2300"/><draw:equation draw:name="f20" draw:formula="0+9767-10"/><draw:equation draw:name="f21" draw:formula="?f20 *logwidth/9767"/><draw:equation draw:name="f22" draw:formula="0+20-10"/><draw:equation draw:name="f23" draw:formula="20*logheight/2300"/><draw:equation draw:name="f24" draw:formula="0+9777-10"/><draw:equation draw:name="f25" draw:formula="?f24 *logwidth/9767"/><draw:equation draw:name="f26" draw:formula="0+10-10"/><draw:equation draw:name="f27" draw:formula="10*logheight/2300"/><draw:equation draw:name="f28" draw:formula="logwidth"/><draw:equation draw:name="f29" draw:formula="logheight"/></draw:enhanced-geometry></draw:custom-shape></draw:g><draw:g draw:name="Group 78" draw:style-name="gr2"><draw:custom-shape draw:name="Freeform 79" draw:style-name="gr25" draw:text-style-name="P98" svg:width="17.229cm" svg:height="4.058cm" svg:x="0.018cm" svg:y="0.018cm"><text:p/><draw:enhanced-geometry draw:mirror-horizontal="false" draw:mirror-vertical="false" svg:viewBox="0 0 0 0" drawooo:sub-view-size="9767 2300" draw:text-areas="0 0 ?f28 ?f29" draw:type="ooxml-non-primitive" draw:enhanced-path="M 9767 0 L 9757 10 9757 2290 10 2290 0 2300 9767 2300 9767 0 Z N"><draw:equation draw:name="f0" draw:formula="0+9777-10"/><draw:equation draw:name="f1" draw:formula="?f0 *logwidth/9767"/><draw:equation draw:name="f2" draw:formula="0+10-10"/><draw:equation draw:name="f3" draw:formula="10*logheight/2300"/><draw:equation draw:name="f4" draw:formula="0+9767-10"/><draw:equation draw:name="f5" draw:formula="?f4 *logwidth/9767"/><draw:equation draw:name="f6" draw:formula="0+20-10"/><draw:equation draw:name="f7" draw:formula="20*logheight/2300"/><draw:equation draw:name="f8" draw:formula="0+9767-10"/><draw:equation draw:name="f9" draw:formula="?f8 *logwidth/9767"/><draw:equation draw:name="f10" draw:formula="0+2300-10"/><draw:equation draw:name="f11" draw:formula="2300*logheight/2300"/><draw:equation draw:name="f12" draw:formula="0+20-10"/><draw:equation draw:name="f13" draw:formula="?f12 *logwidth/9767"/><draw:equation draw:name="f14" draw:formula="0+2300-10"/><draw:equation draw:name="f15" draw:formula="2300*logheight/2300"/><draw:equation draw:name="f16" draw:formula="0+10-10"/><draw:equation draw:name="f17" draw:formula="?f16 *logwidth/9767"/><draw:equation draw:name="f18" draw:formula="0+2310-10"/><draw:equation draw:name="f19" draw:formula="2310*logheight/2300"/><draw:equation draw:name="f20" draw:formula="0+9777-10"/><draw:equation draw:name="f21" draw:formula="?f20 *logwidth/9767"/><draw:equation draw:name="f22" draw:formula="0+2310-10"/><draw:equation draw:name="f23" draw:formula="2310*logheight/2300"/><draw:equation draw:name="f24" draw:formula="0+9777-10"/><draw:equation draw:name="f25" draw:formula="?f24 *logwidth/9767"/><draw:equation draw:name="f26" draw:formula="0+10-10"/><draw:equation draw:name="f27" draw:formula="10*logheight/2300"/><draw:equation draw:name="f28" draw:formula="logwidth"/><draw:equation draw:name="f29" draw:formula="logheight"/></draw:enhanced-geometry></draw:custom-shape></draw:g></draw:g></text:p>
      <text:p text:style-name="P13"/>
      <text:p text:style-name="P13"/>
      <text:p text:style-name="P13"/>
      <text:p text:style-name="P23"/>
      <text:h text:style-name="P72" text:outline-level="2">x</text:h>
      <text:p text:style-name="P26"/>
      <text:p text:style-name="P27"><text:span text:style-name="T13"><text:tab/></text:span><text:span text:style-name="T13"><draw:g text:anchor-type="as-char" draw:z-index="12" draw:style-name="gr22"><draw:g draw:name="Group 75" draw:style-name="gr2"><draw:custom-shape draw:name="Freeform 76" draw:style-name="gr26" draw:text-style-name="P94" svg:width="13.172cm" svg:height="0.018cm" svg:x="0cm" svg:y="0cm"><text:p/><draw:enhanced-geometry draw:mirror-horizontal="false" draw:mirror-vertical="false" svg:viewBox="0 0 0 0" drawooo:sub-view-size="7457 0" draw:text-areas="0 0 ?f4 ?f5" draw:type="ooxml-non-primitive" draw:enhanced-path="M 0 0 L 7457 0 N"><draw:equation draw:name="f0" draw:formula="0+5-5"/><draw:equation draw:name="f1" draw:formula="?f0 *logwidth/7457"/><draw:equation draw:name="f2" draw:formula="0+7462-5"/><draw:equation draw:name="f3" draw:formula="?f2 *logwidth/7457"/><draw:equation draw:name="f4" draw:formula="logwidth"/><draw:equation draw:name="f5" draw:formula="logheight"/></draw:enhanced-geometry></draw:custom-shape></draw:g></draw:g></text:span><text:span text:style-name="T13"><draw:g text:anchor-type="as-char" draw:z-index="13" draw:style-name="gr22"><draw:g draw:name="Group 72" draw:style-name="gr2"><draw:custom-shape draw:name="Freeform 73" draw:style-name="gr27" draw:text-style-name="P94" svg:width="3.964cm" svg:height="0.018cm" svg:x="0cm" svg:y="0cm"><text:p/><draw:enhanced-geometry draw:mirror-horizontal="false" draw:mirror-vertical="false" svg:viewBox="0 0 0 0" drawooo:sub-view-size="2237 0" draw:text-areas="0 0 ?f4 ?f5" draw:type="ooxml-non-primitive" draw:enhanced-path="M 0 0 L 2237 0 N"><draw:equation draw:name="f0" draw:formula="0+5-5"/><draw:equation draw:name="f1" draw:formula="?f0 *logwidth/2237"/><draw:equation draw:name="f2" draw:formula="0+2242-5"/><draw:equation draw:name="f3" draw:formula="?f2 *logwidth/2237"/><draw:equation draw:name="f4" draw:formula="logwidth"/><draw:equation draw:name="f5" draw:formula="logheight"/></draw:enhanced-geometry></draw:custom-shape></draw:g></draw:g></text:span></text:p>
      <text:p text:style-name="P57"><text:span text:style-name="T22">Datum<text:tab/></text:span><text:span text:style-name="T24">Unterschrift</text:span><text:span text:style-name="T26"> </text:span><text:span text:style-name="T27">ZPA</text:span></text:p>
      <text:p text:style-name="P13"/>
      <text:p text:style-name="P28"/>
      <text:p text:style-name="P28"/>
      <text:p text:style-name="P28"/>
      <text:p text:style-name="P28"/>
      <text:p text:style-name="P29"><draw:g text:anchor-type="as-char" draw:z-index="14" draw:style-name="gr22"><draw:g draw:name="Group 69" draw:style-name="gr2"><draw:custom-shape draw:name="Freeform 70" draw:style-name="gr28" draw:text-style-name="P94" svg:width="17.719cm" svg:height="0.018cm" svg:x="0cm" svg:y="0cm"><text:p/><draw:enhanced-geometry draw:mirror-horizontal="false" draw:mirror-vertical="false" svg:viewBox="0 0 0 0" drawooo:sub-view-size="10035 0" draw:text-areas="0 0 ?f4 ?f5" draw:type="ooxml-non-primitive" draw:enhanced-path="M 0 0 L 10035 0 N"><draw:equation draw:name="f0" draw:formula="0+5-5"/><draw:equation draw:name="f1" draw:formula="?f0 *logwidth/10035"/><draw:equation draw:name="f2" draw:formula="0+10040-5"/><draw:equation draw:name="f3" draw:formula="?f2 *logwidth/10035"/><draw:equation draw:name="f4" draw:formula="logwidth"/><draw:equation draw:name="f5" draw:formula="logheight"/></draw:enhanced-geometry></draw:custom-shape></draw:g></draw:g></text:p>
      <text:h text:style-name="P55" text:outline-level="2"><text:span text:style-name="T14">Nur von der / dem zuständigen Ausschussvorsitzenden</text:span><text:span text:style-name="T30"> </text:span><text:span text:style-name="T14">auszufüllen</text:span></text:h>
      <text:p text:style-name="P19"/>
      <text:p text:style-name="P51"><draw:g text:anchor-type="paragraph" draw:z-index="5" draw:name="Group 59" draw:style-name="gr18"><draw:g draw:name="Group 66" draw:style-name="gr9"><draw:custom-shape draw:name="Freeform 67" draw:style-name="gr14" draw:text-style-name="P94" svg:width="0.299cm" svg:height="0.294cm" svg:x="2.325cm" svg:y="0.818cm"><text:p/><draw:enhanced-geometry draw:mirror-horizontal="false" draw:mirror-vertical="false" svg:viewBox="0 0 0 0" drawooo:sub-view-size="161 158" draw:text-areas="0 0 ?f48 ?f49" draw:type="ooxml-non-primitive" draw:enhanced-path="M 161 28 L 145 15 128 6 110 1 91 0 72 2 22 36 0 91 0 109 4 126 12 143 22 158 N"><draw:equation draw:name="f0" draw:formula="0+1484-1323"/><draw:equation draw:name="f1" draw:formula="?f0 *logwidth/161"/><draw:equation draw:name="f2" draw:formula="0+497-469"/><draw:equation draw:name="f3" draw:formula="497*logheight/158"/><draw:equation draw:name="f4" draw:formula="0+1468-1323"/><draw:equation draw:name="f5" draw:formula="?f4 *logwidth/161"/><draw:equation draw:name="f6" draw:formula="0+484-469"/><draw:equation draw:name="f7" draw:formula="484*logheight/158"/><draw:equation draw:name="f8" draw:formula="0+1451-1323"/><draw:equation draw:name="f9" draw:formula="?f8 *logwidth/161"/><draw:equation draw:name="f10" draw:formula="0+475-469"/><draw:equation draw:name="f11" draw:formula="475*logheight/158"/><draw:equation draw:name="f12" draw:formula="0+1433-1323"/><draw:equation draw:name="f13" draw:formula="?f12 *logwidth/161"/><draw:equation draw:name="f14" draw:formula="0+470-469"/><draw:equation draw:name="f15" draw:formula="470*logheight/158"/><draw:equation draw:name="f16" draw:formula="0+1414-1323"/><draw:equation draw:name="f17" draw:formula="?f16 *logwidth/161"/><draw:equation draw:name="f18" draw:formula="0+469-469"/><draw:equation draw:name="f19" draw:formula="469*logheight/158"/><draw:equation draw:name="f20" draw:formula="0+1395-1323"/><draw:equation draw:name="f21" draw:formula="?f20 *logwidth/161"/><draw:equation draw:name="f22" draw:formula="0+471-469"/><draw:equation draw:name="f23" draw:formula="471*logheight/158"/><draw:equation draw:name="f24" draw:formula="0+1345-1323"/><draw:equation draw:name="f25" draw:formula="?f24 *logwidth/161"/><draw:equation draw:name="f26" draw:formula="0+505-469"/><draw:equation draw:name="f27" draw:formula="505*logheight/158"/><draw:equation draw:name="f28" draw:formula="0+1323-1323"/><draw:equation draw:name="f29" draw:formula="?f28 *logwidth/161"/><draw:equation draw:name="f30" draw:formula="0+560-469"/><draw:equation draw:name="f31" draw:formula="560*logheight/158"/><draw:equation draw:name="f32" draw:formula="0+1323-1323"/><draw:equation draw:name="f33" draw:formula="?f32 *logwidth/161"/><draw:equation draw:name="f34" draw:formula="0+578-469"/><draw:equation draw:name="f35" draw:formula="578*logheight/158"/><draw:equation draw:name="f36" draw:formula="0+1327-1323"/><draw:equation draw:name="f37" draw:formula="?f36 *logwidth/161"/><draw:equation draw:name="f38" draw:formula="0+595-469"/><draw:equation draw:name="f39" draw:formula="595*logheight/158"/><draw:equation draw:name="f40" draw:formula="0+1335-1323"/><draw:equation draw:name="f41" draw:formula="?f40 *logwidth/161"/><draw:equation draw:name="f42" draw:formula="0+612-469"/><draw:equation draw:name="f43" draw:formula="612*logheight/158"/><draw:equation draw:name="f44" draw:formula="0+1345-1323"/><draw:equation draw:name="f45" draw:formula="?f44 *logwidth/161"/><draw:equation draw:name="f46" draw:formula="0+627-469"/><draw:equation draw:name="f47" draw:formula="627*logheight/158"/><draw:equation draw:name="f48" draw:formula="logwidth"/><draw:equation draw:name="f49" draw:formula="logheight"/></draw:enhanced-geometry></draw:custom-shape></draw:g><draw:g draw:name="Group 64" draw:style-name="gr9"><draw:custom-shape draw:name="Freeform 65" draw:style-name="gr15" draw:text-style-name="P94" svg:width="0.299cm" svg:height="0.294cm" svg:x="2.376cm" svg:y="0.878cm"><text:p/><draw:enhanced-geometry draw:mirror-horizontal="false" draw:mirror-vertical="false" svg:viewBox="0 0 0 0" drawooo:sub-view-size="161 158" draw:text-areas="0 0 ?f48 ?f49" draw:type="ooxml-non-primitive" draw:enhanced-path="M 0 130 L 15 142 32 151 51 156 70 158 89 155 139 122 160 67 160 49 156 31 149 15 138 0 N"><draw:equation draw:name="f0" draw:formula="0+1350-1350"/><draw:equation draw:name="f1" draw:formula="?f0 *logwidth/161"/><draw:equation draw:name="f2" draw:formula="0+631-501"/><draw:equation draw:name="f3" draw:formula="631*logheight/158"/><draw:equation draw:name="f4" draw:formula="0+1365-1350"/><draw:equation draw:name="f5" draw:formula="?f4 *logwidth/161"/><draw:equation draw:name="f6" draw:formula="0+643-501"/><draw:equation draw:name="f7" draw:formula="643*logheight/158"/><draw:equation draw:name="f8" draw:formula="0+1382-1350"/><draw:equation draw:name="f9" draw:formula="?f8 *logwidth/161"/><draw:equation draw:name="f10" draw:formula="0+652-501"/><draw:equation draw:name="f11" draw:formula="652*logheight/158"/><draw:equation draw:name="f12" draw:formula="0+1401-1350"/><draw:equation draw:name="f13" draw:formula="?f12 *logwidth/161"/><draw:equation draw:name="f14" draw:formula="0+657-501"/><draw:equation draw:name="f15" draw:formula="657*logheight/158"/><draw:equation draw:name="f16" draw:formula="0+1420-1350"/><draw:equation draw:name="f17" draw:formula="?f16 *logwidth/161"/><draw:equation draw:name="f18" draw:formula="0+659-501"/><draw:equation draw:name="f19" draw:formula="659*logheight/158"/><draw:equation draw:name="f20" draw:formula="0+1439-1350"/><draw:equation draw:name="f21" draw:formula="?f20 *logwidth/161"/><draw:equation draw:name="f22" draw:formula="0+656-501"/><draw:equation draw:name="f23" draw:formula="656*logheight/158"/><draw:equation draw:name="f24" draw:formula="0+1489-1350"/><draw:equation draw:name="f25" draw:formula="?f24 *logwidth/161"/><draw:equation draw:name="f26" draw:formula="0+623-501"/><draw:equation draw:name="f27" draw:formula="623*logheight/158"/><draw:equation draw:name="f28" draw:formula="0+1510-1350"/><draw:equation draw:name="f29" draw:formula="?f28 *logwidth/161"/><draw:equation draw:name="f30" draw:formula="0+568-501"/><draw:equation draw:name="f31" draw:formula="568*logheight/158"/><draw:equation draw:name="f32" draw:formula="0+1510-1350"/><draw:equation draw:name="f33" draw:formula="?f32 *logwidth/161"/><draw:equation draw:name="f34" draw:formula="0+550-501"/><draw:equation draw:name="f35" draw:formula="550*logheight/158"/><draw:equation draw:name="f36" draw:formula="0+1506-1350"/><draw:equation draw:name="f37" draw:formula="?f36 *logwidth/161"/><draw:equation draw:name="f38" draw:formula="0+532-501"/><draw:equation draw:name="f39" draw:formula="532*logheight/158"/><draw:equation draw:name="f40" draw:formula="0+1499-1350"/><draw:equation draw:name="f41" draw:formula="?f40 *logwidth/161"/><draw:equation draw:name="f42" draw:formula="0+516-501"/><draw:equation draw:name="f43" draw:formula="516*logheight/158"/><draw:equation draw:name="f44" draw:formula="0+1488-1350"/><draw:equation draw:name="f45" draw:formula="?f44 *logwidth/161"/><draw:equation draw:name="f46" draw:formula="0+501-501"/><draw:equation draw:name="f47" draw:formula="501*logheight/158"/><draw:equation draw:name="f48" draw:formula="logwidth"/><draw:equation draw:name="f49" draw:formula="logheight"/></draw:enhanced-geometry></draw:custom-shape></draw:g><draw:g draw:name="Group 62" draw:style-name="gr9"><draw:custom-shape draw:name="Freeform 63" draw:style-name="gr16" draw:text-style-name="P94" svg:width="0.267cm" svg:height="0.251cm" svg:x="2.389cm" svg:y="0.901cm"><text:p/><draw:enhanced-geometry draw:mirror-horizontal="false" draw:mirror-vertical="false" svg:viewBox="0 0 0 0" drawooo:sub-view-size="144 136" draw:text-areas="0 0 ?f40 ?f41" draw:type="ooxml-non-primitive" draw:enhanced-path="M 0 111 L 15 123 33 131 51 135 70 135 122 104 143 49 142 32 137 15 128 0 N"><draw:equation draw:name="f0" draw:formula="0+1357-1357"/><draw:equation draw:name="f1" draw:formula="?f0 *logwidth/144"/><draw:equation draw:name="f2" draw:formula="0+624-513"/><draw:equation draw:name="f3" draw:formula="624*logheight/136"/><draw:equation draw:name="f4" draw:formula="0+1372-1357"/><draw:equation draw:name="f5" draw:formula="?f4 *logwidth/144"/><draw:equation draw:name="f6" draw:formula="0+636-513"/><draw:equation draw:name="f7" draw:formula="636*logheight/136"/><draw:equation draw:name="f8" draw:formula="0+1390-1357"/><draw:equation draw:name="f9" draw:formula="?f8 *logwidth/144"/><draw:equation draw:name="f10" draw:formula="0+644-513"/><draw:equation draw:name="f11" draw:formula="644*logheight/136"/><draw:equation draw:name="f12" draw:formula="0+1408-1357"/><draw:equation draw:name="f13" draw:formula="?f12 *logwidth/144"/><draw:equation draw:name="f14" draw:formula="0+648-513"/><draw:equation draw:name="f15" draw:formula="648*logheight/136"/><draw:equation draw:name="f16" draw:formula="0+1427-1357"/><draw:equation draw:name="f17" draw:formula="?f16 *logwidth/144"/><draw:equation draw:name="f18" draw:formula="0+648-513"/><draw:equation draw:name="f19" draw:formula="648*logheight/136"/><draw:equation draw:name="f20" draw:formula="0+1479-1357"/><draw:equation draw:name="f21" draw:formula="?f20 *logwidth/144"/><draw:equation draw:name="f22" draw:formula="0+617-513"/><draw:equation draw:name="f23" draw:formula="617*logheight/136"/><draw:equation draw:name="f24" draw:formula="0+1500-1357"/><draw:equation draw:name="f25" draw:formula="?f24 *logwidth/144"/><draw:equation draw:name="f26" draw:formula="0+562-513"/><draw:equation draw:name="f27" draw:formula="562*logheight/136"/><draw:equation draw:name="f28" draw:formula="0+1499-1357"/><draw:equation draw:name="f29" draw:formula="?f28 *logwidth/144"/><draw:equation draw:name="f30" draw:formula="0+545-513"/><draw:equation draw:name="f31" draw:formula="545*logheight/136"/><draw:equation draw:name="f32" draw:formula="0+1494-1357"/><draw:equation draw:name="f33" draw:formula="?f32 *logwidth/144"/><draw:equation draw:name="f34" draw:formula="0+528-513"/><draw:equation draw:name="f35" draw:formula="528*logheight/136"/><draw:equation draw:name="f36" draw:formula="0+1485-1357"/><draw:equation draw:name="f37" draw:formula="?f36 *logwidth/144"/><draw:equation draw:name="f38" draw:formula="0+513-513"/><draw:equation draw:name="f39" draw:formula="513*logheight/136"/><draw:equation draw:name="f40" draw:formula="logwidth"/><draw:equation draw:name="f41" draw:formula="logheight"/></draw:enhanced-geometry></draw:custom-shape></draw:g><draw:g draw:name="Group 60" draw:style-name="gr9"><draw:custom-shape draw:name="Freeform 61" draw:style-name="gr17" draw:text-style-name="P94" svg:width="0.267cm" svg:height="0.251cm" svg:x="2.344cm" svg:y="0.837cm"><text:p/><draw:enhanced-geometry draw:mirror-horizontal="false" draw:mirror-vertical="false" svg:viewBox="0 0 0 0" drawooo:sub-view-size="144 136" draw:text-areas="0 0 ?f40 ?f41" draw:type="ooxml-non-primitive" draw:enhanced-path="M 144 25 L 128 12 111 4 92 0 73 0 21 31 0 86 2 104 7 120 16 136 N"><draw:equation draw:name="f0" draw:formula="0+1477-1333"/><draw:equation draw:name="f1" draw:formula="?f0 *logwidth/144"/><draw:equation draw:name="f2" draw:formula="0+504-479"/><draw:equation draw:name="f3" draw:formula="504*logheight/136"/><draw:equation draw:name="f4" draw:formula="0+1461-1333"/><draw:equation draw:name="f5" draw:formula="?f4 *logwidth/144"/><draw:equation draw:name="f6" draw:formula="0+491-479"/><draw:equation draw:name="f7" draw:formula="491*logheight/136"/><draw:equation draw:name="f8" draw:formula="0+1444-1333"/><draw:equation draw:name="f9" draw:formula="?f8 *logwidth/144"/><draw:equation draw:name="f10" draw:formula="0+483-479"/><draw:equation draw:name="f11" draw:formula="483*logheight/136"/><draw:equation draw:name="f12" draw:formula="0+1425-1333"/><draw:equation draw:name="f13" draw:formula="?f12 *logwidth/144"/><draw:equation draw:name="f14" draw:formula="0+479-479"/><draw:equation draw:name="f15" draw:formula="479*logheight/136"/><draw:equation draw:name="f16" draw:formula="0+1406-1333"/><draw:equation draw:name="f17" draw:formula="?f16 *logwidth/144"/><draw:equation draw:name="f18" draw:formula="0+479-479"/><draw:equation draw:name="f19" draw:formula="479*logheight/136"/><draw:equation draw:name="f20" draw:formula="0+1354-1333"/><draw:equation draw:name="f21" draw:formula="?f20 *logwidth/144"/><draw:equation draw:name="f22" draw:formula="0+510-479"/><draw:equation draw:name="f23" draw:formula="510*logheight/136"/><draw:equation draw:name="f24" draw:formula="0+1333-1333"/><draw:equation draw:name="f25" draw:formula="?f24 *logwidth/144"/><draw:equation draw:name="f26" draw:formula="0+565-479"/><draw:equation draw:name="f27" draw:formula="565*logheight/136"/><draw:equation draw:name="f28" draw:formula="0+1335-1333"/><draw:equation draw:name="f29" draw:formula="?f28 *logwidth/144"/><draw:equation draw:name="f30" draw:formula="0+583-479"/><draw:equation draw:name="f31" draw:formula="583*logheight/136"/><draw:equation draw:name="f32" draw:formula="0+1340-1333"/><draw:equation draw:name="f33" draw:formula="?f32 *logwidth/144"/><draw:equation draw:name="f34" draw:formula="0+599-479"/><draw:equation draw:name="f35" draw:formula="599*logheight/136"/><draw:equation draw:name="f36" draw:formula="0+1349-1333"/><draw:equation draw:name="f37" draw:formula="?f36 *logwidth/144"/><draw:equation draw:name="f38" draw:formula="0+615-479"/><draw:equation draw:name="f39" draw:formula="615*logheight/136"/><draw:equation draw:name="f40" draw:formula="logwidth"/><draw:equation draw:name="f41" draw:formula="logheight"/></draw:enhanced-geometry></draw:custom-shape></draw:g></draw:g><text:span text:style-name="T14">Der Antrag</text:span><text:span text:style-name="T31"> </text:span><text:span text:style-name="T14">wird</text:span><text:span text:style-name="T23"> </text:span><text:span text:style-name="T14">genehmigt</text:span></text:p>
      <text:p text:style-name="P52"><draw:g text:anchor-type="paragraph" draw:z-index="1" draw:name="Group 50" draw:style-name="gr7"><draw:g draw:name="Group 57" draw:style-name="gr2"><draw:custom-shape draw:name="Freeform 58" draw:style-name="gr3" draw:text-style-name="P94" svg:width="0.299cm" svg:height="0.294cm" svg:x="2.325cm" svg:y="0.056cm"><text:p/><draw:enhanced-geometry draw:mirror-horizontal="false" draw:mirror-vertical="false" svg:viewBox="0 0 0 0" drawooo:sub-view-size="161 158" draw:text-areas="0 0 ?f48 ?f49" draw:type="ooxml-non-primitive" draw:enhanced-path="M 161 28 L 145 15 128 6 110 1 91 0 72 2 22 36 0 91 0 109 4 126 12 143 22 158 N"><draw:equation draw:name="f0" draw:formula="0+1484-1323"/><draw:equation draw:name="f1" draw:formula="?f0 *logwidth/161"/><draw:equation draw:name="f2" draw:formula="0+65-37"/><draw:equation draw:name="f3" draw:formula="65*logheight/158"/><draw:equation draw:name="f4" draw:formula="0+1468-1323"/><draw:equation draw:name="f5" draw:formula="?f4 *logwidth/161"/><draw:equation draw:name="f6" draw:formula="0+52-37"/><draw:equation draw:name="f7" draw:formula="52*logheight/158"/><draw:equation draw:name="f8" draw:formula="0+1451-1323"/><draw:equation draw:name="f9" draw:formula="?f8 *logwidth/161"/><draw:equation draw:name="f10" draw:formula="0+43-37"/><draw:equation draw:name="f11" draw:formula="43*logheight/158"/><draw:equation draw:name="f12" draw:formula="0+1433-1323"/><draw:equation draw:name="f13" draw:formula="?f12 *logwidth/161"/><draw:equation draw:name="f14" draw:formula="0+38-37"/><draw:equation draw:name="f15" draw:formula="38*logheight/158"/><draw:equation draw:name="f16" draw:formula="0+1414-1323"/><draw:equation draw:name="f17" draw:formula="?f16 *logwidth/161"/><draw:equation draw:name="f18" draw:formula="0+37-37"/><draw:equation draw:name="f19" draw:formula="37*logheight/158"/><draw:equation draw:name="f20" draw:formula="0+1395-1323"/><draw:equation draw:name="f21" draw:formula="?f20 *logwidth/161"/><draw:equation draw:name="f22" draw:formula="0+39-37"/><draw:equation draw:name="f23" draw:formula="39*logheight/158"/><draw:equation draw:name="f24" draw:formula="0+1345-1323"/><draw:equation draw:name="f25" draw:formula="?f24 *logwidth/161"/><draw:equation draw:name="f26" draw:formula="0+73-37"/><draw:equation draw:name="f27" draw:formula="73*logheight/158"/><draw:equation draw:name="f28" draw:formula="0+1323-1323"/><draw:equation draw:name="f29" draw:formula="?f28 *logwidth/161"/><draw:equation draw:name="f30" draw:formula="0+128-37"/><draw:equation draw:name="f31" draw:formula="128*logheight/158"/><draw:equation draw:name="f32" draw:formula="0+1323-1323"/><draw:equation draw:name="f33" draw:formula="?f32 *logwidth/161"/><draw:equation draw:name="f34" draw:formula="0+146-37"/><draw:equation draw:name="f35" draw:formula="146*logheight/158"/><draw:equation draw:name="f36" draw:formula="0+1327-1323"/><draw:equation draw:name="f37" draw:formula="?f36 *logwidth/161"/><draw:equation draw:name="f38" draw:formula="0+163-37"/><draw:equation draw:name="f39" draw:formula="163*logheight/158"/><draw:equation draw:name="f40" draw:formula="0+1335-1323"/><draw:equation draw:name="f41" draw:formula="?f40 *logwidth/161"/><draw:equation draw:name="f42" draw:formula="0+180-37"/><draw:equation draw:name="f43" draw:formula="180*logheight/158"/><draw:equation draw:name="f44" draw:formula="0+1345-1323"/><draw:equation draw:name="f45" draw:formula="?f44 *logwidth/161"/><draw:equation draw:name="f46" draw:formula="0+195-37"/><draw:equation draw:name="f47" draw:formula="195*logheight/158"/><draw:equation draw:name="f48" draw:formula="logwidth"/><draw:equation draw:name="f49" draw:formula="logheight"/></draw:enhanced-geometry></draw:custom-shape></draw:g><draw:g draw:name="Group 55" draw:style-name="gr2"><draw:custom-shape draw:name="Freeform 56" draw:style-name="gr4" draw:text-style-name="P94" svg:width="0.299cm" svg:height="0.294cm" svg:x="2.376cm" svg:y="0.116cm"><text:p/><draw:enhanced-geometry draw:mirror-horizontal="false" draw:mirror-vertical="false" svg:viewBox="0 0 0 0" drawooo:sub-view-size="161 158" draw:text-areas="0 0 ?f48 ?f49" draw:type="ooxml-non-primitive" draw:enhanced-path="M 0 130 L 15 142 32 151 51 156 70 158 89 155 139 122 160 67 160 49 156 31 149 15 138 0 N"><draw:equation draw:name="f0" draw:formula="0+1350-1350"/><draw:equation draw:name="f1" draw:formula="?f0 *logwidth/161"/><draw:equation draw:name="f2" draw:formula="0+199-69"/><draw:equation draw:name="f3" draw:formula="199*logheight/158"/><draw:equation draw:name="f4" draw:formula="0+1365-1350"/><draw:equation draw:name="f5" draw:formula="?f4 *logwidth/161"/><draw:equation draw:name="f6" draw:formula="0+211-69"/><draw:equation draw:name="f7" draw:formula="211*logheight/158"/><draw:equation draw:name="f8" draw:formula="0+1382-1350"/><draw:equation draw:name="f9" draw:formula="?f8 *logwidth/161"/><draw:equation draw:name="f10" draw:formula="0+220-69"/><draw:equation draw:name="f11" draw:formula="220*logheight/158"/><draw:equation draw:name="f12" draw:formula="0+1401-1350"/><draw:equation draw:name="f13" draw:formula="?f12 *logwidth/161"/><draw:equation draw:name="f14" draw:formula="0+225-69"/><draw:equation draw:name="f15" draw:formula="225*logheight/158"/><draw:equation draw:name="f16" draw:formula="0+1420-1350"/><draw:equation draw:name="f17" draw:formula="?f16 *logwidth/161"/><draw:equation draw:name="f18" draw:formula="0+227-69"/><draw:equation draw:name="f19" draw:formula="227*logheight/158"/><draw:equation draw:name="f20" draw:formula="0+1439-1350"/><draw:equation draw:name="f21" draw:formula="?f20 *logwidth/161"/><draw:equation draw:name="f22" draw:formula="0+224-69"/><draw:equation draw:name="f23" draw:formula="224*logheight/158"/><draw:equation draw:name="f24" draw:formula="0+1489-1350"/><draw:equation draw:name="f25" draw:formula="?f24 *logwidth/161"/><draw:equation draw:name="f26" draw:formula="0+191-69"/><draw:equation draw:name="f27" draw:formula="191*logheight/158"/><draw:equation draw:name="f28" draw:formula="0+1510-1350"/><draw:equation draw:name="f29" draw:formula="?f28 *logwidth/161"/><draw:equation draw:name="f30" draw:formula="0+136-69"/><draw:equation draw:name="f31" draw:formula="136*logheight/158"/><draw:equation draw:name="f32" draw:formula="0+1510-1350"/><draw:equation draw:name="f33" draw:formula="?f32 *logwidth/161"/><draw:equation draw:name="f34" draw:formula="0+118-69"/><draw:equation draw:name="f35" draw:formula="118*logheight/158"/><draw:equation draw:name="f36" draw:formula="0+1506-1350"/><draw:equation draw:name="f37" draw:formula="?f36 *logwidth/161"/><draw:equation draw:name="f38" draw:formula="0+100-69"/><draw:equation draw:name="f39" draw:formula="100*logheight/158"/><draw:equation draw:name="f40" draw:formula="0+1499-1350"/><draw:equation draw:name="f41" draw:formula="?f40 *logwidth/161"/><draw:equation draw:name="f42" draw:formula="0+84-69"/><draw:equation draw:name="f43" draw:formula="84*logheight/158"/><draw:equation draw:name="f44" draw:formula="0+1488-1350"/><draw:equation draw:name="f45" draw:formula="?f44 *logwidth/161"/><draw:equation draw:name="f46" draw:formula="0+69-69"/><draw:equation draw:name="f47" draw:formula="69*logheight/158"/><draw:equation draw:name="f48" draw:formula="logwidth"/><draw:equation draw:name="f49" draw:formula="logheight"/></draw:enhanced-geometry></draw:custom-shape></draw:g><draw:g draw:name="Group 53" draw:style-name="gr2"><draw:custom-shape draw:name="Freeform 54" draw:style-name="gr5" draw:text-style-name="P94" svg:width="0.267cm" svg:height="0.251cm" svg:x="2.389cm" svg:y="0.139cm"><text:p/><draw:enhanced-geometry draw:mirror-horizontal="false" draw:mirror-vertical="false" svg:viewBox="0 0 0 0" drawooo:sub-view-size="144 136" draw:text-areas="0 0 ?f40 ?f41" draw:type="ooxml-non-primitive" draw:enhanced-path="M 0 111 L 15 123 33 131 51 135 70 135 122 104 143 49 142 32 137 15 128 0 N"><draw:equation draw:name="f0" draw:formula="0+1357-1357"/><draw:equation draw:name="f1" draw:formula="?f0 *logwidth/144"/><draw:equation draw:name="f2" draw:formula="0+192-81"/><draw:equation draw:name="f3" draw:formula="192*logheight/136"/><draw:equation draw:name="f4" draw:formula="0+1372-1357"/><draw:equation draw:name="f5" draw:formula="?f4 *logwidth/144"/><draw:equation draw:name="f6" draw:formula="0+204-81"/><draw:equation draw:name="f7" draw:formula="204*logheight/136"/><draw:equation draw:name="f8" draw:formula="0+1390-1357"/><draw:equation draw:name="f9" draw:formula="?f8 *logwidth/144"/><draw:equation draw:name="f10" draw:formula="0+212-81"/><draw:equation draw:name="f11" draw:formula="212*logheight/136"/><draw:equation draw:name="f12" draw:formula="0+1408-1357"/><draw:equation draw:name="f13" draw:formula="?f12 *logwidth/144"/><draw:equation draw:name="f14" draw:formula="0+216-81"/><draw:equation draw:name="f15" draw:formula="216*logheight/136"/><draw:equation draw:name="f16" draw:formula="0+1427-1357"/><draw:equation draw:name="f17" draw:formula="?f16 *logwidth/144"/><draw:equation draw:name="f18" draw:formula="0+216-81"/><draw:equation draw:name="f19" draw:formula="216*logheight/136"/><draw:equation draw:name="f20" draw:formula="0+1479-1357"/><draw:equation draw:name="f21" draw:formula="?f20 *logwidth/144"/><draw:equation draw:name="f22" draw:formula="0+185-81"/><draw:equation draw:name="f23" draw:formula="185*logheight/136"/><draw:equation draw:name="f24" draw:formula="0+1500-1357"/><draw:equation draw:name="f25" draw:formula="?f24 *logwidth/144"/><draw:equation draw:name="f26" draw:formula="0+130-81"/><draw:equation draw:name="f27" draw:formula="130*logheight/136"/><draw:equation draw:name="f28" draw:formula="0+1499-1357"/><draw:equation draw:name="f29" draw:formula="?f28 *logwidth/144"/><draw:equation draw:name="f30" draw:formula="0+113-81"/><draw:equation draw:name="f31" draw:formula="113*logheight/136"/><draw:equation draw:name="f32" draw:formula="0+1494-1357"/><draw:equation draw:name="f33" draw:formula="?f32 *logwidth/144"/><draw:equation draw:name="f34" draw:formula="0+96-81"/><draw:equation draw:name="f35" draw:formula="96*logheight/136"/><draw:equation draw:name="f36" draw:formula="0+1485-1357"/><draw:equation draw:name="f37" draw:formula="?f36 *logwidth/144"/><draw:equation draw:name="f38" draw:formula="0+81-81"/><draw:equation draw:name="f39" draw:formula="81*logheight/136"/><draw:equation draw:name="f40" draw:formula="logwidth"/><draw:equation draw:name="f41" draw:formula="logheight"/></draw:enhanced-geometry></draw:custom-shape></draw:g><draw:g draw:name="Group 51" draw:style-name="gr2"><draw:custom-shape draw:name="Freeform 52" draw:style-name="gr6" draw:text-style-name="P94" svg:width="0.267cm" svg:height="0.251cm" svg:x="2.344cm" svg:y="0.075cm"><text:p/><draw:enhanced-geometry draw:mirror-horizontal="false" draw:mirror-vertical="false" svg:viewBox="0 0 0 0" drawooo:sub-view-size="144 136" draw:text-areas="0 0 ?f40 ?f41" draw:type="ooxml-non-primitive" draw:enhanced-path="M 144 25 L 128 12 111 4 92 0 73 0 21 31 0 86 2 104 7 120 16 136 N"><draw:equation draw:name="f0" draw:formula="0+1477-1333"/><draw:equation draw:name="f1" draw:formula="?f0 *logwidth/144"/><draw:equation draw:name="f2" draw:formula="0+72-47"/><draw:equation draw:name="f3" draw:formula="72*logheight/136"/><draw:equation draw:name="f4" draw:formula="0+1461-1333"/><draw:equation draw:name="f5" draw:formula="?f4 *logwidth/144"/><draw:equation draw:name="f6" draw:formula="0+59-47"/><draw:equation draw:name="f7" draw:formula="59*logheight/136"/><draw:equation draw:name="f8" draw:formula="0+1444-1333"/><draw:equation draw:name="f9" draw:formula="?f8 *logwidth/144"/><draw:equation draw:name="f10" draw:formula="0+51-47"/><draw:equation draw:name="f11" draw:formula="51*logheight/136"/><draw:equation draw:name="f12" draw:formula="0+1425-1333"/><draw:equation draw:name="f13" draw:formula="?f12 *logwidth/144"/><draw:equation draw:name="f14" draw:formula="0+47-47"/><draw:equation draw:name="f15" draw:formula="47*logheight/136"/><draw:equation draw:name="f16" draw:formula="0+1406-1333"/><draw:equation draw:name="f17" draw:formula="?f16 *logwidth/144"/><draw:equation draw:name="f18" draw:formula="0+47-47"/><draw:equation draw:name="f19" draw:formula="47*logheight/136"/><draw:equation draw:name="f20" draw:formula="0+1354-1333"/><draw:equation draw:name="f21" draw:formula="?f20 *logwidth/144"/><draw:equation draw:name="f22" draw:formula="0+78-47"/><draw:equation draw:name="f23" draw:formula="78*logheight/136"/><draw:equation draw:name="f24" draw:formula="0+1333-1333"/><draw:equation draw:name="f25" draw:formula="?f24 *logwidth/144"/><draw:equation draw:name="f26" draw:formula="0+133-47"/><draw:equation draw:name="f27" draw:formula="133*logheight/136"/><draw:equation draw:name="f28" draw:formula="0+1335-1333"/><draw:equation draw:name="f29" draw:formula="?f28 *logwidth/144"/><draw:equation draw:name="f30" draw:formula="0+151-47"/><draw:equation draw:name="f31" draw:formula="151*logheight/136"/><draw:equation draw:name="f32" draw:formula="0+1340-1333"/><draw:equation draw:name="f33" draw:formula="?f32 *logwidth/144"/><draw:equation draw:name="f34" draw:formula="0+167-47"/><draw:equation draw:name="f35" draw:formula="167*logheight/136"/><draw:equation draw:name="f36" draw:formula="0+1349-1333"/><draw:equation draw:name="f37" draw:formula="?f36 *logwidth/144"/><draw:equation draw:name="f38" draw:formula="0+183-47"/><draw:equation draw:name="f39" draw:formula="183*logheight/136"/><draw:equation draw:name="f40" draw:formula="logwidth"/><draw:equation draw:name="f41" draw:formula="logheight"/></draw:enhanced-geometry></draw:custom-shape></draw:g></draw:g><text:span text:style-name="T14">nicht</text:span><text:span text:style-name="T32"> </text:span><text:span text:style-name="T14">genehmigt</text:span></text:p>
      <text:p text:style-name="P20"/>
      <text:p text:style-name="P56"><text:span text:style-name="T14">Gegebenenfalls</text:span><text:span text:style-name="T21"> </text:span><text:span text:style-name="T14">Begründung:</text:span></text:p>
      <text:p text:style-name="P22"/>
      <text:p text:style-name="P25"><draw:g text:anchor-type="as-char" draw:z-index="15" draw:style-name="gr22"><draw:g draw:name="Group 48" draw:style-name="gr2"><draw:custom-shape draw:name="Freeform 49" draw:style-name="gr29" draw:text-style-name="P96" svg:width="17.264cm" svg:height="4.41cm" svg:x="0cm" svg:y="0cm"><text:p/><draw:enhanced-geometry draw:mirror-horizontal="false" draw:mirror-vertical="false" svg:viewBox="0 0 0 0" drawooo:sub-view-size="9787 2500" draw:text-areas="0 0 ?f14 ?f15" draw:type="ooxml-non-primitive" draw:enhanced-path="M 9787 0 L 0 0 0 2500 10 2490 10 10 9777 10 9787 0 Z N"><draw:equation draw:name="f0" draw:formula="9787*logwidth/9787"/><draw:equation draw:name="f1" draw:formula="0*logheight/2500"/><draw:equation draw:name="f2" draw:formula="0*logwidth/9787"/><draw:equation draw:name="f3" draw:formula="0*logheight/2500"/><draw:equation draw:name="f4" draw:formula="0*logwidth/9787"/><draw:equation draw:name="f5" draw:formula="2500*logheight/2500"/><draw:equation draw:name="f6" draw:formula="10*logwidth/9787"/><draw:equation draw:name="f7" draw:formula="2490*logheight/2500"/><draw:equation draw:name="f8" draw:formula="10*logwidth/9787"/><draw:equation draw:name="f9" draw:formula="10*logheight/2500"/><draw:equation draw:name="f10" draw:formula="9777*logwidth/9787"/><draw:equation draw:name="f11" draw:formula="10*logheight/2500"/><draw:equation draw:name="f12" draw:formula="9787*logwidth/9787"/><draw:equation draw:name="f13" draw:formula="0*logheight/2500"/><draw:equation draw:name="f14" draw:formula="logwidth"/><draw:equation draw:name="f15" draw:formula="logheight"/></draw:enhanced-geometry></draw:custom-shape></draw:g><draw:g draw:name="Group 46" draw:style-name="gr2"><draw:custom-shape draw:name="Freeform 47" draw:style-name="gr29" draw:text-style-name="P96" svg:width="17.264cm" svg:height="4.41cm" svg:x="0cm" svg:y="0cm"><text:p/><draw:enhanced-geometry draw:mirror-horizontal="false" draw:mirror-vertical="false" svg:viewBox="0 0 0 0" drawooo:sub-view-size="9787 2500" draw:text-areas="0 0 ?f14 ?f15" draw:type="ooxml-non-primitive" draw:enhanced-path="M 9787 0 L 9777 10 9777 2490 10 2490 0 2500 9787 2500 9787 0 Z N"><draw:equation draw:name="f0" draw:formula="9787*logwidth/9787"/><draw:equation draw:name="f1" draw:formula="0*logheight/2500"/><draw:equation draw:name="f2" draw:formula="9777*logwidth/9787"/><draw:equation draw:name="f3" draw:formula="10*logheight/2500"/><draw:equation draw:name="f4" draw:formula="9777*logwidth/9787"/><draw:equation draw:name="f5" draw:formula="2490*logheight/2500"/><draw:equation draw:name="f6" draw:formula="10*logwidth/9787"/><draw:equation draw:name="f7" draw:formula="2490*logheight/2500"/><draw:equation draw:name="f8" draw:formula="0*logwidth/9787"/><draw:equation draw:name="f9" draw:formula="2500*logheight/2500"/><draw:equation draw:name="f10" draw:formula="9787*logwidth/9787"/><draw:equation draw:name="f11" draw:formula="2500*logheight/2500"/><draw:equation draw:name="f12" draw:formula="9787*logwidth/9787"/><draw:equation draw:name="f13" draw:formula="0*logheight/2500"/><draw:equation draw:name="f14" draw:formula="logwidth"/><draw:equation draw:name="f15" draw:formula="logheight"/></draw:enhanced-geometry></draw:custom-shape></draw:g><draw:g draw:name="Group 44" draw:style-name="gr2"><draw:custom-shape draw:name="Freeform 45" draw:style-name="gr30" draw:text-style-name="P97" svg:width="17.229cm" svg:height="4.375cm" svg:x="0.018cm" svg:y="0.018cm"><text:p/><draw:enhanced-geometry draw:mirror-horizontal="false" draw:mirror-vertical="false" svg:viewBox="0 0 0 0" drawooo:sub-view-size="9767 2480" draw:text-areas="0 0 ?f28 ?f29" draw:type="ooxml-non-primitive" draw:enhanced-path="M 9767 0 L 0 0 0 2480 10 2470 10 10 9757 10 9767 0 Z N"><draw:equation draw:name="f0" draw:formula="0+9777-10"/><draw:equation draw:name="f1" draw:formula="?f0 *logwidth/9767"/><draw:equation draw:name="f2" draw:formula="0+10-10"/><draw:equation draw:name="f3" draw:formula="10*logheight/2480"/><draw:equation draw:name="f4" draw:formula="0+10-10"/><draw:equation draw:name="f5" draw:formula="?f4 *logwidth/9767"/><draw:equation draw:name="f6" draw:formula="0+10-10"/><draw:equation draw:name="f7" draw:formula="10*logheight/2480"/><draw:equation draw:name="f8" draw:formula="0+10-10"/><draw:equation draw:name="f9" draw:formula="?f8 *logwidth/9767"/><draw:equation draw:name="f10" draw:formula="0+2490-10"/><draw:equation draw:name="f11" draw:formula="2490*logheight/2480"/><draw:equation draw:name="f12" draw:formula="0+20-10"/><draw:equation draw:name="f13" draw:formula="?f12 *logwidth/9767"/><draw:equation draw:name="f14" draw:formula="0+2480-10"/><draw:equation draw:name="f15" draw:formula="2480*logheight/2480"/><draw:equation draw:name="f16" draw:formula="0+20-10"/><draw:equation draw:name="f17" draw:formula="?f16 *logwidth/9767"/><draw:equation draw:name="f18" draw:formula="0+20-10"/><draw:equation draw:name="f19" draw:formula="20*logheight/2480"/><draw:equation draw:name="f20" draw:formula="0+9767-10"/><draw:equation draw:name="f21" draw:formula="?f20 *logwidth/9767"/><draw:equation draw:name="f22" draw:formula="0+20-10"/><draw:equation draw:name="f23" draw:formula="20*logheight/2480"/><draw:equation draw:name="f24" draw:formula="0+9777-10"/><draw:equation draw:name="f25" draw:formula="?f24 *logwidth/9767"/><draw:equation draw:name="f26" draw:formula="0+10-10"/><draw:equation draw:name="f27" draw:formula="10*logheight/2480"/><draw:equation draw:name="f28" draw:formula="logwidth"/><draw:equation draw:name="f29" draw:formula="logheight"/></draw:enhanced-geometry></draw:custom-shape></draw:g><draw:g draw:name="Group 42" draw:style-name="gr2"><draw:custom-shape draw:name="Freeform 43" draw:style-name="gr31" draw:text-style-name="P98" svg:width="17.229cm" svg:height="4.375cm" svg:x="0.018cm" svg:y="0.018cm"><text:p/><draw:enhanced-geometry draw:mirror-horizontal="false" draw:mirror-vertical="false" svg:viewBox="0 0 0 0" drawooo:sub-view-size="9767 2480" draw:text-areas="0 0 ?f28 ?f29" draw:type="ooxml-non-primitive" draw:enhanced-path="M 9767 0 L 9757 10 9757 2470 10 2470 0 2480 9767 2480 9767 0 Z N"><draw:equation draw:name="f0" draw:formula="0+9777-10"/><draw:equation draw:name="f1" draw:formula="?f0 *logwidth/9767"/><draw:equation draw:name="f2" draw:formula="0+10-10"/><draw:equation draw:name="f3" draw:formula="10*logheight/2480"/><draw:equation draw:name="f4" draw:formula="0+9767-10"/><draw:equation draw:name="f5" draw:formula="?f4 *logwidth/9767"/><draw:equation draw:name="f6" draw:formula="0+20-10"/><draw:equation draw:name="f7" draw:formula="20*logheight/2480"/><draw:equation draw:name="f8" draw:formula="0+9767-10"/><draw:equation draw:name="f9" draw:formula="?f8 *logwidth/9767"/><draw:equation draw:name="f10" draw:formula="0+2480-10"/><draw:equation draw:name="f11" draw:formula="2480*logheight/2480"/><draw:equation draw:name="f12" draw:formula="0+20-10"/><draw:equation draw:name="f13" draw:formula="?f12 *logwidth/9767"/><draw:equation draw:name="f14" draw:formula="0+2480-10"/><draw:equation draw:name="f15" draw:formula="2480*logheight/2480"/><draw:equation draw:name="f16" draw:formula="0+10-10"/><draw:equation draw:name="f17" draw:formula="?f16 *logwidth/9767"/><draw:equation draw:name="f18" draw:formula="0+2490-10"/><draw:equation draw:name="f19" draw:formula="2490*logheight/2480"/><draw:equation draw:name="f20" draw:formula="0+9777-10"/><draw:equation draw:name="f21" draw:formula="?f20 *logwidth/9767"/><draw:equation draw:name="f22" draw:formula="0+2490-10"/><draw:equation draw:name="f23" draw:formula="2490*logheight/2480"/><draw:equation draw:name="f24" draw:formula="0+9777-10"/><draw:equation draw:name="f25" draw:formula="?f24 *logwidth/9767"/><draw:equation draw:name="f26" draw:formula="0+10-10"/><draw:equation draw:name="f27" draw:formula="10*logheight/2480"/><draw:equation draw:name="f28" draw:formula="logwidth"/><draw:equation draw:name="f29" draw:formula="logheight"/></draw:enhanced-geometry></draw:custom-shape></draw:g></draw:g></text:p>
      <text:p text:style-name="P13"/>
      <text:p text:style-name="P13"/>
      <text:p text:style-name="P13"/>
      <text:p text:style-name="P23"/>
      <text:h text:style-name="P72" text:outline-level="2">x</text:h>
      <text:p text:style-name="P26"/>
      <text:p text:style-name="P27"><text:span text:style-name="T13"><text:tab/></text:span><text:span text:style-name="T13"><draw:g text:anchor-type="as-char" draw:z-index="16" draw:style-name="gr22"><draw:g draw:name="Group 39" draw:style-name="gr2"><draw:custom-shape draw:name="Freeform 40" draw:style-name="gr26" draw:text-style-name="P94" svg:width="13.172cm" svg:height="0.018cm" svg:x="0cm" svg:y="0cm"><text:p/><draw:enhanced-geometry draw:mirror-horizontal="false" draw:mirror-vertical="false" svg:viewBox="0 0 0 0" drawooo:sub-view-size="7457 0" draw:text-areas="0 0 ?f4 ?f5" draw:type="ooxml-non-primitive" draw:enhanced-path="M 0 0 L 7457 0 N"><draw:equation draw:name="f0" draw:formula="0+5-5"/><draw:equation draw:name="f1" draw:formula="?f0 *logwidth/7457"/><draw:equation draw:name="f2" draw:formula="0+7462-5"/><draw:equation draw:name="f3" draw:formula="?f2 *logwidth/7457"/><draw:equation draw:name="f4" draw:formula="logwidth"/><draw:equation draw:name="f5" draw:formula="logheight"/></draw:enhanced-geometry></draw:custom-shape></draw:g></draw:g></text:span><text:span text:style-name="T13"><draw:g text:anchor-type="as-char" draw:z-index="17" draw:style-name="gr22"><draw:g draw:name="Group 36" draw:style-name="gr2"><draw:custom-shape draw:name="Freeform 37" draw:style-name="gr27" draw:text-style-name="P94" svg:width="3.964cm" svg:height="0.018cm" svg:x="0cm" svg:y="0cm"><text:p/><draw:enhanced-geometry draw:mirror-horizontal="false" draw:mirror-vertical="false" svg:viewBox="0 0 0 0" drawooo:sub-view-size="2237 0" draw:text-areas="0 0 ?f4 ?f5" draw:type="ooxml-non-primitive" draw:enhanced-path="M 0 0 L 2237 0 N"><draw:equation draw:name="f0" draw:formula="0+5-5"/><draw:equation draw:name="f1" draw:formula="?f0 *logwidth/2237"/><draw:equation draw:name="f2" draw:formula="0+2242-5"/><draw:equation draw:name="f3" draw:formula="?f2 *logwidth/2237"/><draw:equation draw:name="f4" draw:formula="logwidth"/><draw:equation draw:name="f5" draw:formula="logheight"/></draw:enhanced-geometry></draw:custom-shape></draw:g></draw:g></text:span></text:p>
      <text:p text:style-name="P57"><text:span text:style-name="T23">Datum<text:tab/></text:span><text:span text:style-name="T25">Unterschrift</text:span><text:span text:style-name="T28"> </text:span><text:span text:style-name="T25">der/des</text:span><text:span text:style-name="T29"> </text:span><text:span text:style-name="T28">Vorsitzenden</text:span></text:p>
      <text:h text:style-name="P62" text:outline-level="1"/>
      <text:h text:style-name="P61" text:outline-level="1"/>
      <text:p text:style-name="P86">Hinweise zu den offiziellen Erklärungen</text:p>
      <text:list xml:id="list4011211298" text:style-name="WWNum9">
        <text:list-item>
          <text:p text:style-name="P68"><text:span text:style-name="T2">Alle drei Erklärungen sind </text:span><text:span text:style-name="T6">unverändert</text:span><text:span text:style-name="T7"> im Wortlaut</text:span><text:span text:style-name="T2"> in </text:span><text:span text:style-name="T6">jedes</text:span><text:span text:style-name="T7"> Exemplar</text:span><text:span text:style-name="T2"> der BA-/MA-Arbeit </text:span><text:span text:style-name="T7">fest mit </text:span><text:span text:style-name="T6">einzubinden</text:span><text:span text:style-name="T2"> und jeweils </text:span><text:span text:style-name="T7">im Original zu </text:span><text:span text:style-name="T6">unterschreiben</text:span><text:span text:style-name="T2">.</text:span></text:p>
        </text:list-item>
        <text:list-item>
          <text:p text:style-name="P69">In der digitalen Fassung kann auf die Unterschrift verzichtet werden. Die Angaben und Entscheidungen müssen jedoch enthalten sein.</text:p>
        </text:list-item>
      </text:list>
      <text:p text:style-name="P31"/>
      <text:p text:style-name="P87">Zu A</text:p>
      <text:p text:style-name="P31">Bitte ergänzen Sie die notwendigen Angaben.</text:p>
      <text:p text:style-name="P31"/>
      <text:p text:style-name="P87">Zu B </text:p>
      <text:p text:style-name="P31">Die Einwilligung kann jederzeit durch Erklärung gegenüber der Universität Bremen mit Wirkung für die Zukunft widerrufen werden.</text:p>
      <text:p text:style-name="P31"/>
      <text:p text:style-name="P87">Zu C</text:p>
      <text:p text:style-name="P30"><text:span text:style-name="T2">Das Einverständnis mit der Überprüfung durch die Plagiatsoftware </text:span><text:span text:style-name="T8">Plagscan</text:span><text:span text:style-name="T2"> </text:span><text:bookmark text:name="_GoBack"/><text:span text:style-name="T2">und der dauerhaften Speicherung des Textes ist freiwillig. Die Einwilligung kann jederzeit durch Erklärung gegenüber der Universität Bremen mit Wirkung für die Zukunft widerrufen werden.</text:span></text:p>
      <text:p text:style-name="P31">Im Jahr 2019 wird die Software zunächst in einigen Fachbereichen eingesetzt. <text:s/></text:p>
      <text:p text:style-name="P31">Weitere Informationen zur Überprüfung von schriftlichen Arbeiten durch die Plagiatsoftware sind im Nutzungs- und Datenschutzkonzept enthalten. Diese finden Sie auf der Internetseite der Universität Bremen.</text:p>
      <text:p text:style-name="P32"/>
      <text:h text:style-name="P43" text:outline-level="1"/>
      <text:h text:style-name="P45" text:outline-level="1"/>
      <text:h text:style-name="P45" text:outline-level="1">Offizielle Erklärungen von</text:h>
      <text:h text:style-name="P45" text:outline-level="1"/>
      <text:h text:style-name="P64" text:outline-level="1">Nachname: ___________________________ <text:s/>Vorname: ___________________________</text:h>
      <text:h text:style-name="P44" text:outline-level="1"><text:span text:style-name="T34">Matrikelnr.: </text:span><text:span text:style-name="T33">___________________________</text:span></text:h>
      <text:h text:style-name="P45" text:outline-level="1"/>
      <text:h text:style-name="P45" text:outline-level="1"/>
      <text:list xml:id="list3118349887" text:style-name="WWNum8">
        <text:list-item>
          <text:h text:style-name="P65" text:outline-level="1">Eigenständigkeitserklärung</text:h>
        </text:list-item>
      </text:list>
      <text:p text:style-name="P40"><text:span text:style-name="T14">Ich versichere, dass ich die vorliegende Arbeit selbstständig verfasst und keine anderen als</text:span><text:span text:style-name="T36"> </text:span><text:span text:style-name="T14">die</text:span><text:span text:style-name="T23"> </text:span><text:span text:style-name="T14">angegebenen Quellen und Hilfsmittel verwendet</text:span><text:span text:style-name="T37"> </text:span><text:span text:style-name="T14">habe.</text:span></text:p>
      <text:p text:style-name="P89">Alle Teile meiner Arbeit, die wortwörtlich oder dem Sinn nach anderen Werken entnommen sind, wurden unter Angabe der Quelle kenntlich gemacht. Gleiches gilt auch für Zeichnungen, Skizzen, bildliche Darstellungen sowie für Quellen aus dem Internet. </text:p>
      <text:p text:style-name="P89">Die Arbeit wurde in gleicher oder ähnlicher Form noch nicht als Prüfungsleistung eingereicht. </text:p>
      <text:p text:style-name="P89">Die elektronische Fassung der Arbeit stimmt mit der gedruckten Version überein.</text:p>
      <text:p text:style-name="P90">Mir ist bewusst, dass wahrheitswidrige Angaben als Täuschung behandelt werden.</text:p>
      <text:p text:style-name="P42"/>
      <text:p text:style-name="P42"/>
      <text:list xml:id="list192012104791805" text:continue-numbering="true" text:style-name="WWNum8">
        <text:list-item>
          <text:h text:style-name="P66" text:outline-level="1"><text:span text:style-name="T33">Erklärung zur Veröffentlichung von</text:span><text:span text:style-name="T35"> </text:span><text:span text:style-name="T33">Bachelor- oder Masterarbeiten</text:span></text:h>
        </text:list-item>
      </text:list>
      <text:p text:style-name="P37"/>
      <text:p text:style-name="P39"><text:span text:style-name="T14">Die Abschlussarbeit wird zwei Jahre nach Studienabschluss dem Archiv der Universität Bremen</text:span><text:span text:style-name="T38"> </text:span><text:span text:style-name="T14">zur dauerhaften Archivierung</text:span><text:span text:style-name="T39"> </text:span><text:span text:style-name="T14">angeboten. Archiviert</text:span><text:span text:style-name="T40"> </text:span><text:span text:style-name="T14">werden:</text:span></text:p>
      <text:list xml:id="list1563441804" text:style-name="WWNum1">
        <text:list-item>
          <text:p text:style-name="P70"><text:span text:style-name="T2">Masterarbeiten mit lokalem oder regionalem Bezug sowie pro Studienfach und Studienjahr 10</text:span><text:span text:style-name="T10"> </text:span><text:span text:style-name="T2">% aller</text:span><text:span text:style-name="T11"> </text:span><text:span text:style-name="T2">Abschlussarbeiten</text:span></text:p>
        </text:list-item>
        <text:list-item>
          <text:p text:style-name="P71"><text:span text:style-name="T2">Bachelorarbeiten des jeweils ersten und letzten Bachelorabschlusses pro Studienfach u.</text:span><text:span text:style-name="T12"> </text:span><text:span text:style-name="T2">Jahr.</text:span></text:p>
        </text:list-item>
      </text:list>
      <text:p text:style-name="P38"/>
      <text:p text:style-name="P48"><text:span text:style-name="T41">☐</text:span><text:span text:style-name="T14"> <text:s/>Ich</text:span><text:span text:style-name="T44"> </text:span><text:span text:style-name="T14">bin</text:span><text:span text:style-name="T17"> </text:span><text:span text:style-name="T14">damit</text:span><text:span text:style-name="T17"> </text:span><text:span text:style-name="T14">einverstanden,</text:span><text:span text:style-name="T17"> </text:span><text:span text:style-name="T14">dass</text:span><text:span text:style-name="T17"> </text:span><text:span text:style-name="T14">meine</text:span><text:span text:style-name="T44"> </text:span><text:span text:style-name="T14">Abschlussarbeit</text:span><text:span text:style-name="T44"> </text:span><text:span text:style-name="T14">im</text:span><text:span text:style-name="T17"> </text:span><text:span text:style-name="T14">Universitätsarchiv</text:span><text:span text:style-name="T17"> </text:span><text:span text:style-name="T14">für</text:span><text:span text:style-name="T44"> w</text:span><text:span text:style-name="T14">issenschaftliche</text:span><text:span text:style-name="T23"> </text:span><text:span text:style-name="T14">Zwecke von Dritten eingesehen werden</text:span><text:span text:style-name="T45"> </text:span><text:span text:style-name="T14">darf.</text:span></text:p>
      <text:p text:style-name="P38"/>
      <text:p text:style-name="P48"><text:span text:style-name="T42">☐</text:span><text:span text:style-name="T14"> <text:s/>Ich bin damit einverstanden, dass meine Abschlussarbeit nach 30 Jahren (gem. §7 Abs. 2 BremArchivG)</text:span><text:span text:style-name="T46"> </text:span><text:span text:style-name="T14">im</text:span><text:span text:style-name="T23"> </text:span><text:span text:style-name="T14">Universitätsarchiv</text:span><text:span text:style-name="T40"> </text:span><text:span text:style-name="T14">für</text:span><text:span text:style-name="T40"> </text:span><text:span text:style-name="T14">wissenschaftliche</text:span><text:span text:style-name="T40"> </text:span><text:span text:style-name="T14">Zwecke</text:span><text:span text:style-name="T40"> </text:span><text:span text:style-name="T14">von</text:span><text:span text:style-name="T40"> </text:span><text:span text:style-name="T14">Dritten</text:span><text:span text:style-name="T40"> </text:span><text:span text:style-name="T14">eingesehen</text:span><text:span text:style-name="T40"> </text:span><text:span text:style-name="T14">werden</text:span><text:span text:style-name="T40"> </text:span><text:span text:style-name="T14">darf.</text:span></text:p>
      <text:p text:style-name="P47"/>
      <text:p text:style-name="P48"><text:span text:style-name="T42">☐</text:span><text:span text:style-name="T14"> <text:s/>Ich</text:span><text:span text:style-name="T44"> </text:span><text:span text:style-name="T14">bin</text:span><text:span text:style-name="T17"> </text:span><text:span text:style-name="T15">nicht</text:span><text:span text:style-name="T17"> </text:span><text:span text:style-name="T14">damit</text:span><text:span text:style-name="T17"> </text:span><text:span text:style-name="T14">einverstanden,</text:span><text:span text:style-name="T17"> </text:span><text:span text:style-name="T14">dass</text:span><text:span text:style-name="T17"> </text:span><text:span text:style-name="T14">meine</text:span><text:span text:style-name="T44"> </text:span><text:span text:style-name="T14">Abschlussarbeit</text:span><text:span text:style-name="T44"> </text:span><text:span text:style-name="T14">im</text:span><text:span text:style-name="T17"> </text:span><text:span text:style-name="T14">Universitätsarchiv</text:span><text:span text:style-name="T17"> </text:span><text:span text:style-name="T14">für</text:span><text:span text:style-name="T44"> </text:span><text:span text:style-name="T14">wissenschaftliche</text:span><text:span text:style-name="T23"> </text:span><text:span text:style-name="T14">Zwecke von Dritten eingesehen werden</text:span><text:span text:style-name="T45"> </text:span><text:span text:style-name="T14">darf.</text:span></text:p>
      <text:h text:style-name="P46" text:outline-level="1"/>
      <text:h text:style-name="P46" text:outline-level="1"/>
      <text:list xml:id="list192011616742514" text:continue-list="list192012104791805" text:style-name="WWNum8">
        <text:list-item>
          <text:h text:style-name="P67" text:outline-level="1">Einverständniserklärung über die Bereitstellung und Nutzung der Bachelorarbeit / Masterarbeit / Hausarbeit in elektronischer Form zur Überprüfung durch Plagiatssoftware</text:h>
        </text:list-item>
      </text:list>
      <text:h text:style-name="P46" text:outline-level="1"/>
      <text:p text:style-name="P33"><text:span text:style-name="T2">Eingereichte Arbeiten können mit der Software </text:span><text:span text:style-name="T8">Plagscan</text:span><text:span text:style-name="T2"> auf einen hauseigenen Server auf Übereinstimmung mit externen Quellen und der institutionseigenen Datenbank untersucht werden. </text:span></text:p>
      <text:p text:style-name="P91">Zum Zweck des Abgleichs mit zukünftig zu überprüfenden Studien- und Prüfungsarbeiten kann die Arbeit dauerhaft in der institutionseigenen Datenbank der Universität Bremen gespeichert werden. </text:p>
      <text:p text:style-name="P34"/>
      <text:p text:style-name="P50"><text:span text:style-name="T43">☐</text:span><text:span text:style-name="T2"> <text:s/>Ich bin damit einverstanden, dass die von mir vorgelegte und verfasste Arbeit zum Zweck der Überprüfung auf Plagiate auf den </text:span><text:span text:style-name="T8">Plagscan</text:span><text:span text:style-name="T2">-Server der Universität Bremen </text:span><text:span text:style-name="T5">hochgeladen</text:span><text:span text:style-name="T2"> wird.</text:span></text:p>
      <text:p text:style-name="P35"/>
      <text:p text:style-name="P49"><text:span text:style-name="T43">☐</text:span><text:span text:style-name="T2"> <text:s/>Ich bin ebenfalls damit einverstanden, dass</text:span><text:span text:style-name="T4"> </text:span><text:span text:style-name="T2">die von mir vorgelegte und verfasste Arbeit zum o.g. Zweck auf dem </text:span><text:span text:style-name="T8">Plagscan</text:span><text:span text:style-name="T2">-Server der Universität Bremen </text:span><text:span text:style-name="T5">hochgeladen u. dauerhaft</text:span><text:span text:style-name="T2"> auf dem </text:span><text:span text:style-name="T8">Plagscan</text:span><text:span text:style-name="T2">-Server gespeichert wird.</text:span></text:p>
      <text:p text:style-name="P34"/>
      <text:p text:style-name="P49"><text:span text:style-name="T43">☐</text:span><text:span text:style-name="T2"> <text:s/>Ich bin </text:span><text:span text:style-name="T5">nicht</text:span><text:span text:style-name="T2"> damit einverstanden, dass</text:span><text:span text:style-name="T4"> </text:span><text:span text:style-name="T2">die von mir vorgelegte u. verfasste Arbeit zum o.g. Zweck auf dem </text:span><text:span text:style-name="T8">Plagscan</text:span><text:span text:style-name="T2">-Server der Universität Bremen hochgeladen u. dauerhaft gespeichert wird.</text:span></text:p>
      <text:p text:style-name="P36"/>
      <text:p text:style-name="P41"/>
      <text:p text:style-name="P41">Mit meiner Unterschrift versichere ich, dass ich die oben stehenden Erklärungen gelesen und verstanden habe. Mit meiner Unterschrift bestätige ich die Richtigkeit der oben gemachten Angaben.</text:p>
      <text:p text:style-name="P41"/>
      <text:p text:style-name="P41"/>
      <text:p text:style-name="P41"/>
      <text:p text:style-name="P4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93">Datum, Ort</text:p>
          </table:table-cell>
          <table:table-cell table:style-name="Tabelle7.B1" office:value-type="string">
            <text:p text:style-name="P58"/>
          </table:table-cell>
          <table:table-cell table:style-name="Tabelle7.A1" office:value-type="string">
            <text:p text:style-name="P93"><text:s text:c="2"/>Unterschrift </text:p>
          </table:table-cell>
        </table:table-row>
      </table:table>
      <text:p text:style-name="P59"/>
      <text:h text:style-name="P6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Lucida Grande', 'Lucida Sans Unicode', 'Lucida Sans', 'Tahoma sans-serif'"/>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43cm" fo:margin-right="0cm" fo:margin-top="0.131cm" fo:margin-bottom="0cm" loext:contextual-spacing="false" fo:text-indent="0cm"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1" style:list-style-name="" style:class="text">
      <style:paragraph-properties fo:margin-left="0.543cm" fo:margin-right="0cm" fo:text-indent="0cm" style:auto-text-indent="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size-complex="12pt" style:font-weight-complex="bold"/>
    </style:style>
    <style:style style:name="Heading_20_2" style:display-name="Heading 2" style:family="paragraph" style:parent-style-name="Standard" style:default-outline-level="2" style:list-style-name="" style:class="text">
      <style:paragraph-properties fo:margin-left="0.543cm" fo:margin-right="0cm" fo:text-indent="0cm" style:auto-text-indent="false"/>
      <style:text-properties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size-complex="10pt" style:font-weight-complex="bold"/>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size-complex="12pt" style:font-weight-complex="bold"/>
    </style:style>
    <style:style style:name="Textkörper_20_Zchn" style:display-name="Textkörper Zchn" style:family="text" style:parent-style-name="Default_20_Paragraph_20_Fon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ListLabel_20_1" style:display-name="ListLabel 1" style:family="text">
      <style:text-properties style:font-name="Arial" fo:font-family="Arial" style:font-family-generic="roman" style:font-pitch="variable" fo:font-size="10pt" fo:letter-spacing="-0.002cm" style:font-name-asian="Arial1" style:font-family-asian="Arial" style:font-family-generic-asian="system" style:font-pitch-asian="variable" style:font-size-asian="10pt" style:font-size-complex="10pt" style:text-scale="100%"/>
    </style:style>
    <style:style style:name="ListLabel_20_2" style:display-name="ListLabel 2" style:family="text">
      <style:text-properties fo:font-size="11.5pt" style:font-name-asian="Arial1" style:font-family-asian="Arial" style:font-family-generic-asian="system" style:font-pitch-asian="variable" style:font-size-asian="11.5pt" style:font-name-complex="Arial1" style:font-family-complex="Arial" style:font-family-generic-complex="system" style:font-pitch-complex="variable" style:font-size-complex="11.5pt" style:text-scale="102%"/>
    </style:style>
    <style:style style:name="ListLabel_20_3" style:display-name="ListLabel 3" style:family="text">
      <style:text-properties fo:font-size="20pt" style:font-size-asian="20pt"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size="20pt" style:font-size-asian="20pt"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fo:font-size="20pt" style:font-size-asian="20pt"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fo:font-size="10pt" fo:font-weight="normal"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1.27cm" fo:margin-left="1.813cm"/>
        </style:list-level-properties>
      </text:list-level-style-number>
      <text:list-level-style-bullet text:level="2" style:num-suffix="•" text:bullet-char="•">
        <style:list-level-properties text:list-level-position-and-space-mode="label-alignment">
          <style:list-level-label-alignment text:label-followed-by="listtab" fo:text-indent="-1.27cm" fo:margin-left="3.464cm"/>
        </style:list-level-properties>
      </text:list-level-style-bullet>
      <text:list-level-style-bullet text:level="3" style:num-suffix="•" text:bullet-char="•">
        <style:list-level-properties text:list-level-position-and-space-mode="label-alignment">
          <style:list-level-label-alignment text:label-followed-by="listtab" fo:text-indent="-1.27cm" fo:margin-left="5.131cm"/>
        </style:list-level-properties>
      </text:list-level-style-bullet>
      <text:list-level-style-bullet text:level="4" style:num-suffix="•" text:bullet-char="•">
        <style:list-level-properties text:list-level-position-and-space-mode="label-alignment">
          <style:list-level-label-alignment text:label-followed-by="listtab" fo:text-indent="-1.27cm" fo:margin-left="6.796cm"/>
        </style:list-level-properties>
      </text:list-level-style-bullet>
      <text:list-level-style-bullet text:level="5" style:num-suffix="•" text:bullet-char="•">
        <style:list-level-properties text:list-level-position-and-space-mode="label-alignment">
          <style:list-level-label-alignment text:label-followed-by="listtab" fo:text-indent="-1.27cm" fo:margin-left="8.463cm"/>
        </style:list-level-properties>
      </text:list-level-style-bullet>
      <text:list-level-style-bullet text:level="6" style:num-suffix="•" text:bullet-char="•">
        <style:list-level-properties text:list-level-position-and-space-mode="label-alignment">
          <style:list-level-label-alignment text:label-followed-by="listtab" fo:text-indent="-1.27cm" fo:margin-left="10.128cm"/>
        </style:list-level-properties>
      </text:list-level-style-bullet>
      <text:list-level-style-bullet text:level="7" style:num-suffix="•" text:bullet-char="•">
        <style:list-level-properties text:list-level-position-and-space-mode="label-alignment">
          <style:list-level-label-alignment text:label-followed-by="listtab" fo:text-indent="-1.27cm" fo:margin-left="11.795cm"/>
        </style:list-level-properties>
      </text:list-level-style-bullet>
      <text:list-level-style-bullet text:level="8" style:num-suffix="•" text:bullet-char="•">
        <style:list-level-properties text:list-level-position-and-space-mode="label-alignment">
          <style:list-level-label-alignment text:label-followed-by="listtab" fo:text-indent="-1.27cm" fo:margin-left="13.46cm"/>
        </style:list-level-properties>
      </text:list-level-style-bullet>
      <text:list-level-style-bullet text:level="9" style:num-suffix="•" text:bullet-char="•">
        <style:list-level-properties text:list-level-position-and-space-mode="label-alignment">
          <style:list-level-label-alignment text:label-followed-by="listtab" fo:text-indent="-1.27cm" fo:margin-left="15.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947cm" fo:margin-left="1.122cm"/>
        </style:list-level-properties>
      </text:list-level-style-number>
      <text:list-level-style-bullet text:level="2" style:num-suffix="•" text:bullet-char="•">
        <style:list-level-properties text:list-level-position-and-space-mode="label-alignment">
          <style:list-level-label-alignment text:label-followed-by="listtab" fo:text-indent="-0.947cm" fo:margin-left="2.917cm"/>
        </style:list-level-properties>
      </text:list-level-style-bullet>
      <text:list-level-style-bullet text:level="3" style:num-suffix="•" text:bullet-char="•">
        <style:list-level-properties text:list-level-position-and-space-mode="label-alignment">
          <style:list-level-label-alignment text:label-followed-by="listtab" fo:text-indent="-0.947cm" fo:margin-left="4.708cm"/>
        </style:list-level-properties>
      </text:list-level-style-bullet>
      <text:list-level-style-bullet text:level="4" style:num-suffix="•" text:bullet-char="•">
        <style:list-level-properties text:list-level-position-and-space-mode="label-alignment">
          <style:list-level-label-alignment text:label-followed-by="listtab" fo:text-indent="-0.947cm" fo:margin-left="6.496cm"/>
        </style:list-level-properties>
      </text:list-level-style-bullet>
      <text:list-level-style-bullet text:level="5" style:num-suffix="•" text:bullet-char="•">
        <style:list-level-properties text:list-level-position-and-space-mode="label-alignment">
          <style:list-level-label-alignment text:label-followed-by="listtab" fo:text-indent="-0.947cm" fo:margin-left="8.287cm"/>
        </style:list-level-properties>
      </text:list-level-style-bullet>
      <text:list-level-style-bullet text:level="6" style:num-suffix="•" text:bullet-char="•">
        <style:list-level-properties text:list-level-position-and-space-mode="label-alignment">
          <style:list-level-label-alignment text:label-followed-by="listtab" fo:text-indent="-0.947cm" fo:margin-left="10.075cm"/>
        </style:list-level-properties>
      </text:list-level-style-bullet>
      <text:list-level-style-bullet text:level="7" style:num-suffix="•" text:bullet-char="•">
        <style:list-level-properties text:list-level-position-and-space-mode="label-alignment">
          <style:list-level-label-alignment text:label-followed-by="listtab" fo:text-indent="-0.947cm" fo:margin-left="11.866cm"/>
        </style:list-level-properties>
      </text:list-level-style-bullet>
      <text:list-level-style-bullet text:level="8" style:num-suffix="•" text:bullet-char="•">
        <style:list-level-properties text:list-level-position-and-space-mode="label-alignment">
          <style:list-level-label-alignment text:label-followed-by="listtab" fo:text-indent="-0.947cm" fo:margin-left="13.654cm"/>
        </style:list-level-properties>
      </text:list-level-style-bullet>
      <text:list-level-style-bullet text:level="9" style:num-suffix="•" text:bullet-char="•">
        <style:list-level-properties text:list-level-position-and-space-mode="label-alignment">
          <style:list-level-label-alignment text:label-followed-by="listtab" fo:text-indent="-0.947cm" fo:margin-left="15.4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o" text:bullet-char="o">
        <style:list-level-properties text:list-level-position-and-space-mode="label-alignment">
          <style:list-level-label-alignment text:label-followed-by="listtab" fo:text-indent="-0.635cm" fo:margin-left="1.02cm"/>
        </style:list-level-properties>
        <style:text-properties fo:font-family="'Courier New'" style:font-style-name="Standard" style:font-family-generic="modern" style:font-pitch="fixed"/>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2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56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83cm"/>
        </style:list-level-properties>
        <style:text-properties fo:font-family="Symbol" style:font-style-name="Standard"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1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7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64cm"/>
        </style:list-level-properties>
        <style:text-properties fo:font-family="Symbol" style:font-style-name="Standard"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91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8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o" text:bullet-char="o">
        <style:list-level-properties text:list-level-position-and-space-mode="label-alignment">
          <style:list-level-label-alignment text:label-followed-by="listtab" fo:text-indent="-0.635cm" fo:margin-left="1.02cm"/>
        </style:list-level-properties>
        <style:text-properties fo:font-family="'Courier New'" style:font-style-name="Standard" style:font-family-generic="modern" style:font-pitch="fixed"/>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2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56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83cm"/>
        </style:list-level-properties>
        <style:text-properties fo:font-family="Symbol" style:font-style-name="Standard"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1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7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64cm"/>
        </style:list-level-properties>
        <style:text-properties fo:font-family="Symbol" style:font-style-name="Standard"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91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8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o" text:bullet-char="o">
        <style:list-level-properties text:list-level-position-and-space-mode="label-alignment">
          <style:list-level-label-alignment text:label-followed-by="listtab" fo:text-indent="-0.635cm" fo:margin-left="1.02cm"/>
        </style:list-level-properties>
        <style:text-properties fo:font-family="'Courier New'" style:font-style-name="Standard" style:font-family-generic="modern" style:font-pitch="fixed"/>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2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56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83cm"/>
        </style:list-level-properties>
        <style:text-properties fo:font-family="Symbol" style:font-style-name="Standard" style:font-family-generic="roman" style:font-pitch="variable"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1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7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64cm"/>
        </style:list-level-properties>
        <style:text-properties fo:font-family="Symbol" style:font-style-name="Standard" style:font-family-generic="roman" style:font-pitch="variable"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9.91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8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5%"/>
      <style:text-properties fo:font-size="10pt" style:font-size-asian="10pt" style:font-size-complex="10pt"/>
    </style:style>
    <style:style style:name="MP2" style:family="paragraph" style:parent-style-name="Standard">
      <style:text-properties fo:font-size="14pt" fo:font-weight="bold" style:font-size-asian="14pt" style:font-weight-asian="bold" style:font-size-complex="14pt"/>
    </style:style>
    <style:style style:name="MP3" style:family="paragraph" style:parent-style-name="Standard">
      <style:text-properties style:font-name="Arial" fo:font-size="14pt" fo:language="de" fo:country="DE" fo:font-weight="bold" style:font-size-asian="14pt" style:font-weight-asian="bold" style:font-name-complex="Arial1" style:font-size-complex="14pt"/>
    </style:style>
    <style:style style:name="MP4" style:family="paragraph">
      <loext:graphic-properties draw:fill="none"/>
      <style:paragraph-properties fo:text-align="start"/>
      <style:text-properties fo:font-size="18pt"/>
    </style:style>
    <style:style style:name="MP5" style:family="paragraph" style:parent-style-name="Standard">
      <style:text-properties fo:language="de" fo:country="DE"/>
    </style:style>
    <style:style style:name="MP6" style:family="paragraph">
      <loext:graphic-properties draw:fill="none"/>
      <style:paragraph-properties fo:text-align="star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51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046cm"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3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graphic-properties fo:margin-left="0.346cm" fo:margin-right="0.335cm" fo:margin-top="0.018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graphic-properties style:run-through="background"/>
    </style:style>
    <style:style style:name="Mgr6" style:family="graphic">
      <style:graphic-properties draw:stroke="solid" svg:stroke-width="0.018cm" svg:stroke-color="#000000" draw:stroke-linejoin="round" draw:fill="none" draw:textarea-vertical-align="top" draw:auto-grow-height="false" draw:fit-to-size="false" style:shrink-to-fit="false" fo:min-height="0cm" fo:min-width="3.306cm" fo:padding-top="0.127cm" fo:padding-bottom="0.127cm" fo:padding-left="0.254cm" fo:padding-right="0.254cm" fo:wrap-option="wrap" style:run-through="background"/>
    </style:style>
    <style:style style:name="Mgr7" style:family="graphic">
      <style:graphic-properties draw:stroke="solid" svg:stroke-width="0.018cm" svg:stroke-color="#000000" draw:stroke-linejoin="round" draw:fill="none" draw:textarea-vertical-align="top" draw:auto-grow-height="false" draw:fit-to-size="false" style:shrink-to-fit="false" fo:min-height="0.466cm" fo:min-width="0cm" fo:padding-top="0.127cm" fo:padding-bottom="0.127cm" fo:padding-left="0.254cm" fo:padding-right="0.254cm" fo:wrap-option="wrap" style:run-through="background"/>
    </style:style>
    <style:style style:name="Mgr8" style:family="graphic">
      <style:graphic-properties draw:stroke="solid" svg:stroke-width="0.018cm" svg:stroke-color="#000000" draw:stroke-linejoin="round" draw:fill="none" draw:textarea-vertical-align="top" draw:auto-grow-height="false" draw:fit-to-size="false" style:shrink-to-fit="false" fo:min-height="0cm" fo:min-width="13.709cm" fo:padding-top="0.127cm" fo:padding-bottom="0.127cm" fo:padding-left="0.254cm" fo:padding-right="0.254cm" fo:wrap-option="wrap" style:run-through="background"/>
    </style:style>
    <style:page-layout style:name="Mpm1">
      <style:page-layout-properties fo:page-width="21.001cm" fo:page-height="29.7cm" style:num-format="1" style:print-orientation="portrait" fo:margin-top="0.635cm" fo:margin-bottom="0.494cm" fo:margin-left="1.729cm" fo:margin-right="0.8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3cm" fo:margin-left="0cm" fo:margin-right="0cm" fo:margin-bottom="0.854cm" style:dynamic-spacing="true"/>
      </style:header-style>
      <style:footer-style/>
    </style:page-layout>
    <style:page-layout style:name="Mpm2">
      <style:page-layout-properties fo:page-width="21.001cm" fo:page-height="29.7cm" style:num-format="1" style:print-orientation="portrait" fo:margin-top="1.588cm" fo:margin-bottom="0.494cm" fo:margin-left="1.729cm" fo:margin-right="0.8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635cm" fo:margin-bottom="0.494cm" fo:margin-left="1.729cm" fo:margin-right="0.811cm" style:writing-mode="lr-tb" style:layout-grid-color="#c0c0c0" style:layout-grid-lines="258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16cm" fo:margin-left="0cm" fo:margin-right="0cm" fo:margin-bottom="2.616cm" style:dynamic-spacing="true"/>
      </style:header-style>
      <style:footer-style/>
    </style:page-layout>
    <style:page-layout style:name="Mpm4">
      <style:page-layout-properties fo:page-width="21.001cm" fo:page-height="29.7cm" style:num-format="1" style:print-orientation="portrait" fo:margin-top="1.27cm" fo:margin-bottom="0.494cm" fo:margin-left="1.752cm" fo:margin-right="0cm" style:writing-mode="lr-tb" style:layout-grid-color="#c0c0c0" style:layout-grid-lines="292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text:p text:style-name="MP2"/>
        <text:p text:style-name="MP2"/>
        <text:p text:style-name="MP3"><draw:line text:anchor-type="paragraph" draw:z-index="9" draw:name="Line 15" draw:style-name="Mgr1" draw:text-style-name="MP4" svg:x1="16.226cm" svg:y1="2.024cm" svg:x2="20.426cm" svg:y2="2.025cm"><text:p/></draw:line><draw:line text:anchor-type="paragraph" draw:z-index="8" draw:name="Line 14" draw:style-name="Mgr2" draw:text-style-name="MP4" svg:x1="16.226cm" svg:y1="2.023cm" svg:x2="16.229cm" svg:y2="2.824cm"><text:p/></draw:line><draw:line text:anchor-type="paragraph" draw:z-index="7" draw:name="Line 13" draw:style-name="Mgr3" draw:text-style-name="MP4" svg:x1="1.422cm" svg:y1="2.824cm" svg:x2="16.223cm" svg:y2="2.826cm"><text:p/></draw:line><draw:frame draw:style-name="Mfr1" draw:name="Bild 16" text:anchor-type="char" svg:x="14.914cm" svg:y="-2.29cm" svg:width="3.33cm" svg:height="2.94cm" draw:z-index="10"><draw:image xlink:href="Pictures/100000000000007E0000006FF2954912C3404828.png" xlink:type="simple" xlink:show="embed" xlink:actuate="onLoad" loext:mime-type="image/png"/><svg:desc>zpa_logo</svg:desc></draw:frame><draw:frame draw:style-name="Mfr2" draw:name="Bild 12" text:anchor-type="char" svg:x="1.413cm" svg:y="0.96cm" svg:width="5.576cm" svg:height="0.968cm" draw:z-index="6"><draw:image xlink:href="Pictures/1000000000000526000000E7F3ED32D71E6B0890.png" xlink:type="simple" xlink:show="embed" xlink:actuate="onLoad" loext:mime-type="image/png"/><svg:desc>logo4c</svg:desc></draw:frame>Antrag auf Zulassung zur Bachelor-/Masterarbeit</text:p>
        <text:p text:style-name="MP5"/>
        <text:p text:style-name="MP5"/>
      </style:header>
    </style:master-page>
    <style:master-page style:name="First_20_Page" style:display-name="First Page" style:page-layout-name="Mpm2" style:next-style-name="Standard"/>
    <style:master-page style:name="Converted1" style:page-layout-name="Mpm3">
      <style:header>
        <text:p text:style-name="MP1"><draw:g text:anchor-type="paragraph" draw:z-index="3" draw:name="Group 9" draw:style-name="Mgr4"><draw:g draw:name="Group 14" draw:style-name="Mgr5"><draw:custom-shape draw:name="Freeform 15" draw:style-name="Mgr6" draw:text-style-name="MP6" svg:width="3.813cm" svg:height="0.003cm" svg:x="16.199cm" svg:y="1.261cm"><text:p/><draw:enhanced-geometry draw:mirror-horizontal="false" draw:mirror-vertical="false" svg:viewBox="0 0 0 0" drawooo:sub-view-size="2160 0" draw:text-areas="0 0 ?f4 ?f5" draw:type="ooxml-non-primitive" draw:enhanced-path="M 2160 0 L 0 0 N"><draw:equation draw:name="f0" draw:formula="0+11340-9180"/><draw:equation draw:name="f1" draw:formula="?f0 *logwidth/2160"/><draw:equation draw:name="f2" draw:formula="0+9180-9180"/><draw:equation draw:name="f3" draw:formula="?f2 *logwidth/2160"/><draw:equation draw:name="f4" draw:formula="logwidth"/><draw:equation draw:name="f5" draw:formula="logheight"/></draw:enhanced-geometry></draw:custom-shape></draw:g><draw:g draw:name="Group 12" draw:style-name="Mgr5"><draw:custom-shape draw:name="Freeform 13" draw:style-name="Mgr7" draw:text-style-name="MP6" svg:width="0.003cm" svg:height="0.719cm" svg:x="16.199cm" svg:y="1.261cm"><text:p/><draw:enhanced-geometry draw:mirror-horizontal="false" draw:mirror-vertical="false" svg:viewBox="0 0 0 0" drawooo:sub-view-size="0 397" draw:text-areas="0 0 ?f4 ?f5" draw:type="ooxml-non-primitive" draw:enhanced-path="M 0 0 L 0 397 N"><draw:equation draw:name="f0" draw:formula="0+720-720"/><draw:equation draw:name="f1" draw:formula="720*logheight/397"/><draw:equation draw:name="f2" draw:formula="0+1117-720"/><draw:equation draw:name="f3" draw:formula="1117*logheight/397"/><draw:equation draw:name="f4" draw:formula="logwidth"/><draw:equation draw:name="f5" draw:formula="logheight"/></draw:enhanced-geometry></draw:custom-shape></draw:g><draw:g draw:name="Group 10" draw:style-name="Mgr5"><draw:custom-shape draw:name="Freeform 11" draw:style-name="Mgr8" draw:text-style-name="MP6" svg:width="14.216cm" svg:height="0.003cm" svg:x="1.986cm" svg:y="1.977cm"><text:p/><draw:enhanced-geometry draw:mirror-horizontal="false" draw:mirror-vertical="false" svg:viewBox="0 0 0 0" drawooo:sub-view-size="8051 0" draw:text-areas="0 0 ?f4 ?f5" draw:type="ooxml-non-primitive" draw:enhanced-path="M 8051 0 L 0 0 N"><draw:equation draw:name="f0" draw:formula="0+9182-1131"/><draw:equation draw:name="f1" draw:formula="?f0 *logwidth/8051"/><draw:equation draw:name="f2" draw:formula="0+1131-1131"/><draw:equation draw:name="f3" draw:formula="?f2 *logwidth/8051"/><draw:equation draw:name="f4" draw:formula="logwidth"/><draw:equation draw:name="f5" draw:formula="logheight"/></draw:enhanced-geometry></draw:custom-shape></draw:g></draw:g><draw:frame draw:style-name="Mfr3" draw:name="Bild1" text:anchor-type="char" svg:x="1.905cm" svg:y="0.635cm" svg:width="5.579cm" svg:height="0.977cm" draw:z-index="2"><draw:image xlink:href="Pictures/1000000000000526000000E7A1D0B773DA65BA55.png" xlink:type="simple" xlink:show="embed" xlink:actuate="onLoad" loext:mime-type="image/png"/></draw:frame></text:p>
      </style:header>
    </style:master-page>
    <style:master-page style:name="Converted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62-15</meta:initial-creator>
    <meta:editing-cycles>14</meta:editing-cycles>
    <meta:print-date>2016-04-01T08:17:00</meta:print-date>
    <meta:creation-date>2016-04-01T10:13:00</meta:creation-date>
    <dc:date>2020-08-19T19:20:10.804000000</dc:date>
    <meta:editing-duration>PT10M29S</meta:editing-duration>
    <meta:generator>LibreOffice/6.1.1.2$Windows_X86_64 LibreOffice_project/5d19a1bfa650b796764388cd8b33a5af1f5baa1b</meta:generator>
    <meta:document-statistic meta:table-count="7" meta:image-count="3" meta:object-count="0" meta:page-count="4" meta:paragraph-count="112" meta:word-count="778" meta:character-count="5998" meta:non-whitespace-character-count="5294"/>
    <meta:user-defined meta:name="AppVersion">16.0000</meta:user-defined>
    <meta:user-defined meta:name="Created" meta:value-type="date">2013-04-16T00:00:00</meta:user-defined>
    <meta:user-defined meta:name="Creator">Adobe LiveCycle Designer ES 8.2</meta:user-defined>
    <meta:user-defined meta:name="DocSecurity" meta:value-type="float">0</meta:user-defined>
    <meta:user-defined meta:name="HyperlinksChanged" meta:value-type="boolean">false</meta:user-defined>
    <meta:user-defined meta:name="LastSaved" meta:value-type="date">2016-04-0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